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87cm"/>
    </style:style>
    <style:style style:name="co3" style:family="table-column">
      <style:table-column-properties fo:break-before="auto" style:column-width="5.172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rapezy posr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rozwiazanie analityczne</text:p>
          </table:table-cell>
          <table:table-cell office:value-type="string">
            <text:p>metoda posrednia Eulera</text:p>
          </table:table-cell>
          <table:table-cell office:value-type="string">
            <text:p>Metoda trapezow</text:p>
          </table:table-cell>
          <table:table-cell table:number-columns-repeated="3"/>
        </table:table-row>
        <table:table-row table:style-name="ro2"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0.01">
            <text:p>0,01</text:p>
          </table:table-cell>
          <table:table-cell office:value-type="float" office:value="0.181267">
            <text:p>0,181267</text:p>
          </table:table-cell>
          <table:table-cell office:value-type="float" office:value="0.16666">
            <text:p>0,16666</text:p>
          </table:table-cell>
          <table:table-cell office:value-type="float" office:value="0.181799">
            <text:p>0,181799</text:p>
          </table:table-cell>
          <table:table-cell table:number-columns-repeated="2"/>
          <table:table-cell>
            <draw:frame table:end-cell-address="'trapezy posr'.U46" table:end-x="0.183cm" table:end-y="0.289cm" draw:z-index="0" draw:style-name="gr1" draw:text-style-name="P1" svg:width="31.687cm" svg:height="19.594cm" svg:x="0.11cm" svg:y="0.115cm">
              <draw:object draw:notify-on-update-of-ranges="'trapezy posr'.A1:'trapezy posr'.A1 'trapezy posr'.A2:'trapezy posr'.A301 'trapezy posr'.B1:'trapezy posr'.B1 'trapezy posr'.B2:'trapezy posr'.B301 'trapezy posr'.A2:'trapezy posr'.A301 'trapezy posr'.C1:'trapezy posr'.C1 'trapezy posr'.C2:'trapezy posr'.C301 'trapezy posr'.A2:'trapezy posr'.A301 'trapezy posr'.D1:'trapezy posr'.D1 'trapezy posr'.D2:'trapezy posr'.D301 'trapezy posr'.A2:'trapezy posr'.A3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0.02">
            <text:p>0,02</text:p>
          </table:table-cell>
          <table:table-cell office:value-type="float" office:value="0.329662">
            <text:p>0,329662</text:p>
          </table:table-cell>
          <table:table-cell office:value-type="float" office:value="0.305527">
            <text:p>0,305527</text:p>
          </table:table-cell>
          <table:table-cell office:value-type="float" office:value="0.33052">
            <text:p>0,33052</text:p>
          </table:table-cell>
          <table:table-cell table:number-columns-repeated="3"/>
        </table:table-row>
        <table:table-row table:style-name="ro2">
          <table:table-cell office:value-type="float" office:value="0.03">
            <text:p>0,03</text:p>
          </table:table-cell>
          <table:table-cell office:value-type="float" office:value="0.451139">
            <text:p>0,451139</text:p>
          </table:table-cell>
          <table:table-cell office:value-type="float" office:value="0.421229">
            <text:p>0,421229</text:p>
          </table:table-cell>
          <table:table-cell office:value-type="float" office:value="0.452177">
            <text:p>0,452177</text:p>
          </table:table-cell>
          <table:table-cell table:number-columns-repeated="3"/>
        </table:table-row>
        <table:table-row table:style-name="ro2">
          <table:table-cell office:value-type="float" office:value="0.04">
            <text:p>0,04</text:p>
          </table:table-cell>
          <table:table-cell office:value-type="float" office:value="0.550575">
            <text:p>0,550575</text:p>
          </table:table-cell>
          <table:table-cell office:value-type="float" office:value="0.517626">
            <text:p>0,517626</text:p>
          </table:table-cell>
          <table:table-cell office:value-type="float" office:value="0.55169">
            <text:p>0,55169</text:p>
          </table:table-cell>
          <table:table-cell table:number-columns-repeated="3"/>
        </table:table-row>
        <table:table-row table:style-name="ro2">
          <table:table-cell office:value-type="float" office:value="0.05">
            <text:p>0,05</text:p>
          </table:table-cell>
          <table:table-cell office:value-type="float" office:value="0.631967">
            <text:p>0,631967</text:p>
          </table:table-cell>
          <table:table-cell office:value-type="float" office:value="0.597939">
            <text:p>0,597939</text:p>
          </table:table-cell>
          <table:table-cell office:value-type="float" office:value="0.633091">
            <text:p>0,633091</text:p>
          </table:table-cell>
          <table:table-cell table:number-columns-repeated="3"/>
        </table:table-row>
        <table:table-row table:style-name="ro2">
          <table:table-cell office:value-type="float" office:value="0.06">
            <text:p>0,06</text:p>
          </table:table-cell>
          <table:table-cell office:value-type="float" office:value="0.698589">
            <text:p>0,698589</text:p>
          </table:table-cell>
          <table:table-cell office:value-type="float" office:value="0.664849">
            <text:p>0,664849</text:p>
          </table:table-cell>
          <table:table-cell office:value-type="float" office:value="0.699675">
            <text:p>0,699675</text:p>
          </table:table-cell>
          <table:table-cell table:number-columns-repeated="3"/>
        </table:table-row>
        <table:table-row table:style-name="ro2">
          <table:table-cell office:value-type="float" office:value="0.07">
            <text:p>0,07</text:p>
          </table:table-cell>
          <table:table-cell office:value-type="float" office:value="0.753122">
            <text:p>0,753122</text:p>
          </table:table-cell>
          <table:table-cell office:value-type="float" office:value="0.720594">
            <text:p>0,720594</text:p>
          </table:table-cell>
          <table:table-cell office:value-type="float" office:value="0.754142">
            <text:p>0,754142</text:p>
          </table:table-cell>
          <table:table-cell table:number-columns-repeated="3"/>
        </table:table-row>
        <table:table-row table:style-name="ro2">
          <table:table-cell office:value-type="float" office:value="0.08">
            <text:p>0,08</text:p>
          </table:table-cell>
          <table:table-cell office:value-type="float" office:value="0.79776">
            <text:p>0,79776</text:p>
          </table:table-cell>
          <table:table-cell office:value-type="float" office:value="0.767038">
            <text:p>0,767038</text:p>
          </table:table-cell>
          <table:table-cell office:value-type="float" office:value="0.798699">
            <text:p>0,798699</text:p>
          </table:table-cell>
          <table:table-cell table:number-columns-repeated="3"/>
        </table:table-row>
        <table:table-row table:style-name="ro2">
          <table:table-cell office:value-type="float" office:value="0.09">
            <text:p>0,09</text:p>
          </table:table-cell>
          <table:table-cell office:value-type="float" office:value="0.834301">
            <text:p>0,834301</text:p>
          </table:table-cell>
          <table:table-cell office:value-type="float" office:value="0.805735">
            <text:p>0,805735</text:p>
          </table:table-cell>
          <table:table-cell office:value-type="float" office:value="0.835151">
            <text:p>0,835151</text:p>
          </table:table-cell>
          <table:table-cell table:number-columns-repeated="3"/>
        </table:table-row>
        <table:table-row table:style-name="ro2">
          <table:table-cell office:value-type="float" office:value="0.1">
            <text:p>0,1</text:p>
          </table:table-cell>
          <table:table-cell office:value-type="float" office:value="0.864216">
            <text:p>0,864216</text:p>
          </table:table-cell>
          <table:table-cell office:value-type="float" office:value="0.837979">
            <text:p>0,837979</text:p>
          </table:table-cell>
          <table:table-cell office:value-type="float" office:value="0.864976">
            <text:p>0,864976</text:p>
          </table:table-cell>
          <table:table-cell table:number-columns-repeated="3"/>
        </table:table-row>
        <table:table-row table:style-name="ro2">
          <table:table-cell office:value-type="float" office:value="0.11">
            <text:p>0,11</text:p>
          </table:table-cell>
          <table:table-cell office:value-type="float" office:value="0.888708">
            <text:p>0,888708</text:p>
          </table:table-cell>
          <table:table-cell office:value-type="float" office:value="0.864848">
            <text:p>0,864848</text:p>
          </table:table-cell>
          <table:table-cell office:value-type="float" office:value="0.889381">
            <text:p>0,889381</text:p>
          </table:table-cell>
          <table:table-cell table:number-columns-repeated="3"/>
        </table:table-row>
        <table:table-row table:style-name="ro2">
          <table:table-cell office:value-type="float" office:value="0.12">
            <text:p>0,12</text:p>
          </table:table-cell>
          <table:table-cell office:value-type="float" office:value="0.908762">
            <text:p>0,908762</text:p>
          </table:table-cell>
          <table:table-cell office:value-type="float" office:value="0.88724">
            <text:p>0,88724</text:p>
          </table:table-cell>
          <table:table-cell office:value-type="float" office:value="0.909354">
            <text:p>0,909354</text:p>
          </table:table-cell>
          <table:table-cell table:number-columns-repeated="3"/>
        </table:table-row>
        <table:table-row table:style-name="ro2">
          <table:table-cell office:value-type="float" office:value="0.13">
            <text:p>0,13</text:p>
          </table:table-cell>
          <table:table-cell office:value-type="float" office:value="0.925186">
            <text:p>0,925186</text:p>
          </table:table-cell>
          <table:table-cell office:value-type="float" office:value="0.905903">
            <text:p>0,905903</text:p>
          </table:table-cell>
          <table:table-cell office:value-type="float" office:value="0.925702">
            <text:p>0,925702</text:p>
          </table:table-cell>
          <table:table-cell table:number-columns-repeated="3"/>
        </table:table-row>
        <table:table-row table:style-name="ro2">
          <table:table-cell office:value-type="float" office:value="0.14">
            <text:p>0,14</text:p>
          </table:table-cell>
          <table:table-cell office:value-type="float" office:value="0.938638">
            <text:p>0,938638</text:p>
          </table:table-cell>
          <table:table-cell office:value-type="float" office:value="0.92146">
            <text:p>0,92146</text:p>
          </table:table-cell>
          <table:table-cell office:value-type="float" office:value="0.939085">
            <text:p>0,939085</text:p>
          </table:table-cell>
          <table:table-cell table:number-columns-repeated="3"/>
        </table:table-row>
        <table:table-row table:style-name="ro2">
          <table:table-cell office:value-type="float" office:value="0.15">
            <text:p>0,15</text:p>
          </table:table-cell>
          <table:table-cell office:value-type="float" office:value="0.949657">
            <text:p>0,949657</text:p>
          </table:table-cell>
          <table:table-cell office:value-type="float" office:value="0.93443">
            <text:p>0,93443</text:p>
          </table:table-cell>
          <table:table-cell office:value-type="float" office:value="0.950042">
            <text:p>0,950042</text:p>
          </table:table-cell>
          <table:table-cell table:number-columns-repeated="3"/>
        </table:table-row>
        <table:table-row table:style-name="ro2">
          <table:table-cell office:value-type="float" office:value="0.16">
            <text:p>0,16</text:p>
          </table:table-cell>
          <table:table-cell office:value-type="float" office:value="0.958686">
            <text:p>0,958686</text:p>
          </table:table-cell>
          <table:table-cell office:value-type="float" office:value="0.945244">
            <text:p>0,945244</text:p>
          </table:table-cell>
          <table:table-cell office:value-type="float" office:value="0.959017">
            <text:p>0,959017</text:p>
          </table:table-cell>
          <table:table-cell table:number-columns-repeated="3"/>
        </table:table-row>
        <table:table-row table:style-name="ro2">
          <table:table-cell office:value-type="float" office:value="0.17">
            <text:p>0,17</text:p>
          </table:table-cell>
          <table:table-cell office:value-type="float" office:value="0.966085">
            <text:p>0,966085</text:p>
          </table:table-cell>
          <table:table-cell office:value-type="float" office:value="0.954263">
            <text:p>0,954263</text:p>
          </table:table-cell>
          <table:table-cell office:value-type="float" office:value="0.966368">
            <text:p>0,966368</text:p>
          </table:table-cell>
          <table:table-cell table:number-columns-repeated="3"/>
        </table:table-row>
        <table:table-row table:style-name="ro2">
          <table:table-cell office:value-type="float" office:value="0.18">
            <text:p>0,18</text:p>
          </table:table-cell>
          <table:table-cell office:value-type="float" office:value="0.97215">
            <text:p>0,97215</text:p>
          </table:table-cell>
          <table:table-cell office:value-type="float" office:value="0.961786">
            <text:p>0,961786</text:p>
          </table:table-cell>
          <table:table-cell office:value-type="float" office:value="0.972391">
            <text:p>0,972391</text:p>
          </table:table-cell>
          <table:table-cell table:number-columns-repeated="3"/>
        </table:table-row>
        <table:table-row table:style-name="ro2">
          <table:table-cell office:value-type="float" office:value="0.19">
            <text:p>0,19</text:p>
          </table:table-cell>
          <table:table-cell office:value-type="float" office:value="0.977123">
            <text:p>0,977123</text:p>
          </table:table-cell>
          <table:table-cell office:value-type="float" office:value="0.968062">
            <text:p>0,968062</text:p>
          </table:table-cell>
          <table:table-cell office:value-type="float" office:value="0.977328">
            <text:p>0,977328</text:p>
          </table:table-cell>
          <table:table-cell table:number-columns-repeated="3"/>
        </table:table-row>
        <table:table-row table:style-name="ro2">
          <table:table-cell office:value-type="float" office:value="0.2">
            <text:p>0,2</text:p>
          </table:table-cell>
          <table:table-cell office:value-type="float" office:value="0.981201">
            <text:p>0,981201</text:p>
          </table:table-cell>
          <table:table-cell office:value-type="float" office:value="0.9733">
            <text:p>0,9733</text:p>
          </table:table-cell>
          <table:table-cell office:value-type="float" office:value="0.981374">
            <text:p>0,981374</text:p>
          </table:table-cell>
          <table:table-cell table:number-columns-repeated="3"/>
        </table:table-row>
        <table:table-row table:style-name="ro2">
          <table:table-cell office:value-type="float" office:value="0.21">
            <text:p>0,21</text:p>
          </table:table-cell>
          <table:table-cell office:value-type="float" office:value="0.984547">
            <text:p>0,984547</text:p>
          </table:table-cell>
          <table:table-cell office:value-type="float" office:value="0.977671">
            <text:p>0,977671</text:p>
          </table:table-cell>
          <table:table-cell office:value-type="float" office:value="0.984693">
            <text:p>0,984693</text:p>
          </table:table-cell>
          <table:table-cell table:number-columns-repeated="3"/>
        </table:table-row>
        <table:table-row table:style-name="ro2">
          <table:table-cell office:value-type="float" office:value="0.22">
            <text:p>0,22</text:p>
          </table:table-cell>
          <table:table-cell office:value-type="float" office:value="0.987292">
            <text:p>0,987292</text:p>
          </table:table-cell>
          <table:table-cell office:value-type="float" office:value="0.981321">
            <text:p>0,981321</text:p>
          </table:table-cell>
          <table:table-cell office:value-type="float" office:value="0.987415">
            <text:p>0,987415</text:p>
          </table:table-cell>
          <table:table-cell table:number-columns-repeated="3"/>
        </table:table-row>
        <table:table-row table:style-name="ro2">
          <table:table-cell office:value-type="float" office:value="0.23">
            <text:p>0,23</text:p>
          </table:table-cell>
          <table:table-cell office:value-type="float" office:value="0.989545">
            <text:p>0,989545</text:p>
          </table:table-cell>
          <table:table-cell office:value-type="float" office:value="0.984368">
            <text:p>0,984368</text:p>
          </table:table-cell>
          <table:table-cell office:value-type="float" office:value="0.989649">
            <text:p>0,989649</text:p>
          </table:table-cell>
          <table:table-cell table:number-columns-repeated="3"/>
        </table:table-row>
        <table:table-row table:style-name="ro2">
          <table:table-cell office:value-type="float" office:value="0.24">
            <text:p>0,24</text:p>
          </table:table-cell>
          <table:table-cell office:value-type="float" office:value="0.991395">
            <text:p>0,991395</text:p>
          </table:table-cell>
          <table:table-cell office:value-type="float" office:value="0.986914">
            <text:p>0,986914</text:p>
          </table:table-cell>
          <table:table-cell office:value-type="float" office:value="0.991483">
            <text:p>0,991483</text:p>
          </table:table-cell>
          <table:table-cell table:number-columns-repeated="3"/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0.992915">
            <text:p>0,992915</text:p>
          </table:table-cell>
          <table:table-cell office:value-type="float" office:value="0.989042">
            <text:p>0,989042</text:p>
          </table:table-cell>
          <table:table-cell office:value-type="float" office:value="0.992988">
            <text:p>0,992988</text:p>
          </table:table-cell>
          <table:table-cell table:number-columns-repeated="3"/>
        </table:table-row>
        <table:table-row table:style-name="ro2">
          <table:table-cell office:value-type="float" office:value="0.26">
            <text:p>0,26</text:p>
          </table:table-cell>
          <table:table-cell office:value-type="float" office:value="0.994164">
            <text:p>0,994164</text:p>
          </table:table-cell>
          <table:table-cell office:value-type="float" office:value="0.99082">
            <text:p>0,99082</text:p>
          </table:table-cell>
          <table:table-cell office:value-type="float" office:value="0.994225">
            <text:p>0,994225</text:p>
          </table:table-cell>
          <table:table-cell table:number-columns-repeated="3"/>
        </table:table-row>
        <table:table-row table:style-name="ro2">
          <table:table-cell office:value-type="float" office:value="0.27">
            <text:p>0,27</text:p>
          </table:table-cell>
          <table:table-cell office:value-type="float" office:value="0.99519">
            <text:p>0,99519</text:p>
          </table:table-cell>
          <table:table-cell office:value-type="float" office:value="0.992306">
            <text:p>0,992306</text:p>
          </table:table-cell>
          <table:table-cell office:value-type="float" office:value="0.995242">
            <text:p>0,995242</text:p>
          </table:table-cell>
          <table:table-cell table:number-columns-repeated="3"/>
        </table:table-row>
        <table:table-row table:style-name="ro2">
          <table:table-cell office:value-type="float" office:value="0.28">
            <text:p>0,28</text:p>
          </table:table-cell>
          <table:table-cell office:value-type="float" office:value="0.996034">
            <text:p>0,996034</text:p>
          </table:table-cell>
          <table:table-cell office:value-type="float" office:value="0.993549">
            <text:p>0,993549</text:p>
          </table:table-cell>
          <table:table-cell office:value-type="float" office:value="0.996077">
            <text:p>0,996077</text:p>
          </table:table-cell>
          <table:table-cell table:number-columns-repeated="3"/>
        </table:table-row>
        <table:table-row table:style-name="ro2">
          <table:table-cell office:value-type="float" office:value="0.29">
            <text:p>0,29</text:p>
          </table:table-cell>
          <table:table-cell office:value-type="float" office:value="0.996729">
            <text:p>0,996729</text:p>
          </table:table-cell>
          <table:table-cell office:value-type="float" office:value="0.994589">
            <text:p>0,994589</text:p>
          </table:table-cell>
          <table:table-cell office:value-type="float" office:value="0.996764">
            <text:p>0,996764</text:p>
          </table:table-cell>
          <table:table-cell table:number-columns-repeated="3"/>
        </table:table-row>
        <table:table-row table:style-name="ro2">
          <table:table-cell office:value-type="float" office:value="0.3">
            <text:p>0,3</text:p>
          </table:table-cell>
          <table:table-cell office:value-type="float" office:value="0.9973">
            <text:p>0,9973</text:p>
          </table:table-cell>
          <table:table-cell office:value-type="float" office:value="0.99546">
            <text:p>0,99546</text:p>
          </table:table-cell>
          <table:table-cell office:value-type="float" office:value="0.99733">
            <text:p>0,99733</text:p>
          </table:table-cell>
          <table:table-cell table:number-columns-repeated="3"/>
        </table:table-row>
        <table:table-row table:style-name="ro2">
          <table:table-cell office:value-type="float" office:value="0.31">
            <text:p>0,31</text:p>
          </table:table-cell>
          <table:table-cell office:value-type="float" office:value="0.997771">
            <text:p>0,997771</text:p>
          </table:table-cell>
          <table:table-cell office:value-type="float" office:value="0.996189">
            <text:p>0,996189</text:p>
          </table:table-cell>
          <table:table-cell office:value-type="float" office:value="0.997795">
            <text:p>0,997795</text:p>
          </table:table-cell>
          <table:table-cell table:number-columns-repeated="3"/>
        </table:table-row>
        <table:table-row table:style-name="ro2">
          <table:table-cell office:value-type="float" office:value="0.32">
            <text:p>0,32</text:p>
          </table:table-cell>
          <table:table-cell office:value-type="float" office:value="0.998158">
            <text:p>0,998158</text:p>
          </table:table-cell>
          <table:table-cell office:value-type="float" office:value="0.996799">
            <text:p>0,996799</text:p>
          </table:table-cell>
          <table:table-cell office:value-type="float" office:value="0.998179">
            <text:p>0,998179</text:p>
          </table:table-cell>
          <table:table-cell table:number-columns-repeated="3"/>
        </table:table-row>
        <table:table-row table:style-name="ro2">
          <table:table-cell office:value-type="float" office:value="0.33">
            <text:p>0,33</text:p>
          </table:table-cell>
          <table:table-cell office:value-type="float" office:value="0.998478">
            <text:p>0,998478</text:p>
          </table:table-cell>
          <table:table-cell office:value-type="float" office:value="0.997311">
            <text:p>0,997311</text:p>
          </table:table-cell>
          <table:table-cell office:value-type="float" office:value="0.998495">
            <text:p>0,998495</text:p>
          </table:table-cell>
          <table:table-cell table:number-columns-repeated="3"/>
        </table:table-row>
        <table:table-row table:style-name="ro2">
          <table:table-cell office:value-type="float" office:value="0.34">
            <text:p>0,34</text:p>
          </table:table-cell>
          <table:table-cell office:value-type="float" office:value="0.998741">
            <text:p>0,998741</text:p>
          </table:table-cell>
          <table:table-cell office:value-type="float" office:value="0.997739">
            <text:p>0,997739</text:p>
          </table:table-cell>
          <table:table-cell office:value-type="float" office:value="0.998755">
            <text:p>0,998755</text:p>
          </table:table-cell>
          <table:table-cell table:number-columns-repeated="3"/>
        </table:table-row>
        <table:table-row table:style-name="ro2">
          <table:table-cell office:value-type="float" office:value="0.35">
            <text:p>0,35</text:p>
          </table:table-cell>
          <table:table-cell office:value-type="float" office:value="0.998958">
            <text:p>0,998958</text:p>
          </table:table-cell>
          <table:table-cell office:value-type="float" office:value="0.998099">
            <text:p>0,998099</text:p>
          </table:table-cell>
          <table:table-cell office:value-type="float" office:value="0.99897">
            <text:p>0,99897</text:p>
          </table:table-cell>
          <table:table-cell table:number-columns-repeated="3"/>
        </table:table-row>
        <table:table-row table:style-name="ro2">
          <table:table-cell office:value-type="float" office:value="0.36">
            <text:p>0,36</text:p>
          </table:table-cell>
          <table:table-cell office:value-type="float" office:value="0.999137">
            <text:p>0,999137</text:p>
          </table:table-cell>
          <table:table-cell office:value-type="float" office:value="0.9984">
            <text:p>0,9984</text:p>
          </table:table-cell>
          <table:table-cell office:value-type="float" office:value="0.999147">
            <text:p>0,999147</text:p>
          </table:table-cell>
          <table:table-cell table:number-columns-repeated="3"/>
        </table:table-row>
        <table:table-row table:style-name="ro2">
          <table:table-cell office:value-type="float" office:value="0.37">
            <text:p>0,37</text:p>
          </table:table-cell>
          <table:table-cell office:value-type="float" office:value="0.999285">
            <text:p>0,999285</text:p>
          </table:table-cell>
          <table:table-cell office:value-type="float" office:value="0.998653">
            <text:p>0,998653</text:p>
          </table:table-cell>
          <table:table-cell office:value-type="float" office:value="0.999294">
            <text:p>0,999294</text:p>
          </table:table-cell>
          <table:table-cell table:number-columns-repeated="3"/>
        </table:table-row>
        <table:table-row table:style-name="ro2">
          <table:table-cell office:value-type="float" office:value="0.38">
            <text:p>0,38</text:p>
          </table:table-cell>
          <table:table-cell office:value-type="float" office:value="0.999408">
            <text:p>0,999408</text:p>
          </table:table-cell>
          <table:table-cell office:value-type="float" office:value="0.998866">
            <text:p>0,998866</text:p>
          </table:table-cell>
          <table:table-cell office:value-type="float" office:value="0.999414">
            <text:p>0,999414</text:p>
          </table:table-cell>
          <table:table-cell table:number-columns-repeated="3"/>
        </table:table-row>
        <table:table-row table:style-name="ro2">
          <table:table-cell office:value-type="float" office:value="0.39">
            <text:p>0,39</text:p>
          </table:table-cell>
          <table:table-cell office:value-type="float" office:value="0.999509">
            <text:p>0,999509</text:p>
          </table:table-cell>
          <table:table-cell office:value-type="float" office:value="0.999044">
            <text:p>0,999044</text:p>
          </table:table-cell>
          <table:table-cell office:value-type="float" office:value="0.999514">
            <text:p>0,999514</text:p>
          </table:table-cell>
          <table:table-cell table:number-columns-repeated="3"/>
        </table:table-row>
        <table:table-row table:style-name="ro2">
          <table:table-cell office:value-type="float" office:value="0.4">
            <text:p>0,4</text:p>
          </table:table-cell>
          <table:table-cell office:value-type="float" office:value="0.999592">
            <text:p>0,999592</text:p>
          </table:table-cell>
          <table:table-cell office:value-type="float" office:value="0.999194">
            <text:p>0,999194</text:p>
          </table:table-cell>
          <table:table-cell office:value-type="float" office:value="0.999597">
            <text:p>0,999597</text:p>
          </table:table-cell>
          <table:table-cell table:number-columns-repeated="3"/>
        </table:table-row>
        <table:table-row table:style-name="ro2">
          <table:table-cell office:value-type="float" office:value="0.41">
            <text:p>0,41</text:p>
          </table:table-cell>
          <table:table-cell office:value-type="float" office:value="0.999661">
            <text:p>0,999661</text:p>
          </table:table-cell>
          <table:table-cell office:value-type="float" office:value="0.999321">
            <text:p>0,999321</text:p>
          </table:table-cell>
          <table:table-cell office:value-type="float" office:value="0.999665">
            <text:p>0,999665</text:p>
          </table:table-cell>
          <table:table-cell table:number-columns-repeated="3"/>
        </table:table-row>
        <table:table-row table:style-name="ro2">
          <table:table-cell office:value-type="float" office:value="0.42">
            <text:p>0,42</text:p>
          </table:table-cell>
          <table:table-cell office:value-type="float" office:value="0.999719">
            <text:p>0,999719</text:p>
          </table:table-cell>
          <table:table-cell office:value-type="float" office:value="0.999427">
            <text:p>0,999427</text:p>
          </table:table-cell>
          <table:table-cell office:value-type="float" office:value="0.999722">
            <text:p>0,999722</text:p>
          </table:table-cell>
          <table:table-cell table:number-columns-repeated="3"/>
        </table:table-row>
        <table:table-row table:style-name="ro2">
          <table:table-cell office:value-type="float" office:value="0.43">
            <text:p>0,43</text:p>
          </table:table-cell>
          <table:table-cell office:value-type="float" office:value="0.999766">
            <text:p>0,999766</text:p>
          </table:table-cell>
          <table:table-cell office:value-type="float" office:value="0.999516">
            <text:p>0,999516</text:p>
          </table:table-cell>
          <table:table-cell office:value-type="float" office:value="0.999769">
            <text:p>0,999769</text:p>
          </table:table-cell>
          <table:table-cell table:number-columns-repeated="3"/>
        </table:table-row>
        <table:table-row table:style-name="ro2">
          <table:table-cell office:value-type="float" office:value="0.44">
            <text:p>0,44</text:p>
          </table:table-cell>
          <table:table-cell office:value-type="float" office:value="0.999805">
            <text:p>0,999805</text:p>
          </table:table-cell>
          <table:table-cell office:value-type="float" office:value="0.999591">
            <text:p>0,999591</text:p>
          </table:table-cell>
          <table:table-cell office:value-type="float" office:value="0.999808">
            <text:p>0,999808</text:p>
          </table:table-cell>
          <table:table-cell table:number-columns-repeated="3"/>
        </table:table-row>
        <table:table-row table:style-name="ro2">
          <table:table-cell office:value-type="float" office:value="0.45">
            <text:p>0,45</text:p>
          </table:table-cell>
          <table:table-cell office:value-type="float" office:value="0.999838">
            <text:p>0,999838</text:p>
          </table:table-cell>
          <table:table-cell office:value-type="float" office:value="0.999654">
            <text:p>0,999654</text:p>
          </table:table-cell>
          <table:table-cell office:value-type="float" office:value="0.99984">
            <text:p>0,99984</text:p>
          </table:table-cell>
          <table:table-cell table:number-columns-repeated="3"/>
        </table:table-row>
        <table:table-row table:style-name="ro2">
          <table:table-cell office:value-type="float" office:value="0.46">
            <text:p>0,46</text:p>
          </table:table-cell>
          <table:table-cell office:value-type="float" office:value="0.999865">
            <text:p>0,999865</text:p>
          </table:table-cell>
          <table:table-cell office:value-type="float" office:value="0.999708">
            <text:p>0,999708</text:p>
          </table:table-cell>
          <table:table-cell office:value-type="float" office:value="0.999867">
            <text:p>0,999867</text:p>
          </table:table-cell>
          <table:table-cell table:number-columns-repeated="3"/>
        </table:table-row>
        <table:table-row table:style-name="ro2">
          <table:table-cell office:value-type="float" office:value="0.47">
            <text:p>0,47</text:p>
          </table:table-cell>
          <table:table-cell office:value-type="float" office:value="0.999888">
            <text:p>0,999888</text:p>
          </table:table-cell>
          <table:table-cell office:value-type="float" office:value="0.999753">
            <text:p>0,999753</text:p>
          </table:table-cell>
          <table:table-cell office:value-type="float" office:value="0.999889">
            <text:p>0,999889</text:p>
          </table:table-cell>
          <table:table-cell table:number-columns-repeated="3"/>
        </table:table-row>
        <table:table-row table:style-name="ro2">
          <table:table-cell office:value-type="float" office:value="0.48">
            <text:p>0,48</text:p>
          </table:table-cell>
          <table:table-cell office:value-type="float" office:value="0.999906">
            <text:p>0,999906</text:p>
          </table:table-cell>
          <table:table-cell office:value-type="float" office:value="0.999791">
            <text:p>0,999791</text:p>
          </table:table-cell>
          <table:table-cell office:value-type="float" office:value="0.999907">
            <text:p>0,999907</text:p>
          </table:table-cell>
          <table:table-cell table:number-columns-repeated="3"/>
        </table:table-row>
        <table:table-row table:style-name="ro2">
          <table:table-cell office:value-type="float" office:value="0.49">
            <text:p>0,49</text:p>
          </table:table-cell>
          <table:table-cell office:value-type="float" office:value="0.999922">
            <text:p>0,999922</text:p>
          </table:table-cell>
          <table:table-cell office:value-type="float" office:value="0.999823">
            <text:p>0,999823</text:p>
          </table:table-cell>
          <table:table-cell office:value-type="float" office:value="0.999923">
            <text:p>0,999923</text:p>
          </table:table-cell>
          <table:table-cell table:number-columns-repeated="3"/>
        </table:table-row>
        <table:table-row table:style-name="ro2">
          <table:table-cell office:value-type="float" office:value="0.5">
            <text:p>0,5</text:p>
          </table:table-cell>
          <table:table-cell office:value-type="float" office:value="0.999935">
            <text:p>0,999935</text:p>
          </table:table-cell>
          <table:table-cell office:value-type="float" office:value="0.99985">
            <text:p>0,99985</text:p>
          </table:table-cell>
          <table:table-cell office:value-type="float" office:value="0.999935">
            <text:p>0,999935</text:p>
          </table:table-cell>
          <table:table-cell table:number-columns-repeated="3"/>
        </table:table-row>
        <table:table-row table:style-name="ro2">
          <table:table-cell office:value-type="float" office:value="0.51">
            <text:p>0,51</text:p>
          </table:table-cell>
          <table:table-cell office:value-type="float" office:value="0.999945">
            <text:p>0,999945</text:p>
          </table:table-cell>
          <table:table-cell office:value-type="float" office:value="0.999873">
            <text:p>0,999873</text:p>
          </table:table-cell>
          <table:table-cell office:value-type="float" office:value="0.999946">
            <text:p>0,999946</text:p>
          </table:table-cell>
          <table:table-cell table:number-columns-repeated="3"/>
        </table:table-row>
        <table:table-row table:style-name="ro2">
          <table:table-cell office:value-type="float" office:value="0.52">
            <text:p>0,52</text:p>
          </table:table-cell>
          <table:table-cell office:value-type="float" office:value="0.999954">
            <text:p>0,999954</text:p>
          </table:table-cell>
          <table:table-cell office:value-type="float" office:value="0.999892">
            <text:p>0,999892</text:p>
          </table:table-cell>
          <table:table-cell office:value-type="float" office:value="0.999955">
            <text:p>0,999955</text:p>
          </table:table-cell>
          <table:table-cell table:number-columns-repeated="3"/>
        </table:table-row>
        <table:table-row table:style-name="ro2">
          <table:table-cell office:value-type="float" office:value="0.53">
            <text:p>0,53</text:p>
          </table:table-cell>
          <table:table-cell office:value-type="float" office:value="0.999962">
            <text:p>0,999962</text:p>
          </table:table-cell>
          <table:table-cell office:value-type="float" office:value="0.999908">
            <text:p>0,999908</text:p>
          </table:table-cell>
          <table:table-cell office:value-type="float" office:value="0.999962">
            <text:p>0,999962</text:p>
          </table:table-cell>
          <table:table-cell table:number-columns-repeated="3"/>
        </table:table-row>
        <table:table-row table:style-name="ro2">
          <table:table-cell office:value-type="float" office:value="0.54">
            <text:p>0,54</text:p>
          </table:table-cell>
          <table:table-cell office:value-type="float" office:value="0.999968">
            <text:p>0,999968</text:p>
          </table:table-cell>
          <table:table-cell office:value-type="float" office:value="0.999922">
            <text:p>0,999922</text:p>
          </table:table-cell>
          <table:table-cell office:value-type="float" office:value="0.999968">
            <text:p>0,999968</text:p>
          </table:table-cell>
          <table:table-cell table:number-columns-repeated="3"/>
        </table:table-row>
        <table:table-row table:style-name="ro2">
          <table:table-cell office:value-type="float" office:value="0.55">
            <text:p>0,55</text:p>
          </table:table-cell>
          <table:table-cell office:value-type="float" office:value="0.999973">
            <text:p>0,999973</text:p>
          </table:table-cell>
          <table:table-cell office:value-type="float" office:value="0.999934">
            <text:p>0,999934</text:p>
          </table:table-cell>
          <table:table-cell office:value-type="float" office:value="0.999973">
            <text:p>0,999973</text:p>
          </table:table-cell>
          <table:table-cell table:number-columns-repeated="3"/>
        </table:table-row>
        <table:table-row table:style-name="ro2">
          <table:table-cell office:value-type="float" office:value="0.56">
            <text:p>0,56</text:p>
          </table:table-cell>
          <table:table-cell office:value-type="float" office:value="0.999978">
            <text:p>0,999978</text:p>
          </table:table-cell>
          <table:table-cell office:value-type="float" office:value="0.999944">
            <text:p>0,999944</text:p>
          </table:table-cell>
          <table:table-cell office:value-type="float" office:value="0.999978">
            <text:p>0,999978</text:p>
          </table:table-cell>
          <table:table-cell table:number-columns-repeated="3"/>
        </table:table-row>
        <table:table-row table:style-name="ro2">
          <table:table-cell office:value-type="float" office:value="0.57">
            <text:p>0,57</text:p>
          </table:table-cell>
          <table:table-cell office:value-type="float" office:value="0.999981">
            <text:p>0,999981</text:p>
          </table:table-cell>
          <table:table-cell office:value-type="float" office:value="0.999952">
            <text:p>0,999952</text:p>
          </table:table-cell>
          <table:table-cell office:value-type="float" office:value="0.999981">
            <text:p>0,999981</text:p>
          </table:table-cell>
          <table:table-cell table:number-columns-repeated="3"/>
        </table:table-row>
        <table:table-row table:style-name="ro2">
          <table:table-cell office:value-type="float" office:value="0.58">
            <text:p>0,58</text:p>
          </table:table-cell>
          <table:table-cell office:value-type="float" office:value="0.999984">
            <text:p>0,999984</text:p>
          </table:table-cell>
          <table:table-cell office:value-type="float" office:value="0.999959">
            <text:p>0,999959</text:p>
          </table:table-cell>
          <table:table-cell office:value-type="float" office:value="0.999984">
            <text:p>0,999984</text:p>
          </table:table-cell>
          <table:table-cell table:number-columns-repeated="3"/>
        </table:table-row>
        <table:table-row table:style-name="ro2">
          <table:table-cell office:value-type="float" office:value="0.59">
            <text:p>0,59</text:p>
          </table:table-cell>
          <table:table-cell office:value-type="float" office:value="0.999987">
            <text:p>0,999987</text:p>
          </table:table-cell>
          <table:table-cell office:value-type="float" office:value="0.999965">
            <text:p>0,999965</text:p>
          </table:table-cell>
          <table:table-cell office:value-type="float" office:value="0.999987">
            <text:p>0,999987</text:p>
          </table:table-cell>
          <table:table-cell table:number-columns-repeated="3"/>
        </table:table-row>
        <table:table-row table:style-name="ro2">
          <table:table-cell office:value-type="float" office:value="0.6">
            <text:p>0,6</text:p>
          </table:table-cell>
          <table:table-cell office:value-type="float" office:value="0.999989">
            <text:p>0,999989</text:p>
          </table:table-cell>
          <table:table-cell office:value-type="float" office:value="0.99997">
            <text:p>0,99997</text:p>
          </table:table-cell>
          <table:table-cell office:value-type="float" office:value="0.999989">
            <text:p>0,999989</text:p>
          </table:table-cell>
          <table:table-cell table:number-columns-repeated="3"/>
        </table:table-row>
        <table:table-row table:style-name="ro2">
          <table:table-cell office:value-type="float" office:value="0.61">
            <text:p>0,61</text:p>
          </table:table-cell>
          <table:table-cell office:value-type="float" office:value="0.999991">
            <text:p>0,999991</text:p>
          </table:table-cell>
          <table:table-cell office:value-type="float" office:value="0.999975">
            <text:p>0,999975</text:p>
          </table:table-cell>
          <table:table-cell office:value-type="float" office:value="0.999991">
            <text:p>0,999991</text:p>
          </table:table-cell>
          <table:table-cell table:number-columns-repeated="3"/>
        </table:table-row>
        <table:table-row table:style-name="ro2">
          <table:table-cell office:value-type="float" office:value="0.62">
            <text:p>0,62</text:p>
          </table:table-cell>
          <table:table-cell office:value-type="float" office:value="0.999992">
            <text:p>0,999992</text:p>
          </table:table-cell>
          <table:table-cell office:value-type="float" office:value="0.999978">
            <text:p>0,999978</text:p>
          </table:table-cell>
          <table:table-cell office:value-type="float" office:value="0.999992">
            <text:p>0,999992</text:p>
          </table:table-cell>
          <table:table-cell table:number-columns-repeated="3"/>
        </table:table-row>
        <table:table-row table:style-name="ro2">
          <table:table-cell office:value-type="float" office:value="0.63">
            <text:p>0,63</text:p>
          </table:table-cell>
          <table:table-cell office:value-type="float" office:value="0.999993">
            <text:p>0,999993</text:p>
          </table:table-cell>
          <table:table-cell office:value-type="float" office:value="0.999982">
            <text:p>0,999982</text:p>
          </table:table-cell>
          <table:table-cell office:value-type="float" office:value="0.999993">
            <text:p>0,999993</text:p>
          </table:table-cell>
          <table:table-cell table:number-columns-repeated="3"/>
        </table:table-row>
        <table:table-row table:style-name="ro2">
          <table:table-cell office:value-type="float" office:value="0.64">
            <text:p>0,64</text:p>
          </table:table-cell>
          <table:table-cell office:value-type="float" office:value="0.999994">
            <text:p>0,999994</text:p>
          </table:table-cell>
          <table:table-cell office:value-type="float" office:value="0.999984">
            <text:p>0,999984</text:p>
          </table:table-cell>
          <table:table-cell office:value-type="float" office:value="0.999994">
            <text:p>0,999994</text:p>
          </table:table-cell>
          <table:table-cell table:number-columns-repeated="3"/>
        </table:table-row>
        <table:table-row table:style-name="ro2">
          <table:table-cell office:value-type="float" office:value="0.65">
            <text:p>0,65</text:p>
          </table:table-cell>
          <table:table-cell office:value-type="float" office:value="0.999995">
            <text:p>0,999995</text:p>
          </table:table-cell>
          <table:table-cell office:value-type="float" office:value="0.999987">
            <text:p>0,999987</text:p>
          </table:table-cell>
          <table:table-cell office:value-type="float" office:value="0.999995">
            <text:p>0,999995</text:p>
          </table:table-cell>
          <table:table-cell table:number-columns-repeated="3"/>
        </table:table-row>
        <table:table-row table:style-name="ro2">
          <table:table-cell office:value-type="float" office:value="0.66">
            <text:p>0,66</text:p>
          </table:table-cell>
          <table:table-cell office:value-type="float" office:value="0.999996">
            <text:p>0,999996</text:p>
          </table:table-cell>
          <table:table-cell office:value-type="float" office:value="0.999989">
            <text:p>0,999989</text:p>
          </table:table-cell>
          <table:table-cell office:value-type="float" office:value="0.999996">
            <text:p>0,999996</text:p>
          </table:table-cell>
          <table:table-cell table:number-columns-repeated="3"/>
        </table:table-row>
        <table:table-row table:style-name="ro2">
          <table:table-cell office:value-type="float" office:value="0.67">
            <text:p>0,67</text:p>
          </table:table-cell>
          <table:table-cell office:value-type="float" office:value="0.999997">
            <text:p>0,999997</text:p>
          </table:table-cell>
          <table:table-cell office:value-type="float" office:value="0.99999">
            <text:p>0,99999</text:p>
          </table:table-cell>
          <table:table-cell office:value-type="float" office:value="0.999997">
            <text:p>0,999997</text:p>
          </table:table-cell>
          <table:table-cell table:number-columns-repeated="3"/>
        </table:table-row>
        <table:table-row table:style-name="ro2">
          <table:table-cell office:value-type="float" office:value="0.68">
            <text:p>0,68</text:p>
          </table:table-cell>
          <table:table-cell office:value-type="float" office:value="0.999997">
            <text:p>0,999997</text:p>
          </table:table-cell>
          <table:table-cell office:value-type="float" office:value="0.999992">
            <text:p>0,999992</text:p>
          </table:table-cell>
          <table:table-cell office:value-type="float" office:value="0.999997">
            <text:p>0,999997</text:p>
          </table:table-cell>
          <table:table-cell table:number-columns-repeated="3"/>
        </table:table-row>
        <table:table-row table:style-name="ro2">
          <table:table-cell office:value-type="float" office:value="0.69">
            <text:p>0,69</text:p>
          </table:table-cell>
          <table:table-cell office:value-type="float" office:value="0.999998">
            <text:p>0,999998</text:p>
          </table:table-cell>
          <table:table-cell office:value-type="float" office:value="0.999993">
            <text:p>0,999993</text:p>
          </table:table-cell>
          <table:table-cell office:value-type="float" office:value="0.999998">
            <text:p>0,999998</text:p>
          </table:table-cell>
          <table:table-cell table:number-columns-repeated="3"/>
        </table:table-row>
        <table:table-row table:style-name="ro2">
          <table:table-cell office:value-type="float" office:value="0.7">
            <text:p>0,7</text:p>
          </table:table-cell>
          <table:table-cell office:value-type="float" office:value="0.999998">
            <text:p>0,999998</text:p>
          </table:table-cell>
          <table:table-cell office:value-type="float" office:value="0.999994">
            <text:p>0,999994</text:p>
          </table:table-cell>
          <table:table-cell office:value-type="float" office:value="0.999998">
            <text:p>0,999998</text:p>
          </table:table-cell>
          <table:table-cell table:number-columns-repeated="3"/>
        </table:table-row>
        <table:table-row table:style-name="ro2">
          <table:table-cell office:value-type="float" office:value="0.71">
            <text:p>0,71</text:p>
          </table:table-cell>
          <table:table-cell office:value-type="float" office:value="0.999998">
            <text:p>0,999998</text:p>
          </table:table-cell>
          <table:table-cell office:value-type="float" office:value="0.999995">
            <text:p>0,999995</text:p>
          </table:table-cell>
          <table:table-cell office:value-type="float" office:value="0.999998">
            <text:p>0,999998</text:p>
          </table:table-cell>
          <table:table-cell table:number-columns-repeated="3"/>
        </table:table-row>
        <table:table-row table:style-name="ro2">
          <table:table-cell office:value-type="float" office:value="0.72">
            <text:p>0,72</text:p>
          </table:table-cell>
          <table:table-cell office:value-type="float" office:value="0.999999">
            <text:p>0,999999</text:p>
          </table:table-cell>
          <table:table-cell office:value-type="float" office:value="0.999995">
            <text:p>0,999995</text:p>
          </table:table-cell>
          <table:table-cell office:value-type="float" office:value="0.999999">
            <text:p>0,999999</text:p>
          </table:table-cell>
          <table:table-cell table:number-columns-repeated="3"/>
        </table:table-row>
        <table:table-row table:style-name="ro2">
          <table:table-cell office:value-type="float" office:value="0.73">
            <text:p>0,73</text:p>
          </table:table-cell>
          <table:table-cell office:value-type="float" office:value="0.999999">
            <text:p>0,999999</text:p>
          </table:table-cell>
          <table:table-cell office:value-type="float" office:value="0.999996">
            <text:p>0,999996</text:p>
          </table:table-cell>
          <table:table-cell office:value-type="float" office:value="0.999999">
            <text:p>0,999999</text:p>
          </table:table-cell>
          <table:table-cell table:number-columns-repeated="3"/>
        </table:table-row>
        <table:table-row table:style-name="ro2">
          <table:table-cell office:value-type="float" office:value="0.74">
            <text:p>0,74</text:p>
          </table:table-cell>
          <table:table-cell office:value-type="float" office:value="0.999999">
            <text:p>0,999999</text:p>
          </table:table-cell>
          <table:table-cell office:value-type="float" office:value="0.999997">
            <text:p>0,999997</text:p>
          </table:table-cell>
          <table:table-cell office:value-type="float" office:value="0.999999">
            <text:p>0,999999</text:p>
          </table:table-cell>
          <table:table-cell table:number-columns-repeated="3"/>
        </table:table-row>
        <table:table-row table:style-name="ro2">
          <table:table-cell office:value-type="float" office:value="0.75">
            <text:p>0,75</text:p>
          </table:table-cell>
          <table:table-cell office:value-type="float" office:value="0.999999">
            <text:p>0,999999</text:p>
          </table:table-cell>
          <table:table-cell office:value-type="float" office:value="0.999997">
            <text:p>0,999997</text:p>
          </table:table-cell>
          <table:table-cell office:value-type="float" office:value="0.999999">
            <text:p>0,999999</text:p>
          </table:table-cell>
          <table:table-cell table:number-columns-repeated="3"/>
        </table:table-row>
        <table:table-row table:style-name="ro2">
          <table:table-cell office:value-type="float" office:value="0.76">
            <text:p>0,76</text:p>
          </table:table-cell>
          <table:table-cell office:value-type="float" office:value="0.999999">
            <text:p>0,999999</text:p>
          </table:table-cell>
          <table:table-cell office:value-type="float" office:value="0.999998">
            <text:p>0,999998</text:p>
          </table:table-cell>
          <table:table-cell office:value-type="float" office:value="0.999999">
            <text:p>0,999999</text:p>
          </table:table-cell>
          <table:table-cell table:number-columns-repeated="3"/>
        </table:table-row>
        <table:table-row table:style-name="ro2">
          <table:table-cell office:value-type="float" office:value="0.77">
            <text:p>0,77</text:p>
          </table:table-cell>
          <table:table-cell office:value-type="float" office:value="0.999999">
            <text:p>0,999999</text:p>
          </table:table-cell>
          <table:table-cell office:value-type="float" office:value="0.999998">
            <text:p>0,999998</text:p>
          </table:table-cell>
          <table:table-cell office:value-type="float" office:value="0.999999">
            <text:p>0,999999</text:p>
          </table:table-cell>
          <table:table-cell table:number-columns-repeated="3"/>
        </table:table-row>
        <table:table-row table:style-name="ro2">
          <table:table-cell office:value-type="float" office:value="0.78">
            <text:p>0,78</text:p>
          </table:table-cell>
          <table:table-cell office:value-type="float" office:value="0.999999">
            <text:p>0,999999</text:p>
          </table:table-cell>
          <table:table-cell office:value-type="float" office:value="0.999998">
            <text:p>0,999998</text:p>
          </table:table-cell>
          <table:table-cell office:value-type="float" office:value="0.999999">
            <text:p>0,999999</text:p>
          </table:table-cell>
          <table:table-cell table:number-columns-repeated="3"/>
        </table:table-row>
        <table:table-row table:style-name="ro2">
          <table:table-cell office:value-type="float" office:value="0.79">
            <text:p>0,79</text:p>
          </table:table-cell>
          <table:table-cell office:value-type="float" office:value="1">
            <text:p>1</text:p>
          </table:table-cell>
          <table:table-cell office:value-type="float" office:value="0.999998">
            <text:p>0,9999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0.999999">
            <text:p>0,9999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0.81">
            <text:p>0,81</text:p>
          </table:table-cell>
          <table:table-cell office:value-type="float" office:value="1">
            <text:p>1</text:p>
          </table:table-cell>
          <table:table-cell office:value-type="float" office:value="0.999999">
            <text:p>0,9999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0.82">
            <text:p>0,82</text:p>
          </table:table-cell>
          <table:table-cell office:value-type="float" office:value="1">
            <text:p>1</text:p>
          </table:table-cell>
          <table:table-cell office:value-type="float" office:value="0.999999">
            <text:p>0,9999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0.83">
            <text:p>0,83</text:p>
          </table:table-cell>
          <table:table-cell office:value-type="float" office:value="1">
            <text:p>1</text:p>
          </table:table-cell>
          <table:table-cell office:value-type="float" office:value="0.999999">
            <text:p>0,9999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0.84">
            <text:p>0,84</text:p>
          </table:table-cell>
          <table:table-cell office:value-type="float" office:value="1">
            <text:p>1</text:p>
          </table:table-cell>
          <table:table-cell office:value-type="float" office:value="0.999999">
            <text:p>0,9999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0.85">
            <text:p>0,85</text:p>
          </table:table-cell>
          <table:table-cell office:value-type="float" office:value="1">
            <text:p>1</text:p>
          </table:table-cell>
          <table:table-cell office:value-type="float" office:value="0.999999">
            <text:p>0,9999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0.86">
            <text:p>0,86</text:p>
          </table:table-cell>
          <table:table-cell office:value-type="float" office:value="1">
            <text:p>1</text:p>
          </table:table-cell>
          <table:table-cell office:value-type="float" office:value="0.999999">
            <text:p>0,9999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0.87">
            <text:p>0,87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0.88">
            <text:p>0,88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0.89">
            <text:p>0,8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0.9">
            <text:p>0,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0.91">
            <text:p>0,91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0.92">
            <text:p>0,9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0.93">
            <text:p>0,93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0.94">
            <text:p>0,94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0.95">
            <text:p>0,95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0.96">
            <text:p>0,96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0.97">
            <text:p>0,97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0.98">
            <text:p>0,98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0.99">
            <text:p>0,9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01">
            <text:p>1,01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02">
            <text:p>1,0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03">
            <text:p>1,03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04">
            <text:p>1,04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05">
            <text:p>1,05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06">
            <text:p>1,06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07">
            <text:p>1,07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08">
            <text:p>1,08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09">
            <text:p>1,0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1">
            <text:p>1,1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11">
            <text:p>1,11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12">
            <text:p>1,1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13">
            <text:p>1,13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14">
            <text:p>1,14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15">
            <text:p>1,15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16">
            <text:p>1,16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17">
            <text:p>1,17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18">
            <text:p>1,18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19">
            <text:p>1,1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2">
            <text:p>1,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21">
            <text:p>1,21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22">
            <text:p>1,2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23">
            <text:p>1,23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24">
            <text:p>1,24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25">
            <text:p>1,25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26">
            <text:p>1,26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27">
            <text:p>1,27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28">
            <text:p>1,28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29">
            <text:p>1,2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3">
            <text:p>1,3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31">
            <text:p>1,31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32">
            <text:p>1,3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33">
            <text:p>1,33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34">
            <text:p>1,34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35">
            <text:p>1,35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36">
            <text:p>1,36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37">
            <text:p>1,37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38">
            <text:p>1,38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39">
            <text:p>1,3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4">
            <text:p>1,4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41">
            <text:p>1,41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42">
            <text:p>1,4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43">
            <text:p>1,43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44">
            <text:p>1,44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45">
            <text:p>1,45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46">
            <text:p>1,46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47">
            <text:p>1,47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48">
            <text:p>1,48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49">
            <text:p>1,4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5">
            <text:p>1,5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51">
            <text:p>1,51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52">
            <text:p>1,5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53">
            <text:p>1,53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54">
            <text:p>1,54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55">
            <text:p>1,55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56">
            <text:p>1,56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57">
            <text:p>1,57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58">
            <text:p>1,58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59">
            <text:p>1,5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6">
            <text:p>1,6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61">
            <text:p>1,61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62">
            <text:p>1,6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63">
            <text:p>1,63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64">
            <text:p>1,64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65">
            <text:p>1,65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66">
            <text:p>1,66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67">
            <text:p>1,67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68">
            <text:p>1,68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69">
            <text:p>1,6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7">
            <text:p>1,7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71">
            <text:p>1,71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72">
            <text:p>1,7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73">
            <text:p>1,73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74">
            <text:p>1,74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75">
            <text:p>1,75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76">
            <text:p>1,76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77">
            <text:p>1,77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78">
            <text:p>1,78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79">
            <text:p>1,7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8">
            <text:p>1,8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81">
            <text:p>1,81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82">
            <text:p>1,8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83">
            <text:p>1,83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84">
            <text:p>1,84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85">
            <text:p>1,85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86">
            <text:p>1,86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87">
            <text:p>1,87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88">
            <text:p>1,88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89">
            <text:p>1,8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9">
            <text:p>1,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91">
            <text:p>1,91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92">
            <text:p>1,9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93">
            <text:p>1,93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94">
            <text:p>1,94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95">
            <text:p>1,95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96">
            <text:p>1,96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97">
            <text:p>1,97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98">
            <text:p>1,98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.99">
            <text:p>1,9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01">
            <text:p>2,01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02">
            <text:p>2,0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03">
            <text:p>2,03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04">
            <text:p>2,04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05">
            <text:p>2,05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06">
            <text:p>2,06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07">
            <text:p>2,07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08">
            <text:p>2,08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09">
            <text:p>2,0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1">
            <text:p>2,1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11">
            <text:p>2,11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12">
            <text:p>2,1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13">
            <text:p>2,13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14">
            <text:p>2,14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15">
            <text:p>2,15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16">
            <text:p>2,16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17">
            <text:p>2,17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18">
            <text:p>2,18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19">
            <text:p>2,1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2">
            <text:p>2,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21">
            <text:p>2,21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22">
            <text:p>2,2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23">
            <text:p>2,23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24">
            <text:p>2,24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25">
            <text:p>2,25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26">
            <text:p>2,26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27">
            <text:p>2,27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28">
            <text:p>2,28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29">
            <text:p>2,2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3">
            <text:p>2,3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31">
            <text:p>2,31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32">
            <text:p>2,3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33">
            <text:p>2,33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34">
            <text:p>2,34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35">
            <text:p>2,35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36">
            <text:p>2,36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37">
            <text:p>2,37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38">
            <text:p>2,38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39">
            <text:p>2,3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4">
            <text:p>2,4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41">
            <text:p>2,41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42">
            <text:p>2,4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43">
            <text:p>2,43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44">
            <text:p>2,44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45">
            <text:p>2,45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46">
            <text:p>2,46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47">
            <text:p>2,47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48">
            <text:p>2,48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49">
            <text:p>2,4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5">
            <text:p>2,5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51">
            <text:p>2,51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52">
            <text:p>2,5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53">
            <text:p>2,53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54">
            <text:p>2,54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55">
            <text:p>2,55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56">
            <text:p>2,56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57">
            <text:p>2,57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58">
            <text:p>2,58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59">
            <text:p>2,5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6">
            <text:p>2,6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61">
            <text:p>2,61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62">
            <text:p>2,6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63">
            <text:p>2,63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64">
            <text:p>2,64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65">
            <text:p>2,65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66">
            <text:p>2,66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67">
            <text:p>2,67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68">
            <text:p>2,68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69">
            <text:p>2,6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7">
            <text:p>2,7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71">
            <text:p>2,71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72">
            <text:p>2,7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73">
            <text:p>2,73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74">
            <text:p>2,74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75">
            <text:p>2,75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76">
            <text:p>2,76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77">
            <text:p>2,77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78">
            <text:p>2,78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79">
            <text:p>2,7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8">
            <text:p>2,8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81">
            <text:p>2,81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82">
            <text:p>2,8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83">
            <text:p>2,83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84">
            <text:p>2,84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85">
            <text:p>2,85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86">
            <text:p>2,86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87">
            <text:p>2,87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88">
            <text:p>2,88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89">
            <text:p>2,8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9">
            <text:p>2,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91">
            <text:p>2,91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92">
            <text:p>2,9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93">
            <text:p>2,93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94">
            <text:p>2,94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95">
            <text:p>2,95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96">
            <text:p>2,96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97">
            <text:p>2,97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98">
            <text:p>2,98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.99">
            <text:p>2,99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</table:table>
      <table:table table:name="bezp nie stab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7" table:default-cell-style-name="ce1"/>
        <table:table-row table:style-name="ro1">
          <table:table-cell office:value-type="string">
            <text:p>t</text:p>
          </table:table-cell>
          <table:table-cell office:value-type="string">
            <text:p>Rozwiazanie analityczne</text:p>
          </table:table-cell>
          <table:table-cell office:value-type="string">
            <text:p>Metoda bezpośrednia Eulera</text:p>
          </table:table-cell>
          <table:table-cell/>
          <table:table-cell office:value-type="string">
            <text:p>t</text:p>
          </table:table-cell>
          <table:table-cell office:value-type="string">
            <text:p>Rozwiazanie analityczne</text:p>
          </table:table-cell>
          <table:table-cell office:value-type="string">
            <text:p>Metoda bezpośrednia Eulera</text:p>
          </table:table-cell>
          <table:table-cell table:number-columns-repeated="1017"/>
        </table:table-row>
        <table:table-row table:style-name="ro2"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>
            <draw:frame table:end-cell-address="'bezp nie stab'.V56" table:end-x="1.532cm" table:end-y="0.362cm" draw:z-index="0" draw:style-name="gr1" draw:text-style-name="P1" svg:width="31.659cm" svg:height="24.439cm" svg:x="1.487cm" svg:y="0.311cm">
              <draw:object draw:notify-on-update-of-ranges="'bezp nie stab'.A1:'bezp nie stab'.A1 'bezp nie stab'.A2:'bezp nie stab'.A301 'bezp nie stab'.B1:'bezp nie stab'.B1 'bezp nie stab'.B2:'bezp nie stab'.B301 'bezp nie stab'.A2:'bezp nie stab'.A301 'bezp nie stab'.C1:'bezp nie stab'.C1 'bezp nie stab'.C2:'bezp nie stab'.C301 'bezp nie stab'.A2:'bezp nie stab'.A30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office:value-type="float" office:value="0.01">
            <text:p>0,01</text:p>
          </table:table-cell>
          <table:table-cell office:value-type="float" office:value="0.181267">
            <text:p>0,181267</text:p>
          </table:table-cell>
          <table:table-cell office:value-type="float" office:value="0.19999">
            <text:p>0,19999</text:p>
          </table:table-cell>
          <table:table-cell/>
          <table:table-cell office:value-type="float" office:value="0.3">
            <text:p>0,3</text:p>
          </table:table-cell>
          <table:table-cell office:value-type="float" office:value="0.9973">
            <text:p>0,9973</text:p>
          </table:table-cell>
          <table:table-cell office:value-type="float" office:value="5.75229">
            <text:p>5,75229</text:p>
          </table:table-cell>
          <table:table-cell table:number-columns-repeated="1017"/>
        </table:table-row>
        <table:table-row table:style-name="ro2">
          <table:table-cell office:value-type="float" office:value="0.02">
            <text:p>0,02</text:p>
          </table:table-cell>
          <table:table-cell office:value-type="float" office:value="0.329662">
            <text:p>0,329662</text:p>
          </table:table-cell>
          <table:table-cell office:value-type="float" office:value="0.35996">
            <text:p>0,35996</text:p>
          </table:table-cell>
          <table:table-cell/>
          <table:table-cell office:value-type="float" office:value="0.6">
            <text:p>0,6</text:p>
          </table:table-cell>
          <table:table-cell office:value-type="float" office:value="0.999989">
            <text:p>0,999989</text:p>
          </table:table-cell>
          <table:table-cell office:value-type="float" office:value="-18.9876">
            <text:p>-18,9876</text:p>
          </table:table-cell>
          <table:table-cell table:number-columns-repeated="1017"/>
        </table:table-row>
        <table:table-row table:style-name="ro2">
          <table:table-cell office:value-type="float" office:value="0.03">
            <text:p>0,03</text:p>
          </table:table-cell>
          <table:table-cell office:value-type="float" office:value="0.451139">
            <text:p>0,451139</text:p>
          </table:table-cell>
          <table:table-cell office:value-type="float" office:value="0.48791">
            <text:p>0,48791</text:p>
          </table:table-cell>
          <table:table-cell/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4.1038">
            <text:p>74,1038</text:p>
          </table:table-cell>
          <table:table-cell table:number-columns-repeated="1017"/>
        </table:table-row>
        <table:table-row table:style-name="ro2">
          <table:table-cell office:value-type="float" office:value="0.04">
            <text:p>0,04</text:p>
          </table:table-cell>
          <table:table-cell office:value-type="float" office:value="0.550575">
            <text:p>0,550575</text:p>
          </table:table-cell>
          <table:table-cell office:value-type="float" office:value="0.590247">
            <text:p>0,590247</text:p>
          </table:table-cell>
          <table:table-cell/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-235.089">
            <text:p>-235,089</text:p>
          </table:table-cell>
          <table:table-cell table:number-columns-repeated="1017"/>
        </table:table-row>
        <table:table-row table:style-name="ro2">
          <table:table-cell office:value-type="float" office:value="0.05">
            <text:p>0,05</text:p>
          </table:table-cell>
          <table:table-cell office:value-type="float" office:value="0.631967">
            <text:p>0,631967</text:p>
          </table:table-cell>
          <table:table-cell office:value-type="float" office:value="0.672095">
            <text:p>0,672095</text:p>
          </table:table-cell>
          <table:table-cell/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691.107">
            <text:p>691,107</text:p>
          </table:table-cell>
          <table:table-cell table:number-columns-repeated="1017"/>
        </table:table-row>
        <table:table-row table:style-name="ro2">
          <table:table-cell office:value-type="float" office:value="0.06">
            <text:p>0,06</text:p>
          </table:table-cell>
          <table:table-cell office:value-type="float" office:value="0.698589">
            <text:p>0,698589</text:p>
          </table:table-cell>
          <table:table-cell office:value-type="float" office:value="0.737558">
            <text:p>0,737558</text:p>
          </table:table-cell>
          <table:table-cell/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-1867.5">
            <text:p>-1867,5</text:p>
          </table:table-cell>
          <table:table-cell table:number-columns-repeated="1017"/>
        </table:table-row>
        <table:table-row table:style-name="ro2">
          <table:table-cell office:value-type="float" office:value="0.07">
            <text:p>0,07</text:p>
          </table:table-cell>
          <table:table-cell office:value-type="float" office:value="0.753122">
            <text:p>0,753122</text:p>
          </table:table-cell>
          <table:table-cell office:value-type="float" office:value="0.789919">
            <text:p>0,789919</text:p>
          </table:table-cell>
          <table:table-cell/>
          <table:table-cell office:value-type="float" office:value="2.1">
            <text:p>2,1</text:p>
          </table:table-cell>
          <table:table-cell office:value-type="float" office:value="1">
            <text:p>1</text:p>
          </table:table-cell>
          <table:table-cell office:value-type="float" office:value="4774.13">
            <text:p>4774,13</text:p>
          </table:table-cell>
          <table:table-cell table:number-columns-repeated="1017"/>
        </table:table-row>
        <table:table-row table:style-name="ro2">
          <table:table-cell office:value-type="float" office:value="0.08">
            <text:p>0,08</text:p>
          </table:table-cell>
          <table:table-cell office:value-type="float" office:value="0.79776">
            <text:p>0,79776</text:p>
          </table:table-cell>
          <table:table-cell office:value-type="float" office:value="0.831801">
            <text:p>0,831801</text:p>
          </table:table-cell>
          <table:table-cell/>
          <table:table-cell office:value-type="float" office:value="2.4">
            <text:p>2,4</text:p>
          </table:table-cell>
          <table:table-cell office:value-type="float" office:value="1">
            <text:p>1</text:p>
          </table:table-cell>
          <table:table-cell office:value-type="float" office:value="-11663.5">
            <text:p>-11663,5</text:p>
          </table:table-cell>
          <table:table-cell table:number-columns-repeated="1017"/>
        </table:table-row>
        <table:table-row table:style-name="ro2">
          <table:table-cell office:value-type="float" office:value="0.09">
            <text:p>0,09</text:p>
          </table:table-cell>
          <table:table-cell office:value-type="float" office:value="0.834301">
            <text:p>0,834301</text:p>
          </table:table-cell>
          <table:table-cell office:value-type="float" office:value="0.865306">
            <text:p>0,865306</text:p>
          </table:table-cell>
          <table:table-cell/>
          <table:table-cell office:value-type="float" office:value="2.7">
            <text:p>2,7</text:p>
          </table:table-cell>
          <table:table-cell office:value-type="float" office:value="1">
            <text:p>1</text:p>
          </table:table-cell>
          <table:table-cell office:value-type="float" office:value="27551.2">
            <text:p>27551,2</text:p>
          </table:table-cell>
          <table:table-cell table:number-columns-repeated="1017"/>
        </table:table-row>
        <table:table-row table:style-name="ro2">
          <table:table-cell office:value-type="float" office:value="0.1">
            <text:p>0,1</text:p>
          </table:table-cell>
          <table:table-cell office:value-type="float" office:value="0.864216">
            <text:p>0,864216</text:p>
          </table:table-cell>
          <table:table-cell office:value-type="float" office:value="0.892111">
            <text:p>0,89211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63364.5">
            <text:p>-63364,5</text:p>
          </table:table-cell>
          <table:table-cell table:number-columns-repeated="1017"/>
        </table:table-row>
        <table:table-row table:style-name="ro2">
          <table:table-cell office:value-type="float" office:value="0.11">
            <text:p>0,11</text:p>
          </table:table-cell>
          <table:table-cell office:value-type="float" office:value="0.888708">
            <text:p>0,888708</text:p>
          </table:table-cell>
          <table:table-cell office:value-type="float" office:value="0.91356">
            <text:p>0,91356</text:p>
          </table:table-cell>
          <table:table-cell/>
          <table:table-cell office:value-type="float" office:value="3.3">
            <text:p>3,3</text:p>
          </table:table-cell>
          <table:table-cell office:value-type="float" office:value="1">
            <text:p>1</text:p>
          </table:table-cell>
          <table:table-cell office:value-type="float" office:value="142720">
            <text:p>142720</text:p>
          </table:table-cell>
          <table:table-cell table:number-columns-repeated="1017"/>
        </table:table-row>
        <table:table-row table:style-name="ro2">
          <table:table-cell office:value-type="float" office:value="0.12">
            <text:p>0,12</text:p>
          </table:table-cell>
          <table:table-cell office:value-type="float" office:value="0.908762">
            <text:p>0,908762</text:p>
          </table:table-cell>
          <table:table-cell office:value-type="float" office:value="0.930725">
            <text:p>0,930725</text:p>
          </table:table-cell>
          <table:table-cell/>
          <table:table-cell office:value-type="float" office:value="3.6">
            <text:p>3,6</text:p>
          </table:table-cell>
          <table:table-cell office:value-type="float" office:value="1">
            <text:p>1</text:p>
          </table:table-cell>
          <table:table-cell office:value-type="float" office:value="-316107">
            <text:p>-316107</text:p>
          </table:table-cell>
          <table:table-cell table:number-columns-repeated="1017"/>
        </table:table-row>
        <table:table-row table:style-name="ro2">
          <table:table-cell office:value-type="float" office:value="0.13">
            <text:p>0,13</text:p>
          </table:table-cell>
          <table:table-cell office:value-type="float" office:value="0.925186">
            <text:p>0,925186</text:p>
          </table:table-cell>
          <table:table-cell office:value-type="float" office:value="0.944465">
            <text:p>0,944465</text:p>
          </table:table-cell>
          <table:table-cell table:number-columns-repeated="1021"/>
        </table:table-row>
        <table:table-row table:style-name="ro2">
          <table:table-cell office:value-type="float" office:value="0.14">
            <text:p>0,14</text:p>
          </table:table-cell>
          <table:table-cell office:value-type="float" office:value="0.938638">
            <text:p>0,938638</text:p>
          </table:table-cell>
          <table:table-cell office:value-type="float" office:value="0.955465">
            <text:p>0,955465</text:p>
          </table:table-cell>
          <table:table-cell table:number-columns-repeated="1021"/>
        </table:table-row>
        <table:table-row table:style-name="ro2">
          <table:table-cell office:value-type="float" office:value="0.15">
            <text:p>0,15</text:p>
          </table:table-cell>
          <table:table-cell office:value-type="float" office:value="0.949657">
            <text:p>0,949657</text:p>
          </table:table-cell>
          <table:table-cell office:value-type="float" office:value="0.964274">
            <text:p>0,964274</text:p>
          </table:table-cell>
          <table:table-cell table:number-columns-repeated="1021"/>
        </table:table-row>
        <table:table-row table:style-name="ro2">
          <table:table-cell office:value-type="float" office:value="0.16">
            <text:p>0,16</text:p>
          </table:table-cell>
          <table:table-cell office:value-type="float" office:value="0.958686">
            <text:p>0,958686</text:p>
          </table:table-cell>
          <table:table-cell office:value-type="float" office:value="0.97133">
            <text:p>0,97133</text:p>
          </table:table-cell>
          <table:table-cell table:number-columns-repeated="1021"/>
        </table:table-row>
        <table:table-row table:style-name="ro2">
          <table:table-cell office:value-type="float" office:value="0.17">
            <text:p>0,17</text:p>
          </table:table-cell>
          <table:table-cell office:value-type="float" office:value="0.966085">
            <text:p>0,966085</text:p>
          </table:table-cell>
          <table:table-cell office:value-type="float" office:value="0.976984">
            <text:p>0,976984</text:p>
          </table:table-cell>
          <table:table-cell table:number-columns-repeated="1021"/>
        </table:table-row>
        <table:table-row table:style-name="ro2">
          <table:table-cell office:value-type="float" office:value="0.18">
            <text:p>0,18</text:p>
          </table:table-cell>
          <table:table-cell office:value-type="float" office:value="0.97215">
            <text:p>0,97215</text:p>
          </table:table-cell>
          <table:table-cell office:value-type="float" office:value="0.981515">
            <text:p>0,981515</text:p>
          </table:table-cell>
          <table:table-cell table:number-columns-repeated="1021"/>
        </table:table-row>
        <table:table-row table:style-name="ro2">
          <table:table-cell office:value-type="float" office:value="0.19">
            <text:p>0,19</text:p>
          </table:table-cell>
          <table:table-cell office:value-type="float" office:value="0.977123">
            <text:p>0,977123</text:p>
          </table:table-cell>
          <table:table-cell office:value-type="float" office:value="0.985147">
            <text:p>0,985147</text:p>
          </table:table-cell>
          <table:table-cell table:number-columns-repeated="1021"/>
        </table:table-row>
        <table:table-row table:style-name="ro2">
          <table:table-cell office:value-type="float" office:value="0.2">
            <text:p>0,2</text:p>
          </table:table-cell>
          <table:table-cell office:value-type="float" office:value="0.981201">
            <text:p>0,981201</text:p>
          </table:table-cell>
          <table:table-cell office:value-type="float" office:value="0.988061">
            <text:p>0,988061</text:p>
          </table:table-cell>
          <table:table-cell table:number-columns-repeated="1021"/>
        </table:table-row>
        <table:table-row table:style-name="ro2">
          <table:table-cell office:value-type="float" office:value="0.21">
            <text:p>0,21</text:p>
          </table:table-cell>
          <table:table-cell office:value-type="float" office:value="0.984547">
            <text:p>0,984547</text:p>
          </table:table-cell>
          <table:table-cell office:value-type="float" office:value="0.990398">
            <text:p>0,990398</text:p>
          </table:table-cell>
          <table:table-cell table:number-columns-repeated="1021"/>
        </table:table-row>
        <table:table-row table:style-name="ro2">
          <table:table-cell office:value-type="float" office:value="0.22">
            <text:p>0,22</text:p>
          </table:table-cell>
          <table:table-cell office:value-type="float" office:value="0.987292">
            <text:p>0,987292</text:p>
          </table:table-cell>
          <table:table-cell office:value-type="float" office:value="0.992274">
            <text:p>0,992274</text:p>
          </table:table-cell>
          <table:table-cell table:number-columns-repeated="1021"/>
        </table:table-row>
        <table:table-row table:style-name="ro2">
          <table:table-cell office:value-type="float" office:value="0.23">
            <text:p>0,23</text:p>
          </table:table-cell>
          <table:table-cell office:value-type="float" office:value="0.989545">
            <text:p>0,989545</text:p>
          </table:table-cell>
          <table:table-cell office:value-type="float" office:value="0.993781">
            <text:p>0,993781</text:p>
          </table:table-cell>
          <table:table-cell table:number-columns-repeated="1021"/>
        </table:table-row>
        <table:table-row table:style-name="ro2">
          <table:table-cell office:value-type="float" office:value="0.24">
            <text:p>0,24</text:p>
          </table:table-cell>
          <table:table-cell office:value-type="float" office:value="0.991395">
            <text:p>0,991395</text:p>
          </table:table-cell>
          <table:table-cell office:value-type="float" office:value="0.994991">
            <text:p>0,994991</text:p>
          </table:table-cell>
          <table:table-cell table:number-columns-repeated="1021"/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0.992915">
            <text:p>0,992915</text:p>
          </table:table-cell>
          <table:table-cell office:value-type="float" office:value="0.995963">
            <text:p>0,995963</text:p>
          </table:table-cell>
          <table:table-cell table:number-columns-repeated="1021"/>
        </table:table-row>
        <table:table-row table:style-name="ro2">
          <table:table-cell office:value-type="float" office:value="0.26">
            <text:p>0,26</text:p>
          </table:table-cell>
          <table:table-cell office:value-type="float" office:value="0.994164">
            <text:p>0,994164</text:p>
          </table:table-cell>
          <table:table-cell office:value-type="float" office:value="0.996745">
            <text:p>0,996745</text:p>
          </table:table-cell>
          <table:table-cell table:number-columns-repeated="1021"/>
        </table:table-row>
        <table:table-row table:style-name="ro2">
          <table:table-cell office:value-type="float" office:value="0.27">
            <text:p>0,27</text:p>
          </table:table-cell>
          <table:table-cell office:value-type="float" office:value="0.99519">
            <text:p>0,99519</text:p>
          </table:table-cell>
          <table:table-cell office:value-type="float" office:value="0.997374">
            <text:p>0,997374</text:p>
          </table:table-cell>
          <table:table-cell table:number-columns-repeated="1021"/>
        </table:table-row>
        <table:table-row table:style-name="ro2">
          <table:table-cell office:value-type="float" office:value="0.28">
            <text:p>0,28</text:p>
          </table:table-cell>
          <table:table-cell office:value-type="float" office:value="0.996034">
            <text:p>0,996034</text:p>
          </table:table-cell>
          <table:table-cell office:value-type="float" office:value="0.99788">
            <text:p>0,99788</text:p>
          </table:table-cell>
          <table:table-cell table:number-columns-repeated="1021"/>
        </table:table-row>
        <table:table-row table:style-name="ro2">
          <table:table-cell office:value-type="float" office:value="0.29">
            <text:p>0,29</text:p>
          </table:table-cell>
          <table:table-cell office:value-type="float" office:value="0.996729">
            <text:p>0,996729</text:p>
          </table:table-cell>
          <table:table-cell office:value-type="float" office:value="0.998287">
            <text:p>0,998287</text:p>
          </table:table-cell>
          <table:table-cell table:number-columns-repeated="1021"/>
        </table:table-row>
        <table:table-row table:style-name="ro2">
          <table:table-cell office:value-type="float" office:value="0.3">
            <text:p>0,3</text:p>
          </table:table-cell>
          <table:table-cell office:value-type="float" office:value="0.9973">
            <text:p>0,9973</text:p>
          </table:table-cell>
          <table:table-cell office:value-type="float" office:value="0.998616">
            <text:p>0,998616</text:p>
          </table:table-cell>
          <table:table-cell table:number-columns-repeated="1021"/>
        </table:table-row>
        <table:table-row table:style-name="ro2">
          <table:table-cell office:value-type="float" office:value="0.31">
            <text:p>0,31</text:p>
          </table:table-cell>
          <table:table-cell office:value-type="float" office:value="0.997771">
            <text:p>0,997771</text:p>
          </table:table-cell>
          <table:table-cell office:value-type="float" office:value="0.998881">
            <text:p>0,998881</text:p>
          </table:table-cell>
          <table:table-cell table:number-columns-repeated="1021"/>
        </table:table-row>
        <table:table-row table:style-name="ro2">
          <table:table-cell office:value-type="float" office:value="0.32">
            <text:p>0,32</text:p>
          </table:table-cell>
          <table:table-cell office:value-type="float" office:value="0.998158">
            <text:p>0,998158</text:p>
          </table:table-cell>
          <table:table-cell office:value-type="float" office:value="0.999094">
            <text:p>0,999094</text:p>
          </table:table-cell>
          <table:table-cell table:number-columns-repeated="1021"/>
        </table:table-row>
        <table:table-row table:style-name="ro2">
          <table:table-cell office:value-type="float" office:value="0.33">
            <text:p>0,33</text:p>
          </table:table-cell>
          <table:table-cell office:value-type="float" office:value="0.998478">
            <text:p>0,998478</text:p>
          </table:table-cell>
          <table:table-cell office:value-type="float" office:value="0.999266">
            <text:p>0,999266</text:p>
          </table:table-cell>
          <table:table-cell table:number-columns-repeated="1021"/>
        </table:table-row>
        <table:table-row table:style-name="ro2">
          <table:table-cell office:value-type="float" office:value="0.34">
            <text:p>0,34</text:p>
          </table:table-cell>
          <table:table-cell office:value-type="float" office:value="0.998741">
            <text:p>0,998741</text:p>
          </table:table-cell>
          <table:table-cell office:value-type="float" office:value="0.999405">
            <text:p>0,999405</text:p>
          </table:table-cell>
          <table:table-cell table:number-columns-repeated="1021"/>
        </table:table-row>
        <table:table-row table:style-name="ro2">
          <table:table-cell office:value-type="float" office:value="0.35">
            <text:p>0,35</text:p>
          </table:table-cell>
          <table:table-cell office:value-type="float" office:value="0.998958">
            <text:p>0,998958</text:p>
          </table:table-cell>
          <table:table-cell office:value-type="float" office:value="0.999518">
            <text:p>0,999518</text:p>
          </table:table-cell>
          <table:table-cell table:number-columns-repeated="1021"/>
        </table:table-row>
        <table:table-row table:style-name="ro2">
          <table:table-cell office:value-type="float" office:value="0.36">
            <text:p>0,36</text:p>
          </table:table-cell>
          <table:table-cell office:value-type="float" office:value="0.999137">
            <text:p>0,999137</text:p>
          </table:table-cell>
          <table:table-cell office:value-type="float" office:value="0.999609">
            <text:p>0,999609</text:p>
          </table:table-cell>
          <table:table-cell table:number-columns-repeated="1021"/>
        </table:table-row>
        <table:table-row table:style-name="ro2">
          <table:table-cell office:value-type="float" office:value="0.37">
            <text:p>0,37</text:p>
          </table:table-cell>
          <table:table-cell office:value-type="float" office:value="0.999285">
            <text:p>0,999285</text:p>
          </table:table-cell>
          <table:table-cell office:value-type="float" office:value="0.999682">
            <text:p>0,999682</text:p>
          </table:table-cell>
          <table:table-cell table:number-columns-repeated="1021"/>
        </table:table-row>
        <table:table-row table:style-name="ro2">
          <table:table-cell office:value-type="float" office:value="0.38">
            <text:p>0,38</text:p>
          </table:table-cell>
          <table:table-cell office:value-type="float" office:value="0.999408">
            <text:p>0,999408</text:p>
          </table:table-cell>
          <table:table-cell office:value-type="float" office:value="0.999742">
            <text:p>0,999742</text:p>
          </table:table-cell>
          <table:table-cell table:number-columns-repeated="1021"/>
        </table:table-row>
        <table:table-row table:style-name="ro2">
          <table:table-cell office:value-type="float" office:value="0.39">
            <text:p>0,39</text:p>
          </table:table-cell>
          <table:table-cell office:value-type="float" office:value="0.999509">
            <text:p>0,999509</text:p>
          </table:table-cell>
          <table:table-cell office:value-type="float" office:value="0.99979">
            <text:p>0,99979</text:p>
          </table:table-cell>
          <table:table-cell table:number-columns-repeated="1021"/>
        </table:table-row>
        <table:table-row table:style-name="ro2">
          <table:table-cell office:value-type="float" office:value="0.4">
            <text:p>0,4</text:p>
          </table:table-cell>
          <table:table-cell office:value-type="float" office:value="0.999592">
            <text:p>0,999592</text:p>
          </table:table-cell>
          <table:table-cell office:value-type="float" office:value="0.999829">
            <text:p>0,999829</text:p>
          </table:table-cell>
          <table:table-cell table:number-columns-repeated="1021"/>
        </table:table-row>
        <table:table-row table:style-name="ro2">
          <table:table-cell office:value-type="float" office:value="0.41">
            <text:p>0,41</text:p>
          </table:table-cell>
          <table:table-cell office:value-type="float" office:value="0.999661">
            <text:p>0,999661</text:p>
          </table:table-cell>
          <table:table-cell office:value-type="float" office:value="0.999861">
            <text:p>0,999861</text:p>
          </table:table-cell>
          <table:table-cell table:number-columns-repeated="1021"/>
        </table:table-row>
        <table:table-row table:style-name="ro2">
          <table:table-cell office:value-type="float" office:value="0.42">
            <text:p>0,42</text:p>
          </table:table-cell>
          <table:table-cell office:value-type="float" office:value="0.999719">
            <text:p>0,999719</text:p>
          </table:table-cell>
          <table:table-cell office:value-type="float" office:value="0.999887">
            <text:p>0,999887</text:p>
          </table:table-cell>
          <table:table-cell table:number-columns-repeated="1021"/>
        </table:table-row>
        <table:table-row table:style-name="ro2">
          <table:table-cell office:value-type="float" office:value="0.43">
            <text:p>0,43</text:p>
          </table:table-cell>
          <table:table-cell office:value-type="float" office:value="0.999766">
            <text:p>0,999766</text:p>
          </table:table-cell>
          <table:table-cell office:value-type="float" office:value="0.999908">
            <text:p>0,999908</text:p>
          </table:table-cell>
          <table:table-cell table:number-columns-repeated="1021"/>
        </table:table-row>
        <table:table-row table:style-name="ro2">
          <table:table-cell office:value-type="float" office:value="0.44">
            <text:p>0,44</text:p>
          </table:table-cell>
          <table:table-cell office:value-type="float" office:value="0.999805">
            <text:p>0,999805</text:p>
          </table:table-cell>
          <table:table-cell office:value-type="float" office:value="0.999925">
            <text:p>0,999925</text:p>
          </table:table-cell>
          <table:table-cell table:number-columns-repeated="1021"/>
        </table:table-row>
        <table:table-row table:style-name="ro2">
          <table:table-cell office:value-type="float" office:value="0.45">
            <text:p>0,45</text:p>
          </table:table-cell>
          <table:table-cell office:value-type="float" office:value="0.999838">
            <text:p>0,999838</text:p>
          </table:table-cell>
          <table:table-cell office:value-type="float" office:value="0.999938">
            <text:p>0,999938</text:p>
          </table:table-cell>
          <table:table-cell table:number-columns-repeated="1021"/>
        </table:table-row>
        <table:table-row table:style-name="ro2">
          <table:table-cell office:value-type="float" office:value="0.46">
            <text:p>0,46</text:p>
          </table:table-cell>
          <table:table-cell office:value-type="float" office:value="0.999865">
            <text:p>0,999865</text:p>
          </table:table-cell>
          <table:table-cell office:value-type="float" office:value="0.99995">
            <text:p>0,99995</text:p>
          </table:table-cell>
          <table:table-cell table:number-columns-repeated="1021"/>
        </table:table-row>
        <table:table-row table:style-name="ro2">
          <table:table-cell office:value-type="float" office:value="0.47">
            <text:p>0,47</text:p>
          </table:table-cell>
          <table:table-cell office:value-type="float" office:value="0.999888">
            <text:p>0,999888</text:p>
          </table:table-cell>
          <table:table-cell office:value-type="float" office:value="0.999959">
            <text:p>0,999959</text:p>
          </table:table-cell>
          <table:table-cell table:number-columns-repeated="1021"/>
        </table:table-row>
        <table:table-row table:style-name="ro2">
          <table:table-cell office:value-type="float" office:value="0.48">
            <text:p>0,48</text:p>
          </table:table-cell>
          <table:table-cell office:value-type="float" office:value="0.999906">
            <text:p>0,999906</text:p>
          </table:table-cell>
          <table:table-cell office:value-type="float" office:value="0.999966">
            <text:p>0,999966</text:p>
          </table:table-cell>
          <table:table-cell table:number-columns-repeated="1021"/>
        </table:table-row>
        <table:table-row table:style-name="ro2">
          <table:table-cell office:value-type="float" office:value="0.49">
            <text:p>0,49</text:p>
          </table:table-cell>
          <table:table-cell office:value-type="float" office:value="0.999922">
            <text:p>0,999922</text:p>
          </table:table-cell>
          <table:table-cell office:value-type="float" office:value="0.999972">
            <text:p>0,999972</text:p>
          </table:table-cell>
          <table:table-cell table:number-columns-repeated="1021"/>
        </table:table-row>
        <table:table-row table:style-name="ro2">
          <table:table-cell office:value-type="float" office:value="0.5">
            <text:p>0,5</text:p>
          </table:table-cell>
          <table:table-cell office:value-type="float" office:value="0.999935">
            <text:p>0,999935</text:p>
          </table:table-cell>
          <table:table-cell office:value-type="float" office:value="0.999977">
            <text:p>0,999977</text:p>
          </table:table-cell>
          <table:table-cell table:number-columns-repeated="1021"/>
        </table:table-row>
        <table:table-row table:style-name="ro2">
          <table:table-cell office:value-type="float" office:value="0.51">
            <text:p>0,51</text:p>
          </table:table-cell>
          <table:table-cell office:value-type="float" office:value="0.999945">
            <text:p>0,999945</text:p>
          </table:table-cell>
          <table:table-cell office:value-type="float" office:value="0.999981">
            <text:p>0,999981</text:p>
          </table:table-cell>
          <table:table-cell table:number-columns-repeated="1021"/>
        </table:table-row>
        <table:table-row table:style-name="ro2">
          <table:table-cell office:value-type="float" office:value="0.52">
            <text:p>0,52</text:p>
          </table:table-cell>
          <table:table-cell office:value-type="float" office:value="0.999954">
            <text:p>0,999954</text:p>
          </table:table-cell>
          <table:table-cell office:value-type="float" office:value="0.999985">
            <text:p>0,999985</text:p>
          </table:table-cell>
          <table:table-cell table:number-columns-repeated="1021"/>
        </table:table-row>
        <table:table-row table:style-name="ro2">
          <table:table-cell office:value-type="float" office:value="0.53">
            <text:p>0,53</text:p>
          </table:table-cell>
          <table:table-cell office:value-type="float" office:value="0.999962">
            <text:p>0,999962</text:p>
          </table:table-cell>
          <table:table-cell office:value-type="float" office:value="0.999987">
            <text:p>0,999987</text:p>
          </table:table-cell>
          <table:table-cell table:number-columns-repeated="1021"/>
        </table:table-row>
        <table:table-row table:style-name="ro2">
          <table:table-cell office:value-type="float" office:value="0.54">
            <text:p>0,54</text:p>
          </table:table-cell>
          <table:table-cell office:value-type="float" office:value="0.999968">
            <text:p>0,999968</text:p>
          </table:table-cell>
          <table:table-cell office:value-type="float" office:value="0.99999">
            <text:p>0,99999</text:p>
          </table:table-cell>
          <table:table-cell table:number-columns-repeated="1021"/>
        </table:table-row>
        <table:table-row table:style-name="ro2">
          <table:table-cell office:value-type="float" office:value="0.55">
            <text:p>0,55</text:p>
          </table:table-cell>
          <table:table-cell office:value-type="float" office:value="0.999973">
            <text:p>0,999973</text:p>
          </table:table-cell>
          <table:table-cell office:value-type="float" office:value="0.999991">
            <text:p>0,999991</text:p>
          </table:table-cell>
          <table:table-cell table:number-columns-repeated="1021"/>
        </table:table-row>
        <table:table-row table:style-name="ro2">
          <table:table-cell office:value-type="float" office:value="0.56">
            <text:p>0,56</text:p>
          </table:table-cell>
          <table:table-cell office:value-type="float" office:value="0.999978">
            <text:p>0,999978</text:p>
          </table:table-cell>
          <table:table-cell office:value-type="float" office:value="0.999993">
            <text:p>0,999993</text:p>
          </table:table-cell>
          <table:table-cell table:number-columns-repeated="4"/>
          <table:table-cell>
            <draw:frame table:end-cell-address="'bezp nie stab'.V97" table:end-x="1.421cm" table:end-y="0.332cm" draw:z-index="1" draw:style-name="gr1" draw:text-style-name="P1" svg:width="31.213cm" svg:height="17.582cm" svg:x="1.822cm" svg:y="0.364cm">
              <draw:object draw:notify-on-update-of-ranges="'bezp nie stab'.E1:'bezp nie stab'.E1 'bezp nie stab'.E2:'bezp nie stab'.E14 'bezp nie stab'.F1:'bezp nie stab'.F1 'bezp nie stab'.F2:'bezp nie stab'.F14 'bezp nie stab'.E2:'bezp nie stab'.E14 'bezp nie stab'.G1:'bezp nie stab'.G1 'bezp nie stab'.G2:'bezp nie stab'.G14 'bezp nie stab'.E2:'bezp nie stab'.E1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office:value-type="float" office:value="0.57">
            <text:p>0,57</text:p>
          </table:table-cell>
          <table:table-cell office:value-type="float" office:value="0.999981">
            <text:p>0,999981</text:p>
          </table:table-cell>
          <table:table-cell office:value-type="float" office:value="0.999994">
            <text:p>0,999994</text:p>
          </table:table-cell>
          <table:table-cell table:number-columns-repeated="1021"/>
        </table:table-row>
        <table:table-row table:style-name="ro2">
          <table:table-cell office:value-type="float" office:value="0.58">
            <text:p>0,58</text:p>
          </table:table-cell>
          <table:table-cell office:value-type="float" office:value="0.999984">
            <text:p>0,999984</text:p>
          </table:table-cell>
          <table:table-cell office:value-type="float" office:value="0.999995">
            <text:p>0,999995</text:p>
          </table:table-cell>
          <table:table-cell table:number-columns-repeated="1021"/>
        </table:table-row>
        <table:table-row table:style-name="ro2">
          <table:table-cell office:value-type="float" office:value="0.59">
            <text:p>0,59</text:p>
          </table:table-cell>
          <table:table-cell office:value-type="float" office:value="0.999987">
            <text:p>0,999987</text:p>
          </table:table-cell>
          <table:table-cell office:value-type="float" office:value="0.999996">
            <text:p>0,999996</text:p>
          </table:table-cell>
          <table:table-cell table:number-columns-repeated="1021"/>
        </table:table-row>
        <table:table-row table:style-name="ro2">
          <table:table-cell office:value-type="float" office:value="0.6">
            <text:p>0,6</text:p>
          </table:table-cell>
          <table:table-cell office:value-type="float" office:value="0.999989">
            <text:p>0,999989</text:p>
          </table:table-cell>
          <table:table-cell office:value-type="float" office:value="0.999997">
            <text:p>0,999997</text:p>
          </table:table-cell>
          <table:table-cell table:number-columns-repeated="1021"/>
        </table:table-row>
        <table:table-row table:style-name="ro2">
          <table:table-cell office:value-type="float" office:value="0.61">
            <text:p>0,61</text:p>
          </table:table-cell>
          <table:table-cell office:value-type="float" office:value="0.999991">
            <text:p>0,999991</text:p>
          </table:table-cell>
          <table:table-cell office:value-type="float" office:value="0.999997">
            <text:p>0,999997</text:p>
          </table:table-cell>
          <table:table-cell table:number-columns-repeated="1021"/>
        </table:table-row>
        <table:table-row table:style-name="ro2">
          <table:table-cell office:value-type="float" office:value="0.62">
            <text:p>0,62</text:p>
          </table:table-cell>
          <table:table-cell office:value-type="float" office:value="0.999992">
            <text:p>0,999992</text:p>
          </table:table-cell>
          <table:table-cell office:value-type="float" office:value="0.999998">
            <text:p>0,999998</text:p>
          </table:table-cell>
          <table:table-cell table:number-columns-repeated="1021"/>
        </table:table-row>
        <table:table-row table:style-name="ro2">
          <table:table-cell office:value-type="float" office:value="0.63">
            <text:p>0,63</text:p>
          </table:table-cell>
          <table:table-cell office:value-type="float" office:value="0.999993">
            <text:p>0,999993</text:p>
          </table:table-cell>
          <table:table-cell office:value-type="float" office:value="0.999998">
            <text:p>0,999998</text:p>
          </table:table-cell>
          <table:table-cell table:number-columns-repeated="1021"/>
        </table:table-row>
        <table:table-row table:style-name="ro2">
          <table:table-cell office:value-type="float" office:value="0.64">
            <text:p>0,64</text:p>
          </table:table-cell>
          <table:table-cell office:value-type="float" office:value="0.999994">
            <text:p>0,999994</text:p>
          </table:table-cell>
          <table:table-cell office:value-type="float" office:value="0.999998">
            <text:p>0,999998</text:p>
          </table:table-cell>
          <table:table-cell table:number-columns-repeated="1021"/>
        </table:table-row>
        <table:table-row table:style-name="ro2">
          <table:table-cell office:value-type="float" office:value="0.65">
            <text:p>0,65</text:p>
          </table:table-cell>
          <table:table-cell office:value-type="float" office:value="0.999995">
            <text:p>0,999995</text:p>
          </table:table-cell>
          <table:table-cell office:value-type="float" office:value="0.999999">
            <text:p>0,999999</text:p>
          </table:table-cell>
          <table:table-cell table:number-columns-repeated="1021"/>
        </table:table-row>
        <table:table-row table:style-name="ro2">
          <table:table-cell office:value-type="float" office:value="0.66">
            <text:p>0,66</text:p>
          </table:table-cell>
          <table:table-cell office:value-type="float" office:value="0.999996">
            <text:p>0,999996</text:p>
          </table:table-cell>
          <table:table-cell office:value-type="float" office:value="0.999999">
            <text:p>0,999999</text:p>
          </table:table-cell>
          <table:table-cell table:number-columns-repeated="1021"/>
        </table:table-row>
        <table:table-row table:style-name="ro2">
          <table:table-cell office:value-type="float" office:value="0.67">
            <text:p>0,67</text:p>
          </table:table-cell>
          <table:table-cell office:value-type="float" office:value="0.999997">
            <text:p>0,999997</text:p>
          </table:table-cell>
          <table:table-cell office:value-type="float" office:value="0.999999">
            <text:p>0,999999</text:p>
          </table:table-cell>
          <table:table-cell table:number-columns-repeated="1021"/>
        </table:table-row>
        <table:table-row table:style-name="ro2">
          <table:table-cell office:value-type="float" office:value="0.68">
            <text:p>0,68</text:p>
          </table:table-cell>
          <table:table-cell office:value-type="float" office:value="0.999997">
            <text:p>0,999997</text:p>
          </table:table-cell>
          <table:table-cell office:value-type="float" office:value="0.999999">
            <text:p>0,999999</text:p>
          </table:table-cell>
          <table:table-cell table:number-columns-repeated="1021"/>
        </table:table-row>
        <table:table-row table:style-name="ro2">
          <table:table-cell office:value-type="float" office:value="0.69">
            <text:p>0,69</text:p>
          </table:table-cell>
          <table:table-cell office:value-type="float" office:value="0.999998">
            <text:p>0,999998</text:p>
          </table:table-cell>
          <table:table-cell office:value-type="float" office:value="0.999999">
            <text:p>0,999999</text:p>
          </table:table-cell>
          <table:table-cell table:number-columns-repeated="1021"/>
        </table:table-row>
        <table:table-row table:style-name="ro2">
          <table:table-cell office:value-type="float" office:value="0.7">
            <text:p>0,7</text:p>
          </table:table-cell>
          <table:table-cell office:value-type="float" office:value="0.999998">
            <text:p>0,999998</text:p>
          </table:table-cell>
          <table:table-cell office:value-type="float" office:value="0.999999">
            <text:p>0,999999</text:p>
          </table:table-cell>
          <table:table-cell table:number-columns-repeated="1021"/>
        </table:table-row>
        <table:table-row table:style-name="ro2">
          <table:table-cell office:value-type="float" office:value="0.71">
            <text:p>0,71</text:p>
          </table:table-cell>
          <table:table-cell office:value-type="float" office:value="0.999998">
            <text:p>0,9999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72">
            <text:p>0,72</text:p>
          </table:table-cell>
          <table:table-cell office:value-type="float" office:value="0.999999">
            <text:p>0,9999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73">
            <text:p>0,73</text:p>
          </table:table-cell>
          <table:table-cell office:value-type="float" office:value="0.999999">
            <text:p>0,9999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74">
            <text:p>0,74</text:p>
          </table:table-cell>
          <table:table-cell office:value-type="float" office:value="0.999999">
            <text:p>0,9999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75">
            <text:p>0,75</text:p>
          </table:table-cell>
          <table:table-cell office:value-type="float" office:value="0.999999">
            <text:p>0,9999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76">
            <text:p>0,76</text:p>
          </table:table-cell>
          <table:table-cell office:value-type="float" office:value="0.999999">
            <text:p>0,9999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77">
            <text:p>0,77</text:p>
          </table:table-cell>
          <table:table-cell office:value-type="float" office:value="0.999999">
            <text:p>0,9999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78">
            <text:p>0,78</text:p>
          </table:table-cell>
          <table:table-cell office:value-type="float" office:value="0.999999">
            <text:p>0,9999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79">
            <text:p>0,7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8">
            <text:p>0,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81">
            <text:p>0,8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82">
            <text:p>0,8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83">
            <text:p>0,8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84">
            <text:p>0,8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85">
            <text:p>0,8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86">
            <text:p>0,8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87">
            <text:p>0,87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88">
            <text:p>0,8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89">
            <text:p>0,8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9">
            <text:p>0,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91">
            <text:p>0,9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92">
            <text:p>0,9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93">
            <text:p>0,9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94">
            <text:p>0,9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95">
            <text:p>0,9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96">
            <text:p>0,9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97">
            <text:p>0,97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98">
            <text:p>0,9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0.99">
            <text:p>0,9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3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01">
            <text:p>1,0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02">
            <text:p>1,0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03">
            <text:p>1,0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04">
            <text:p>1,0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05">
            <text:p>1,0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06">
            <text:p>1,0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07">
            <text:p>1,07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08">
            <text:p>1,0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09">
            <text:p>1,0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1">
            <text:p>1,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11">
            <text:p>1,1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12">
            <text:p>1,1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13">
            <text:p>1,1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14">
            <text:p>1,1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15">
            <text:p>1,1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16">
            <text:p>1,1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17">
            <text:p>1,17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18">
            <text:p>1,1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19">
            <text:p>1,1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2">
            <text:p>1,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21">
            <text:p>1,2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22">
            <text:p>1,2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23">
            <text:p>1,2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24">
            <text:p>1,2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25">
            <text:p>1,2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26">
            <text:p>1,2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27">
            <text:p>1,27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28">
            <text:p>1,2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29">
            <text:p>1,2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3">
            <text:p>1,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31">
            <text:p>1,3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32">
            <text:p>1,3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33">
            <text:p>1,3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34">
            <text:p>1,3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35">
            <text:p>1,3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36">
            <text:p>1,3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37">
            <text:p>1,37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38">
            <text:p>1,3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39">
            <text:p>1,3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4">
            <text:p>1,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41">
            <text:p>1,4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42">
            <text:p>1,4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43">
            <text:p>1,4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44">
            <text:p>1,4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45">
            <text:p>1,4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46">
            <text:p>1,4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47">
            <text:p>1,47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48">
            <text:p>1,4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49">
            <text:p>1,4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51">
            <text:p>1,5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52">
            <text:p>1,5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53">
            <text:p>1,5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54">
            <text:p>1,5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55">
            <text:p>1,5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56">
            <text:p>1,5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57">
            <text:p>1,57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58">
            <text:p>1,5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59">
            <text:p>1,5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6">
            <text:p>1,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61">
            <text:p>1,6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62">
            <text:p>1,6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63">
            <text:p>1,6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64">
            <text:p>1,6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65">
            <text:p>1,6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66">
            <text:p>1,6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67">
            <text:p>1,67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68">
            <text:p>1,6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69">
            <text:p>1,6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7">
            <text:p>1,7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71">
            <text:p>1,7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72">
            <text:p>1,7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73">
            <text:p>1,7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74">
            <text:p>1,7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75">
            <text:p>1,7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76">
            <text:p>1,7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77">
            <text:p>1,77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78">
            <text:p>1,7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79">
            <text:p>1,7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8">
            <text:p>1,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81">
            <text:p>1,8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82">
            <text:p>1,8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83">
            <text:p>1,8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84">
            <text:p>1,8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85">
            <text:p>1,8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86">
            <text:p>1,8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87">
            <text:p>1,87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88">
            <text:p>1,8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89">
            <text:p>1,8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9">
            <text:p>1,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91">
            <text:p>1,9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92">
            <text:p>1,9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93">
            <text:p>1,9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94">
            <text:p>1,9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95">
            <text:p>1,9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96">
            <text:p>1,9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97">
            <text:p>1,97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98">
            <text:p>1,9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.99">
            <text:p>1,9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01">
            <text:p>2,0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02">
            <text:p>2,0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03">
            <text:p>2,0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04">
            <text:p>2,0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05">
            <text:p>2,0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06">
            <text:p>2,0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07">
            <text:p>2,07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08">
            <text:p>2,0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09">
            <text:p>2,0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1">
            <text:p>2,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11">
            <text:p>2,1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12">
            <text:p>2,1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13">
            <text:p>2,1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14">
            <text:p>2,1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15">
            <text:p>2,1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16">
            <text:p>2,1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17">
            <text:p>2,17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18">
            <text:p>2,1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19">
            <text:p>2,1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2">
            <text:p>2,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21">
            <text:p>2,2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22">
            <text:p>2,2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23">
            <text:p>2,2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24">
            <text:p>2,2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25">
            <text:p>2,2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26">
            <text:p>2,2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27">
            <text:p>2,27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28">
            <text:p>2,2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29">
            <text:p>2,2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3">
            <text:p>2,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31">
            <text:p>2,3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32">
            <text:p>2,3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33">
            <text:p>2,3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34">
            <text:p>2,3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35">
            <text:p>2,3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36">
            <text:p>2,3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37">
            <text:p>2,37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38">
            <text:p>2,3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39">
            <text:p>2,3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4">
            <text:p>2,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41">
            <text:p>2,4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42">
            <text:p>2,4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43">
            <text:p>2,4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44">
            <text:p>2,4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45">
            <text:p>2,4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46">
            <text:p>2,4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47">
            <text:p>2,47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48">
            <text:p>2,4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49">
            <text:p>2,4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5">
            <text:p>2,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51">
            <text:p>2,5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52">
            <text:p>2,5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53">
            <text:p>2,5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54">
            <text:p>2,5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55">
            <text:p>2,5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56">
            <text:p>2,5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57">
            <text:p>2,57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58">
            <text:p>2,5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59">
            <text:p>2,5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6">
            <text:p>2,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61">
            <text:p>2,6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62">
            <text:p>2,6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63">
            <text:p>2,6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64">
            <text:p>2,6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65">
            <text:p>2,6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66">
            <text:p>2,6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67">
            <text:p>2,67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68">
            <text:p>2,6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69">
            <text:p>2,6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7">
            <text:p>2,7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71">
            <text:p>2,7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72">
            <text:p>2,7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73">
            <text:p>2,7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74">
            <text:p>2,7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75">
            <text:p>2,7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76">
            <text:p>2,7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77">
            <text:p>2,77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78">
            <text:p>2,7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79">
            <text:p>2,7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8">
            <text:p>2,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81">
            <text:p>2,8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82">
            <text:p>2,8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83">
            <text:p>2,8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84">
            <text:p>2,8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85">
            <text:p>2,8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86">
            <text:p>2,8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87">
            <text:p>2,87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88">
            <text:p>2,8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89">
            <text:p>2,8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9">
            <text:p>2,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91">
            <text:p>2,9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92">
            <text:p>2,9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93">
            <text:p>2,9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94">
            <text:p>2,9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95">
            <text:p>2,9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96">
            <text:p>2,9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97">
            <text:p>2,97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98">
            <text:p>2,98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.99">
            <text:p>2,99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2" table:number-rows-repeated="10482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edy" table:style-name="ta1" table:print="false">
        <table:table-column table:style-name="co1" table:number-columns-repeated="7" table:default-cell-style-name="Default"/>
        <table:table-row table:style-name="ro2">
          <table:table-cell table:style-name="ce1" office:value-type="string">
            <text:p>log10(t)</text:p>
          </table:table-cell>
          <table:table-cell table:style-name="ce1" office:value-type="string">
            <text:p>Metoda bezpośrednia Eulera</text:p>
          </table:table-cell>
          <table:table-cell table:style-name="ce1" office:value-type="string">
            <text:p>Metoda pośrednia Eulera</text:p>
          </table:table-cell>
          <table:table-cell office:value-type="string">
            <text:p>Metoda trapezów</text:p>
          </table:table-cell>
          <table:table-cell table:number-columns-repeated="3"/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0.051493442">
            <text:p>0,051493442</text:p>
          </table:table-cell>
          <table:table-cell office:value-type="float" office:value="-0.70190568">
            <text:p>-0,70190568</text:p>
          </table:table-cell>
          <table:table-cell office:value-type="float" office:value="-0.87521814">
            <text:p>-0,87521814</text:p>
          </table:table-cell>
          <table:table-cell table:number-columns-repeated="2"/>
          <table:table-cell>
            <draw:frame table:end-cell-address="bledy.T40" table:end-x="0.838cm" table:end-y="0.383cm" draw:z-index="0" draw:style-name="gr1" draw:text-style-name="P1" svg:width="30.093cm" svg:height="17.445cm" svg:x="0.101cm" svg:y="0.1cm">
              <draw:object draw:notify-on-update-of-ranges="bledy.A1:bledy.A1 bledy.A2:bledy.A301 bledy.B1:bledy.B1 bledy.B2:bledy.B2000 bledy.A2:bledy.A2000 bledy.C1:bledy.C1 bledy.C2:bledy.C2000 bledy.A2:bledy.A2000 bledy.D1:bledy.D1 bledy.D2:bledy.D2000 bledy.A2:bledy.A2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float" office:value="-1.30103">
            <text:p>-1,30103</text:p>
          </table:table-cell>
          <table:table-cell office:value-type="float" office:value="-0.43558767">
            <text:p>-0,43558767</text:p>
          </table:table-cell>
          <table:table-cell office:value-type="float" office:value="-0.87850782">
            <text:p>-0,87850782</text:p>
          </table:table-cell>
          <table:table-cell office:value-type="float" office:value="-1.471959">
            <text:p>-1,471959</text:p>
          </table:table-cell>
          <table:table-cell table:number-columns-repeated="3"/>
        </table:table-row>
        <table:table-row table:style-name="ro2">
          <table:table-cell office:value-type="float" office:value="-1.60206">
            <text:p>-1,60206</text:p>
          </table:table-cell>
          <table:table-cell office:value-type="float" office:value="-0.92943527">
            <text:p>-0,92943527</text:p>
          </table:table-cell>
          <table:table-cell office:value-type="float" office:value="-1.1155275">
            <text:p>-1,1155275</text:p>
          </table:table-cell>
          <table:table-cell office:value-type="float" office:value="-2.1218271">
            <text:p>-2,1218271</text:p>
          </table:table-cell>
          <table:table-cell table:number-columns-repeated="3"/>
        </table:table-row>
        <table:table-row table:style-name="ro2">
          <table:table-cell office:value-type="float" office:value="-1.90309">
            <text:p>-1,90309</text:p>
          </table:table-cell>
          <table:table-cell office:value-type="float" office:value="-1.2892103">
            <text:p>-1,2892103</text:p>
          </table:table-cell>
          <table:table-cell office:value-type="float" office:value="-1.379248">
            <text:p>-1,379248</text:p>
          </table:table-cell>
          <table:table-cell office:value-type="float" office:value="-2.7474544">
            <text:p>-2,7474544</text:p>
          </table:table-cell>
          <table:table-cell table:number-columns-repeated="3"/>
        </table:table-row>
        <table:table-row table:style-name="ro2">
          <table:table-cell office:value-type="float" office:value="-2.20412">
            <text:p>-2,20412</text:p>
          </table:table-cell>
          <table:table-cell office:value-type="float" office:value="-1.6156768">
            <text:p>-1,6156768</text:p>
          </table:table-cell>
          <table:table-cell office:value-type="float" office:value="-1.659871">
            <text:p>-1,659871</text:p>
          </table:table-cell>
          <table:table-cell office:value-type="float" office:value="-3.3775392">
            <text:p>-3,3775392</text:p>
          </table:table-cell>
          <table:table-cell table:number-columns-repeated="3"/>
        </table:table-row>
        <table:table-row table:style-name="ro2">
          <table:table-cell office:value-type="float" office:value="-2.50515">
            <text:p>-2,50515</text:p>
          </table:table-cell>
          <table:table-cell office:value-type="float" office:value="-1.9286618">
            <text:p>-1,9286618</text:p>
          </table:table-cell>
          <table:table-cell office:value-type="float" office:value="-1.9501824">
            <text:p>-1,9501824</text:p>
          </table:table-cell>
          <table:table-cell office:value-type="float" office:value="-4.031833">
            <text:p>-4,031833</text:p>
          </table:table-cell>
          <table:table-cell table:number-columns-repeated="3"/>
        </table:table-row>
        <table:table-row table:style-name="ro2">
          <table:table-cell office:value-type="float" office:value="-2.80618">
            <text:p>-2,80618</text:p>
          </table:table-cell>
          <table:table-cell office:value-type="float" office:value="-2.2354984">
            <text:p>-2,2354984</text:p>
          </table:table-cell>
          <table:table-cell office:value-type="float" office:value="-2.2457124">
            <text:p>-2,2457124</text:p>
          </table:table-cell>
          <table:table-cell office:value-type="float" office:value="-4.7286891">
            <text:p>-4,7286891</text:p>
          </table:table-cell>
          <table:table-cell table:number-columns-repeated="3"/>
        </table:table-row>
        <table:table-row table:style-name="ro2">
          <table:table-cell office:value-type="float" office:value="-3.10721">
            <text:p>-3,10721</text:p>
          </table:table-cell>
          <table:table-cell office:value-type="float" office:value="-2.5393911">
            <text:p>-2,5393911</text:p>
          </table:table-cell>
          <table:table-cell office:value-type="float" office:value="-2.5439556">
            <text:p>-2,5439556</text:p>
          </table:table-cell>
          <table:table-cell office:value-type="float" office:value="-5.2350948">
            <text:p>-5,2350948</text:p>
          </table:table-cell>
          <table:table-cell table:number-columns-repeated="3"/>
        </table:table-row>
        <table:table-row table:style-name="ro2">
          <table:table-cell office:value-type="float" office:value="-3.40824">
            <text:p>-3,40824</text:p>
          </table:table-cell>
          <table:table-cell office:value-type="float" office:value="-2.8418425">
            <text:p>-2,8418425</text:p>
          </table:table-cell>
          <table:table-cell office:value-type="float" office:value="-2.8435827">
            <text:p>-2,8435827</text:p>
          </table:table-cell>
          <table:table-cell office:value-type="float" office:value="-5.4004307">
            <text:p>-5,4004307</text:p>
          </table:table-cell>
          <table:table-cell table:number-columns-repeated="3"/>
        </table:table-row>
        <table:table-row table:style-name="ro2">
          <table:table-cell office:value-type="float" office:value="-3.70927">
            <text:p>-3,70927</text:p>
          </table:table-cell>
          <table:table-cell office:value-type="float" office:value="-3.1435796">
            <text:p>-3,1435796</text:p>
          </table:table-cell>
          <table:table-cell office:value-type="float" office:value="-3.1439089">
            <text:p>-3,1439089</text:p>
          </table:table-cell>
          <table:table-cell office:value-type="float" office:value="-5.6391859">
            <text:p>-5,6391859</text:p>
          </table:table-cell>
          <table:table-cell table:number-columns-repeated="3"/>
        </table:table-row>
        <table:table-row table:style-name="ro2">
          <table:table-cell office:value-type="float" office:value="-4.0103">
            <text:p>-4,0103</text:p>
          </table:table-cell>
          <table:table-cell office:value-type="float" office:value="-3.4449633">
            <text:p>-3,4449633</text:p>
          </table:table-cell>
          <table:table-cell office:value-type="float" office:value="-3.4445861">
            <text:p>-3,4445861</text:p>
          </table:table-cell>
          <table:table-cell office:value-type="float" office:value="-5.91051">
            <text:p>-5,91051</text:p>
          </table:table-cell>
          <table:table-cell table:number-columns-repeated="3"/>
        </table:table-row>
        <table:table-row table:style-name="ro2">
          <table:table-cell office:value-type="float" office:value="-4.31133">
            <text:p>-4,31133</text:p>
          </table:table-cell>
          <table:table-cell office:value-type="float" office:value="-3.7461701">
            <text:p>-3,7461701</text:p>
          </table:table-cell>
          <table:table-cell office:value-type="float" office:value="-3.7454398">
            <text:p>-3,7454398</text:p>
          </table:table-cell>
          <table:table-cell office:value-type="float" office:value="-6.1970459">
            <text:p>-6,1970459</text:p>
          </table:table-cell>
          <table:table-cell table:number-columns-repeated="3"/>
        </table:table-row>
        <table:table-row table:style-name="ro2">
          <table:table-cell office:value-type="float" office:value="-4.6123599">
            <text:p>-4,6123599</text:p>
          </table:table-cell>
          <table:table-cell office:value-type="float" office:value="-4.0472885">
            <text:p>-4,0472885</text:p>
          </table:table-cell>
          <table:table-cell office:value-type="float" office:value="-4.0463816">
            <text:p>-4,0463816</text:p>
          </table:table-cell>
          <table:table-cell office:value-type="float" office:value="-6.4909184">
            <text:p>-6,4909184</text:p>
          </table:table-cell>
          <table:table-cell table:number-columns-repeated="3"/>
        </table:table-row>
        <table:table-row table:style-name="ro2">
          <table:table-cell office:value-type="float" office:value="-4.9133899">
            <text:p>-4,9133899</text:p>
          </table:table-cell>
          <table:table-cell office:value-type="float" office:value="-4.3483627">
            <text:p>-4,3483627</text:p>
          </table:table-cell>
          <table:table-cell office:value-type="float" office:value="-4.3473675">
            <text:p>-4,3473675</text:p>
          </table:table-cell>
          <table:table-cell office:value-type="float" office:value="-6.788392">
            <text:p>-6,788392</text:p>
          </table:table-cell>
          <table:table-cell table:number-columns-repeated="3"/>
        </table:table-row>
        <table:table-row table:style-name="ro2">
          <table:table-cell office:value-type="float" office:value="-5.2144199">
            <text:p>-5,2144199</text:p>
          </table:table-cell>
          <table:table-cell office:value-type="float" office:value="-4.6494147">
            <text:p>-4,6494147</text:p>
          </table:table-cell>
          <table:table-cell office:value-type="float" office:value="-4.6483754">
            <text:p>-4,6483754</text:p>
          </table:table-cell>
          <table:table-cell office:value-type="float" office:value="-7.1776312">
            <text:p>-7,1776312</text:p>
          </table:table-cell>
          <table:table-cell table:number-columns-repeated="3"/>
        </table:table-row>
        <table:table-row table:style-name="ro2">
          <table:table-cell office:value-type="float" office:value="-5.5154499">
            <text:p>-5,5154499</text:p>
          </table:table-cell>
          <table:table-cell office:value-type="float" office:value="-4.9953703">
            <text:p>-4,9953703</text:p>
          </table:table-cell>
          <table:table-cell office:value-type="float" office:value="-4.9947354">
            <text:p>-4,9947354</text:p>
          </table:table-cell>
          <table:table-cell office:value-type="float" office:value="-7.814767">
            <text:p>-7,814767</text:p>
          </table:table-cell>
          <table:table-cell table:number-columns-repeated="3"/>
        </table:table-row>
        <table:table-row table:style-name="ro2">
          <table:table-cell office:value-type="float" office:value="-5.8164799">
            <text:p>-5,8164799</text:p>
          </table:table-cell>
          <table:table-cell office:value-type="float" office:value="-5.4646826">
            <text:p>-5,4646826</text:p>
          </table:table-cell>
          <table:table-cell office:value-type="float" office:value="-5.464367">
            <text:p>-5,464367</text:p>
          </table:table-cell>
          <table:table-cell office:value-type="float" office:value="-8.5850713">
            <text:p>-8,5850713</text:p>
          </table:table-cell>
          <table:table-cell table:number-columns-repeated="3"/>
        </table:table-row>
        <table:table-row table:style-name="ro2">
          <table:table-cell office:value-type="float" office:value="-6.1175099">
            <text:p>-6,1175099</text:p>
          </table:table-cell>
          <table:table-cell office:value-type="float" office:value="-6.0003812">
            <text:p>-6,0003812</text:p>
          </table:table-cell>
          <table:table-cell office:value-type="float" office:value="-6.0002239">
            <text:p>-6,0002239</text:p>
          </table:table-cell>
          <table:table-cell office:value-type="float" office:value="-9.4218145">
            <text:p>-9,4218145</text:p>
          </table:table-cell>
          <table:table-cell table:number-columns-repeated="3"/>
        </table:table-row>
        <table:table-row table:style-name="ro2">
          <table:table-cell office:value-type="float" office:value="-6.4185399">
            <text:p>-6,4185399</text:p>
          </table:table-cell>
          <table:table-cell office:value-type="float" office:value="-6.5692653">
            <text:p>-6,5692653</text:p>
          </table:table-cell>
          <table:table-cell office:value-type="float" office:value="-6.5691867">
            <text:p>-6,5691867</text:p>
          </table:table-cell>
          <table:table-cell office:value-type="float" office:value="-10.291687">
            <text:p>-10,291687</text:p>
          </table:table-cell>
          <table:table-cell table:number-columns-repeated="3"/>
        </table:table-row>
        <table:table-row table:style-name="ro2">
          <table:table-cell office:value-type="float" office:value="-6.7195699">
            <text:p>-6,7195699</text:p>
          </table:table-cell>
          <table:table-cell office:value-type="float" office:value="-7.1547388">
            <text:p>-7,1547388</text:p>
          </table:table-cell>
          <table:table-cell office:value-type="float" office:value="-7.1546995">
            <text:p>-7,1546995</text:p>
          </table:table-cell>
          <table:table-cell office:value-type="float" office:value="-11.177924">
            <text:p>-11,177924</text:p>
          </table:table-cell>
          <table:table-cell table:number-columns-repeated="3"/>
        </table:table-row>
        <table:table-row table:style-name="ro2">
          <table:table-cell office:value-type="float" office:value="-7.0205999">
            <text:p>-7,0205999</text:p>
          </table:table-cell>
          <table:table-cell office:value-type="float" office:value="-7.748506">
            <text:p>-7,748506</text:p>
          </table:table-cell>
          <table:table-cell office:value-type="float" office:value="-7.7484862">
            <text:p>-7,7484862</text:p>
          </table:table-cell>
          <table:table-cell office:value-type="float" office:value="-12.071688">
            <text:p>-12,071688</text:p>
          </table:table-cell>
          <table:table-cell table:number-columns-repeated="3"/>
        </table:table-row>
        <table:table-row table:style-name="ro2">
          <table:table-cell office:value-type="float" office:value="-7.3216299">
            <text:p>-7,3216299</text:p>
          </table:table-cell>
          <table:table-cell office:value-type="float" office:value="-8.3464197">
            <text:p>-8,3464197</text:p>
          </table:table-cell>
          <table:table-cell office:value-type="float" office:value="-8.3464096">
            <text:p>-8,3464096</text:p>
          </table:table-cell>
          <table:table-cell office:value-type="float" office:value="-12.965912">
            <text:p>-12,965912</text:p>
          </table:table-cell>
          <table:table-cell table:number-columns-repeated="3"/>
        </table:table-row>
        <table:table-row table:style-name="ro2">
          <table:table-cell office:value-type="float" office:value="-7.6226599">
            <text:p>-7,6226599</text:p>
          </table:table-cell>
          <table:table-cell office:value-type="float" office:value="-8.9464067">
            <text:p>-8,9464067</text:p>
          </table:table-cell>
          <table:table-cell office:value-type="float" office:value="-8.9464012">
            <text:p>-8,9464012</text:p>
          </table:table-cell>
          <table:table-cell office:value-type="float" office:value="-13.847115">
            <text:p>-13,847115</text:p>
          </table:table-cell>
          <table:table-cell table:number-columns-repeated="3"/>
        </table:table-row>
        <table:table-row table:style-name="ro2">
          <table:table-cell office:value-type="float" office:value="-7.9236899">
            <text:p>-7,9236899</text:p>
          </table:table-cell>
          <table:table-cell office:value-type="float" office:value="-9.5474303">
            <text:p>-9,5474303</text:p>
          </table:table-cell>
          <table:table-cell office:value-type="float" office:value="-9.5474267">
            <text:p>-9,5474267</text:p>
          </table:table-cell>
          <table:table-cell office:value-type="float" office:value="-14.672191">
            <text:p>-14,672191</text:p>
          </table:table-cell>
          <table:table-cell table:number-columns-repeated="3"/>
        </table:table-row>
        <table:table-row table:style-name="ro2">
          <table:table-cell office:value-type="float" office:value="-8.2247199">
            <text:p>-8,2247199</text:p>
          </table:table-cell>
          <table:table-cell office:value-type="float" office:value="-10.148973">
            <text:p>-10,148973</text:p>
          </table:table-cell>
          <table:table-cell office:value-type="float" office:value="-10.148969">
            <text:p>-10,148969</text:p>
          </table:table-cell>
          <table:table-cell office:value-type="float" office:value="-15.110341">
            <text:p>-15,110341</text:p>
          </table:table-cell>
          <table:table-cell table:number-columns-repeated="3"/>
        </table:table-row>
        <table:table-row table:style-name="ro2">
          <table:table-cell office:value-type="float" office:value="-8.5257499">
            <text:p>-8,5257499</text:p>
          </table:table-cell>
          <table:table-cell office:value-type="float" office:value="-10.750776">
            <text:p>-10,750776</text:p>
          </table:table-cell>
          <table:table-cell office:value-type="float" office:value="-10.750767">
            <text:p>-10,750767</text:p>
          </table:table-cell>
          <table:table-cell office:value-type="float" office:value="-15.716181">
            <text:p>-15,716181</text:p>
          </table:table-cell>
          <table:table-cell table:number-columns-repeated="3"/>
        </table:table-row>
        <table:table-row table:style-name="ro2">
          <table:table-cell office:value-type="float" office:value="-8.8267799">
            <text:p>-8,8267799</text:p>
          </table:table-cell>
          <table:table-cell office:value-type="float" office:value="-11.352711">
            <text:p>-11,352711</text:p>
          </table:table-cell>
          <table:table-cell office:value-type="float" office:value="-11.352694">
            <text:p>-11,352694</text:p>
          </table:table-cell>
          <table:table-cell office:value-type="float" office:value="-15.969035">
            <text:p>-15,969035</text:p>
          </table:table-cell>
          <table:table-cell table:number-columns-repeated="3"/>
        </table:table-row>
        <table:table-row table:style-name="ro2">
          <table:table-cell office:value-type="float" office:value="-9.1278099">
            <text:p>-9,1278099</text:p>
          </table:table-cell>
          <table:table-cell office:value-type="float" office:value="-11.9547">
            <text:p>-11,9547</text:p>
          </table:table-cell>
          <table:table-cell office:value-type="float" office:value="-11.954696">
            <text:p>-11,954696</text:p>
          </table:table-cell>
          <table:table-cell office:value-type="float" office:value="-16.107105">
            <text:p>-16,107105</text:p>
          </table:table-cell>
          <table:table-cell table:number-columns-repeated="3"/>
        </table:table-row>
        <table:table-row table:style-name="ro2">
          <table:table-cell office:value-type="float" office:value="-9.4288399">
            <text:p>-9,4288399</text:p>
          </table:table-cell>
          <table:table-cell office:value-type="float" office:value="-12.556746">
            <text:p>-12,556746</text:p>
          </table:table-cell>
          <table:table-cell office:value-type="float" office:value="-12.556702">
            <text:p>-12,556702</text:p>
          </table:table-cell>
          <table:table-cell office:value-type="float" office:value="-16.16927">
            <text:p>-16,16927</text:p>
          </table:table-cell>
          <table:table-cell table:number-columns-repeated="3"/>
        </table:table-row>
        <table:table-row table:style-name="ro2">
          <table:table-cell office:value-type="float" office:value="-9.7298699">
            <text:p>-9,7298699</text:p>
          </table:table-cell>
          <table:table-cell office:value-type="float" office:value="-13.15854">
            <text:p>-13,15854</text:p>
          </table:table-cell>
          <table:table-cell office:value-type="float" office:value="-13.158693">
            <text:p>-13,158693</text:p>
          </table:table-cell>
          <table:table-cell office:value-type="float" office:value="-16.245403">
            <text:p>-16,245403</text:p>
          </table:table-cell>
          <table:table-cell table:number-columns-repeated="3"/>
        </table:table-row>
        <table:table-row table:style-name="ro2">
          <table:table-cell office:value-type="float" office:value="-10.0309">
            <text:p>-10,0309</text:p>
          </table:table-cell>
          <table:table-cell office:value-type="float" office:value="-13.759798">
            <text:p>-13,759798</text:p>
          </table:table-cell>
          <table:table-cell office:value-type="float" office:value="-13.759845">
            <text:p>-13,759845</text:p>
          </table:table-cell>
          <table:table-cell office:value-type="float" office:value="-16.243337">
            <text:p>-16,243337</text:p>
          </table:table-cell>
          <table:table-cell table:number-columns-repeated="3"/>
        </table:table-row>
        <table:table-row table:style-name="ro2">
          <table:table-cell office:value-type="float" office:value="-10.33193">
            <text:p>-10,33193</text:p>
          </table:table-cell>
          <table:table-cell office:value-type="float" office:value="-14.358021">
            <text:p>-14,358021</text:p>
          </table:table-cell>
          <table:table-cell office:value-type="float" office:value="-14.358002">
            <text:p>-14,358002</text:p>
          </table:table-cell>
          <table:table-cell office:value-type="float" office:value="-16.244886">
            <text:p>-16,244886</text:p>
          </table:table-cell>
          <table:table-cell table:number-columns-repeated="3"/>
        </table:table-row>
        <table:table-row table:style-name="ro2">
          <table:table-cell office:value-type="float" office:value="-10.63296">
            <text:p>-10,63296</text:p>
          </table:table-cell>
          <table:table-cell office:value-type="float" office:value="-14.943927">
            <text:p>-14,943927</text:p>
          </table:table-cell>
          <table:table-cell office:value-type="float" office:value="-14.944815">
            <text:p>-14,944815</text:p>
          </table:table-cell>
          <table:table-cell office:value-type="float" office:value="-16.250514">
            <text:p>-16,250514</text:p>
          </table:table-cell>
          <table:table-cell table:number-columns-repeated="3"/>
        </table:table-row>
        <table:table-row table:style-name="ro2">
          <table:table-cell office:value-type="float" office:value="-10.93399">
            <text:p>-10,93399</text:p>
          </table:table-cell>
          <table:table-cell office:value-type="float" office:value="-15.488736">
            <text:p>-15,488736</text:p>
          </table:table-cell>
          <table:table-cell office:value-type="float" office:value="-15.488541">
            <text:p>-15,488541</text:p>
          </table:table-cell>
          <table:table-cell office:value-type="float" office:value="-16.25224">
            <text:p>-16,25224</text:p>
          </table:table-cell>
          <table:table-cell table:number-columns-repeated="3"/>
        </table:table-row>
        <table:table-row table:style-name="ro2">
          <table:table-cell office:value-type="float" office:value="-11.23502">
            <text:p>-11,23502</text:p>
          </table:table-cell>
          <table:table-cell office:value-type="float" office:value="-15.91606">
            <text:p>-15,91606</text:p>
          </table:table-cell>
          <table:table-cell office:value-type="float" office:value="-15.912725">
            <text:p>-15,912725</text:p>
          </table:table-cell>
          <table:table-cell office:value-type="float" office:value="-16.252608">
            <text:p>-16,252608</text:p>
          </table:table-cell>
          <table:table-cell table:number-columns-repeated="3"/>
        </table:table-row>
        <table:table-row table:style-name="ro2">
          <table:table-cell office:value-type="float" office:value="-11.53605">
            <text:p>-11,53605</text:p>
          </table:table-cell>
          <table:table-cell office:value-type="float" office:value="-16.150351">
            <text:p>-16,150351</text:p>
          </table:table-cell>
          <table:table-cell office:value-type="float" office:value="-16.140215">
            <text:p>-16,140215</text:p>
          </table:table-cell>
          <table:table-cell office:value-type="float" office:value="-16.255077">
            <text:p>-16,255077</text:p>
          </table:table-cell>
          <table:table-cell table:number-columns-repeated="3"/>
        </table:table-row>
        <table:table-row table:style-name="ro2">
          <table:table-cell office:value-type="float" office:value="-11.83708">
            <text:p>-11,83708</text:p>
          </table:table-cell>
          <table:table-cell office:value-type="float" office:value="-16.224755">
            <text:p>-16,224755</text:p>
          </table:table-cell>
          <table:table-cell office:value-type="float" office:value="-16.223757">
            <text:p>-16,223757</text:p>
          </table:table-cell>
          <table:table-cell office:value-type="float" office:value="-16.255408">
            <text:p>-16,255408</text:p>
          </table:table-cell>
          <table:table-cell table:number-columns-repeated="3"/>
        </table:table-row>
        <table:table-row table:style-name="ro2">
          <table:table-cell office:value-type="float" office:value="-12.13811">
            <text:p>-12,13811</text:p>
          </table:table-cell>
          <table:table-cell office:value-type="float" office:value="-16.24882">
            <text:p>-16,24882</text:p>
          </table:table-cell>
          <table:table-cell office:value-type="float" office:value="-16.247975">
            <text:p>-16,247975</text:p>
          </table:table-cell>
          <table:table-cell office:value-type="float" office:value="-16.255705">
            <text:p>-16,255705</text:p>
          </table:table-cell>
          <table:table-cell table:number-columns-repeated="3"/>
        </table:table-row>
        <table:table-row table:style-name="ro2">
          <table:table-cell office:value-type="float" office:value="-12.43914">
            <text:p>-12,43914</text:p>
          </table:table-cell>
          <table:table-cell office:value-type="float" office:value="-16.254585">
            <text:p>-16,254585</text:p>
          </table:table-cell>
          <table:table-cell office:value-type="float" office:value="-16.253767">
            <text:p>-16,253767</text:p>
          </table:table-cell>
          <table:table-cell office:value-type="float" office:value="-16.255567">
            <text:p>-16,255567</text:p>
          </table:table-cell>
          <table:table-cell table:number-columns-repeated="3"/>
        </table:table-row>
        <table:table-row table:style-name="ro2">
          <table:table-cell office:value-type="float" office:value="-12.74017">
            <text:p>-12,74017</text:p>
          </table:table-cell>
          <table:table-cell office:value-type="float" office:value="-16.255235">
            <text:p>-16,255235</text:p>
          </table:table-cell>
          <table:table-cell office:value-type="float" office:value="-16.255094">
            <text:p>-16,255094</text:p>
          </table:table-cell>
          <table:table-cell office:value-type="float" office:value="-16.255591">
            <text:p>-16,255591</text:p>
          </table:table-cell>
          <table:table-cell table:number-columns-repeated="3"/>
        </table:table-row>
        <table:table-row table:style-name="ro2">
          <table:table-cell office:value-type="float" office:value="-13.0412">
            <text:p>-13,0412</text:p>
          </table:table-cell>
          <table:table-cell office:value-type="float" office:value="-16.255602">
            <text:p>-16,255602</text:p>
          </table:table-cell>
          <table:table-cell office:value-type="float" office:value="-16.255638">
            <text:p>-16,255638</text:p>
          </table:table-cell>
          <table:table-cell office:value-type="float" office:value="-16.255677">
            <text:p>-16,255677</text:p>
          </table:table-cell>
          <table:table-cell table:number-columns-repeated="3"/>
        </table:table-row>
        <table:table-row table:style-name="ro2">
          <table:table-cell office:value-type="float" office:value="-13.34223">
            <text:p>-13,34223</text:p>
          </table:table-cell>
          <table:table-cell office:value-type="float" office:value="-16.383568">
            <text:p>-16,383568</text:p>
          </table:table-cell>
          <table:table-cell office:value-type="float" office:value="-16.383481">
            <text:p>-16,383481</text:p>
          </table:table-cell>
          <table:table-cell office:value-type="float" office:value="-16.383542">
            <text:p>-16,383542</text:p>
          </table:table-cell>
          <table:table-cell table:number-columns-repeated="3"/>
        </table:table-row>
        <table:table-row table:style-name="ro2">
          <table:table-cell office:value-type="float" office:value="-13.64326">
            <text:p>-13,64326</text:p>
          </table:table-cell>
          <table:table-cell office:value-type="float" office:value="-16.985646">
            <text:p>-16,985646</text:p>
          </table:table-cell>
          <table:table-cell office:value-type="float" office:value="-16.985559">
            <text:p>-16,985559</text:p>
          </table:table-cell>
          <table:table-cell office:value-type="float" office:value="-16.985611">
            <text:p>-16,985611</text:p>
          </table:table-cell>
          <table:table-cell table:number-columns-repeated="3"/>
        </table:table-row>
        <table:table-row table:style-name="ro2">
          <table:table-cell office:value-type="float" office:value="-13.94429">
            <text:p>-13,94429</text:p>
          </table:table-cell>
          <table:table-cell office:value-type="float" office:value="-17.587714">
            <text:p>-17,587714</text:p>
          </table:table-cell>
          <table:table-cell office:value-type="float" office:value="-17.587628">
            <text:p>-17,587628</text:p>
          </table:table-cell>
          <table:table-cell office:value-type="float" office:value="-17.587675">
            <text:p>-17,587675</text:p>
          </table:table-cell>
          <table:table-cell table:number-columns-repeated="3"/>
        </table:table-row>
        <table:table-row table:style-name="ro2">
          <table:table-cell office:value-type="float" office:value="-14.24532">
            <text:p>-14,24532</text:p>
          </table:table-cell>
          <table:table-cell office:value-type="float" office:value="-18.189779">
            <text:p>-18,189779</text:p>
          </table:table-cell>
          <table:table-cell office:value-type="float" office:value="-18.189692">
            <text:p>-18,189692</text:p>
          </table:table-cell>
          <table:table-cell office:value-type="float" office:value="-18.189739">
            <text:p>-18,189739</text:p>
          </table:table-cell>
          <table:table-cell table:number-columns-repeated="3"/>
        </table:table-row>
        <table:table-row table:style-name="ro2">
          <table:table-cell office:value-type="float" office:value="-14.54635">
            <text:p>-14,54635</text:p>
          </table:table-cell>
          <table:table-cell office:value-type="float" office:value="-18.791842">
            <text:p>-18,791842</text:p>
          </table:table-cell>
          <table:table-cell office:value-type="float" office:value="-18.791755">
            <text:p>-18,791755</text:p>
          </table:table-cell>
          <table:table-cell office:value-type="float" office:value="-18.7918">
            <text:p>-18,7918</text:p>
          </table:table-cell>
          <table:table-cell table:number-columns-repeated="3"/>
        </table:table-row>
        <table:table-row table:style-name="ro2">
          <table:table-cell office:value-type="float" office:value="-14.84738">
            <text:p>-14,84738</text:p>
          </table:table-cell>
          <table:table-cell office:value-type="float" office:value="-19.393903">
            <text:p>-19,393903</text:p>
          </table:table-cell>
          <table:table-cell office:value-type="float" office:value="-19.393816">
            <text:p>-19,393816</text:p>
          </table:table-cell>
          <table:table-cell office:value-type="float" office:value="-19.39386">
            <text:p>-19,39386</text:p>
          </table:table-cell>
          <table:table-cell table:number-columns-repeated="3"/>
        </table:table-row>
        <table:table-row table:style-name="ro2">
          <table:table-cell office:value-type="float" office:value="-15.14841">
            <text:p>-15,14841</text:p>
          </table:table-cell>
          <table:table-cell office:value-type="float" office:value="-19.995962">
            <text:p>-19,995962</text:p>
          </table:table-cell>
          <table:table-cell office:value-type="float" office:value="-19.995877">
            <text:p>-19,995877</text:p>
          </table:table-cell>
          <table:table-cell office:value-type="float" office:value="-19.995919">
            <text:p>-19,995919</text:p>
          </table:table-cell>
          <table:table-cell table:number-columns-repeated="3"/>
        </table:table-row>
        <table:table-row table:style-name="ro2">
          <table:table-cell office:value-type="float" office:value="-15.44944">
            <text:p>-15,44944</text:p>
          </table:table-cell>
          <table:table-cell office:value-type="float" office:value="-20.59802">
            <text:p>-20,59802</text:p>
          </table:table-cell>
          <table:table-cell office:value-type="float" office:value="-20.597937">
            <text:p>-20,597937</text:p>
          </table:table-cell>
          <table:table-cell office:value-type="float" office:value="-20.598229">
            <text:p>-20,598229</text:p>
          </table:table-cell>
          <table:table-cell table:number-columns-repeated="3"/>
        </table:table-row>
        <table:table-row table:style-name="ro2">
          <table:table-cell office:value-type="float" office:value="-15.75047">
            <text:p>-15,75047</text:p>
          </table:table-cell>
          <table:table-cell office:value-type="float" office:value="-21.200329">
            <text:p>-21,200329</text:p>
          </table:table-cell>
          <table:table-cell office:value-type="float" office:value="-21.200249">
            <text:p>-21,200249</text:p>
          </table:table-cell>
          <table:table-cell office:value-type="float" office:value="-21.200284">
            <text:p>-21,200284</text:p>
          </table:table-cell>
          <table:table-cell table:number-columns-repeated="3"/>
        </table:table-row>
        <table:table-row table:style-name="ro2">
          <table:table-cell office:value-type="float" office:value="-16.0515">
            <text:p>-16,0515</text:p>
          </table:table-cell>
          <table:table-cell office:value-type="float" office:value="-21.80238">
            <text:p>-21,80238</text:p>
          </table:table-cell>
          <table:table-cell office:value-type="float" office:value="-21.802309">
            <text:p>-21,802309</text:p>
          </table:table-cell>
          <table:table-cell office:value-type="float" office:value="-21.802336">
            <text:p>-21,802336</text:p>
          </table:table-cell>
          <table:table-cell table:number-columns-repeated="3"/>
        </table:table-row>
        <table:table-row table:style-name="ro2">
          <table:table-cell office:value-type="float" office:value="-16.35253">
            <text:p>-16,35253</text:p>
          </table:table-cell>
          <table:table-cell office:value-type="float" office:value="-22.404422">
            <text:p>-22,404422</text:p>
          </table:table-cell>
          <table:table-cell office:value-type="float" office:value="-22.404369">
            <text:p>-22,404369</text:p>
          </table:table-cell>
          <table:table-cell office:value-type="float" office:value="-22.418555">
            <text:p>-22,418555</text:p>
          </table:table-cell>
          <table:table-cell table:number-columns-repeated="3"/>
        </table:table-row>
        <table:table-row table:style-name="ro2">
          <table:table-cell office:value-type="float" office:value="-16.65356">
            <text:p>-16,65356</text:p>
          </table:table-cell>
          <table:table-cell office:value-type="float" office:value="-23.020634">
            <text:p>-23,020634</text:p>
          </table:table-cell>
          <table:table-cell table:number-columns-repeated="2" office:value-type="float" office:value="-23.020597">
            <text:p>-23,020597</text:p>
          </table:table-cell>
          <table:table-cell table:number-columns-repeated="3"/>
        </table:table-row>
        <table:table-row table:style-name="ro2">
          <table:table-cell office:value-type="float" office:value="-16.95459">
            <text:p>-16,95459</text:p>
          </table:table-cell>
          <table:table-cell table:number-columns-repeated="2" office:value-type="float" office:value="-23.622657">
            <text:p>-23,622657</text:p>
          </table:table-cell>
          <table:table-cell office:value-type="float" office:value="-23.737057">
            <text:p>-23,737057</text:p>
          </table:table-cell>
          <table:table-cell table:number-columns-repeated="3"/>
        </table:table-row>
        <table:table-row table:style-name="ro2">
          <table:table-cell office:value-type="float" office:value="-17.25562">
            <text:p>-17,25562</text:p>
          </table:table-cell>
          <table:table-cell office:value-type="float" office:value="-24.038087">
            <text:p>-24,038087</text:p>
          </table:table-cell>
          <table:table-cell table:number-columns-repeated="2" office:value-type="string">
            <text:p>-1,#INF</text:p>
          </table:table-cell>
          <table:table-cell table:number-columns-repeated="3"/>
        </table:table-row>
        <table:table-row table:style-name="ro2">
          <table:table-cell office:value-type="float" office:value="-17.55665">
            <text:p>-17,55665</text:p>
          </table:table-cell>
          <table:table-cell table:number-columns-repeated="3" office:value-type="float" office:value="-16.25562">
            <text:p>-16,25562</text:p>
          </table:table-cell>
          <table:table-cell table:number-columns-repeated="3"/>
        </table:table-row>
        <table:table-row table:style-name="ro2">
          <table:table-cell office:value-type="float" office:value="-17.85768">
            <text:p>-17,85768</text:p>
          </table:table-cell>
          <table:table-cell table:number-columns-repeated="3" office:value-type="float" office:value="-16.25562">
            <text:p>-16,25562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19.06.2016</text:date>, <text:time>22:19:3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20:24:04.75</meta:creation-date>
    <meta:generator>OpenOffice/4.1.2$Win32 OpenOffice.org_project/412m3$Build-9782</meta:generator>
    <dc:date>2016-06-19T22:19:32.33</dc:date>
    <meta:editing-duration>PT1H55M25S</meta:editing-duration>
    <meta:editing-cycles>4</meta:editing-cycles>
    <meta:document-statistic meta:table-count="3" meta:cell-count="238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688cm" svg:height="19.595cm" xlink:href=".." xlink:type="simple" chart:class="chart:scatter" chart:column-mapping="0 1 2" chart:style-name="ch1">
        <chart:title svg:x="13.618cm" svg:y="0.527cm" chart:style-name="ch2">
          <text:p>Rozwiązanie równania</text:p>
        </chart:title>
        <chart:legend chart:legend-position="end" svg:x="26.534cm" svg:y="8.961cm" style:legend-expansion="high" chart:style-name="ch3"/>
        <chart:plot-area chart:style-name="ch4" table:cell-range-address="'trapezy posr'.A1:'trapezy posr'.D301" chart:data-source-has-labels="both" svg:x="1.083cm" svg:y="2.479cm" svg:width="24.185cm" svg:height="15.717cm">
          <chartooo:coordinate-region svg:x="1.81cm" svg:y="2.692cm" svg:width="23.218cm" svg:height="14.831cm"/>
          <chart:axis chart:dimension="x" chart:name="primary-x" chart:style-name="ch5" chartooo:axis-type="auto">
            <chart:title svg:x="13.078cm" svg:y="18.588cm" chart:style-name="ch6">
              <text:p>t</text:p>
            </chart:title>
            <chart:categories table:cell-range-address="'trapezy posr'.A2:'trapezy posr'.A30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trapezy posr'.B2:'trapezy posr'.B301" chart:label-cell-address="'trapezy posr'.B1:'trapezy posr'.B1" chart:class="chart:scatter">
            <chart:domain table:cell-range-address="'trapezy posr'.A2:'trapezy posr'.A301"/>
            <chart:data-point chart:repeated="300"/>
          </chart:series>
          <chart:series chart:style-name="ch9" chart:values-cell-range-address="'trapezy posr'.C2:'trapezy posr'.C301" chart:label-cell-address="'trapezy posr'.C1:'trapezy posr'.C1" chart:class="chart:scatter">
            <chart:data-point chart:repeated="300"/>
          </chart:series>
          <chart:series chart:style-name="ch10" chart:values-cell-range-address="'trapezy posr'.D2:'trapezy posr'.D301" chart:label-cell-address="'trapezy posr'.D1:'trapezy posr'.D1" chart:class="chart:scatter">
            <chart:data-point chart:repeated="3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rozwiazanie analityczne</text:p>
                <draw:g>
                  <svg:desc>'trapezy posr'.B1:'trapezy posr'.B1</svg:desc>
                </draw:g>
              </table:table-cell>
              <table:table-cell office:value-type="string">
                <text:p>metoda posrednia Eulera</text:p>
                <draw:g>
                  <svg:desc>'trapezy posr'.C1:'trapezy posr'.C1</svg:desc>
                </draw:g>
              </table:table-cell>
              <table:table-cell office:value-type="string">
                <text:p>Metoda trapezow</text:p>
                <draw:g>
                  <svg:desc>'trapezy posr'.D1:'trapezy posr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trapezy posr'.A2:'trapezy posr'.A301</svg:desc>
                </draw:g>
              </table:table-cell>
              <table:table-cell office:value-type="float" office:value="0">
                <text:p>0</text:p>
                <draw:g>
                  <svg:desc>'trapezy posr'.A2:'trapezy posr'.A301</svg:desc>
                </draw:g>
              </table:table-cell>
              <table:table-cell office:value-type="float" office:value="0">
                <text:p>0</text:p>
                <draw:g>
                  <svg:desc>'trapezy posr'.B2:'trapezy posr'.B301</svg:desc>
                </draw:g>
              </table:table-cell>
              <table:table-cell office:value-type="float" office:value="0">
                <text:p>0</text:p>
                <draw:g>
                  <svg:desc>'trapezy posr'.C2:'trapezy posr'.C301</svg:desc>
                </draw:g>
              </table:table-cell>
              <table:table-cell office:value-type="float" office:value="0">
                <text:p>0</text:p>
                <draw:g>
                  <svg:desc>'trapezy posr'.D2:'trapezy posr'.D301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81267">
                <text:p>0.181267</text:p>
              </table:table-cell>
              <table:table-cell office:value-type="float" office:value="0.16666">
                <text:p>0.16666</text:p>
              </table:table-cell>
              <table:table-cell office:value-type="float" office:value="0.181799">
                <text:p>0.181799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329662">
                <text:p>0.329662</text:p>
              </table:table-cell>
              <table:table-cell office:value-type="float" office:value="0.305527">
                <text:p>0.305527</text:p>
              </table:table-cell>
              <table:table-cell office:value-type="float" office:value="0.33052">
                <text:p>0.33052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451139">
                <text:p>0.451139</text:p>
              </table:table-cell>
              <table:table-cell office:value-type="float" office:value="0.421229">
                <text:p>0.421229</text:p>
              </table:table-cell>
              <table:table-cell office:value-type="float" office:value="0.452177">
                <text:p>0.452177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550575">
                <text:p>0.550575</text:p>
              </table:table-cell>
              <table:table-cell office:value-type="float" office:value="0.517626">
                <text:p>0.517626</text:p>
              </table:table-cell>
              <table:table-cell office:value-type="float" office:value="0.55169">
                <text:p>0.55169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631967">
                <text:p>0.631967</text:p>
              </table:table-cell>
              <table:table-cell office:value-type="float" office:value="0.597939">
                <text:p>0.597939</text:p>
              </table:table-cell>
              <table:table-cell office:value-type="float" office:value="0.633091">
                <text:p>0.633091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698589">
                <text:p>0.698589</text:p>
              </table:table-cell>
              <table:table-cell office:value-type="float" office:value="0.664849">
                <text:p>0.664849</text:p>
              </table:table-cell>
              <table:table-cell office:value-type="float" office:value="0.699675">
                <text:p>0.699675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753122">
                <text:p>0.753122</text:p>
              </table:table-cell>
              <table:table-cell office:value-type="float" office:value="0.720594">
                <text:p>0.720594</text:p>
              </table:table-cell>
              <table:table-cell office:value-type="float" office:value="0.754142">
                <text:p>0.754142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79776">
                <text:p>0.79776</text:p>
              </table:table-cell>
              <table:table-cell office:value-type="float" office:value="0.767038">
                <text:p>0.767038</text:p>
              </table:table-cell>
              <table:table-cell office:value-type="float" office:value="0.798699">
                <text:p>0.798699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834301">
                <text:p>0.834301</text:p>
              </table:table-cell>
              <table:table-cell office:value-type="float" office:value="0.805735">
                <text:p>0.805735</text:p>
              </table:table-cell>
              <table:table-cell office:value-type="float" office:value="0.835151">
                <text:p>0.835151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864216">
                <text:p>0.864216</text:p>
              </table:table-cell>
              <table:table-cell office:value-type="float" office:value="0.837979">
                <text:p>0.837979</text:p>
              </table:table-cell>
              <table:table-cell office:value-type="float" office:value="0.864976">
                <text:p>0.864976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888708">
                <text:p>0.888708</text:p>
              </table:table-cell>
              <table:table-cell office:value-type="float" office:value="0.864848">
                <text:p>0.864848</text:p>
              </table:table-cell>
              <table:table-cell office:value-type="float" office:value="0.889381">
                <text:p>0.889381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908762">
                <text:p>0.908762</text:p>
              </table:table-cell>
              <table:table-cell office:value-type="float" office:value="0.88724">
                <text:p>0.88724</text:p>
              </table:table-cell>
              <table:table-cell office:value-type="float" office:value="0.909354">
                <text:p>0.909354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925186">
                <text:p>0.925186</text:p>
              </table:table-cell>
              <table:table-cell office:value-type="float" office:value="0.905903">
                <text:p>0.905903</text:p>
              </table:table-cell>
              <table:table-cell office:value-type="float" office:value="0.925702">
                <text:p>0.925702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938638">
                <text:p>0.938638</text:p>
              </table:table-cell>
              <table:table-cell office:value-type="float" office:value="0.92146">
                <text:p>0.92146</text:p>
              </table:table-cell>
              <table:table-cell office:value-type="float" office:value="0.939085">
                <text:p>0.939085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949657">
                <text:p>0.949657</text:p>
              </table:table-cell>
              <table:table-cell office:value-type="float" office:value="0.93443">
                <text:p>0.93443</text:p>
              </table:table-cell>
              <table:table-cell office:value-type="float" office:value="0.950042">
                <text:p>0.950042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958686">
                <text:p>0.958686</text:p>
              </table:table-cell>
              <table:table-cell office:value-type="float" office:value="0.945244">
                <text:p>0.945244</text:p>
              </table:table-cell>
              <table:table-cell office:value-type="float" office:value="0.959017">
                <text:p>0.959017</text:p>
              </table:table-cell>
            </table:table-row>
            <table:table-row>
              <table:table-cell office:value-type="float" office:value="0.17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.966085">
                <text:p>0.966085</text:p>
              </table:table-cell>
              <table:table-cell office:value-type="float" office:value="0.954263">
                <text:p>0.954263</text:p>
              </table:table-cell>
              <table:table-cell office:value-type="float" office:value="0.966368">
                <text:p>0.966368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.97215">
                <text:p>0.97215</text:p>
              </table:table-cell>
              <table:table-cell office:value-type="float" office:value="0.961786">
                <text:p>0.961786</text:p>
              </table:table-cell>
              <table:table-cell office:value-type="float" office:value="0.972391">
                <text:p>0.972391</text:p>
              </table:table-cell>
            </table:table-row>
            <table:table-row>
              <table:table-cell office:value-type="float" office:value="0.19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.977123">
                <text:p>0.977123</text:p>
              </table:table-cell>
              <table:table-cell office:value-type="float" office:value="0.968062">
                <text:p>0.968062</text:p>
              </table:table-cell>
              <table:table-cell office:value-type="float" office:value="0.977328">
                <text:p>0.97732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981201">
                <text:p>0.981201</text:p>
              </table:table-cell>
              <table:table-cell office:value-type="float" office:value="0.9733">
                <text:p>0.9733</text:p>
              </table:table-cell>
              <table:table-cell office:value-type="float" office:value="0.981374">
                <text:p>0.981374</text:p>
              </table:table-cell>
            </table:table-row>
            <table:table-row>
              <table:table-cell office:value-type="float" office:value="0.21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.984547">
                <text:p>0.984547</text:p>
              </table:table-cell>
              <table:table-cell office:value-type="float" office:value="0.977671">
                <text:p>0.977671</text:p>
              </table:table-cell>
              <table:table-cell office:value-type="float" office:value="0.984693">
                <text:p>0.984693</text:p>
              </table:table-cell>
            </table:table-row>
            <table:table-row>
              <table:table-cell office:value-type="float" office:value="0.22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.987292">
                <text:p>0.987292</text:p>
              </table:table-cell>
              <table:table-cell office:value-type="float" office:value="0.981321">
                <text:p>0.981321</text:p>
              </table:table-cell>
              <table:table-cell office:value-type="float" office:value="0.987415">
                <text:p>0.987415</text:p>
              </table:table-cell>
            </table:table-row>
            <table:table-row>
              <table:table-cell office:value-type="float" office:value="0.23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.989545">
                <text:p>0.989545</text:p>
              </table:table-cell>
              <table:table-cell office:value-type="float" office:value="0.984368">
                <text:p>0.984368</text:p>
              </table:table-cell>
              <table:table-cell office:value-type="float" office:value="0.989649">
                <text:p>0.989649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.991395">
                <text:p>0.991395</text:p>
              </table:table-cell>
              <table:table-cell office:value-type="float" office:value="0.986914">
                <text:p>0.986914</text:p>
              </table:table-cell>
              <table:table-cell office:value-type="float" office:value="0.991483">
                <text:p>0.991483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992915">
                <text:p>0.992915</text:p>
              </table:table-cell>
              <table:table-cell office:value-type="float" office:value="0.989042">
                <text:p>0.989042</text:p>
              </table:table-cell>
              <table:table-cell office:value-type="float" office:value="0.992988">
                <text:p>0.992988</text:p>
              </table:table-cell>
            </table:table-row>
            <table:table-row>
              <table:table-cell office:value-type="float" office:value="0.26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.994164">
                <text:p>0.994164</text:p>
              </table:table-cell>
              <table:table-cell office:value-type="float" office:value="0.99082">
                <text:p>0.99082</text:p>
              </table:table-cell>
              <table:table-cell office:value-type="float" office:value="0.994225">
                <text:p>0.994225</text:p>
              </table:table-cell>
            </table:table-row>
            <table:table-row>
              <table:table-cell office:value-type="float" office:value="0.27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.99519">
                <text:p>0.99519</text:p>
              </table:table-cell>
              <table:table-cell office:value-type="float" office:value="0.992306">
                <text:p>0.992306</text:p>
              </table:table-cell>
              <table:table-cell office:value-type="float" office:value="0.995242">
                <text:p>0.995242</text:p>
              </table:table-cell>
            </table:table-row>
            <table:table-row>
              <table:table-cell office:value-type="float" office:value="0.28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.996034">
                <text:p>0.996034</text:p>
              </table:table-cell>
              <table:table-cell office:value-type="float" office:value="0.993549">
                <text:p>0.993549</text:p>
              </table:table-cell>
              <table:table-cell office:value-type="float" office:value="0.996077">
                <text:p>0.996077</text:p>
              </table:table-cell>
            </table:table-row>
            <table:table-row>
              <table:table-cell office:value-type="float" office:value="0.29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.996729">
                <text:p>0.996729</text:p>
              </table:table-cell>
              <table:table-cell office:value-type="float" office:value="0.994589">
                <text:p>0.994589</text:p>
              </table:table-cell>
              <table:table-cell office:value-type="float" office:value="0.996764">
                <text:p>0.99676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9973">
                <text:p>0.9973</text:p>
              </table:table-cell>
              <table:table-cell office:value-type="float" office:value="0.99546">
                <text:p>0.99546</text:p>
              </table:table-cell>
              <table:table-cell office:value-type="float" office:value="0.99733">
                <text:p>0.99733</text:p>
              </table:table-cell>
            </table:table-row>
            <table:table-row>
              <table:table-cell office:value-type="float" office:value="0.31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.997771">
                <text:p>0.997771</text:p>
              </table:table-cell>
              <table:table-cell office:value-type="float" office:value="0.996189">
                <text:p>0.996189</text:p>
              </table:table-cell>
              <table:table-cell office:value-type="float" office:value="0.997795">
                <text:p>0.997795</text:p>
              </table:table-cell>
            </table:table-row>
            <table:table-row>
              <table:table-cell office:value-type="float" office:value="0.32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.998158">
                <text:p>0.998158</text:p>
              </table:table-cell>
              <table:table-cell office:value-type="float" office:value="0.996799">
                <text:p>0.996799</text:p>
              </table:table-cell>
              <table:table-cell office:value-type="float" office:value="0.998179">
                <text:p>0.998179</text:p>
              </table:table-cell>
            </table:table-row>
            <table:table-row>
              <table:table-cell office:value-type="float" office:value="0.33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.998478">
                <text:p>0.998478</text:p>
              </table:table-cell>
              <table:table-cell office:value-type="float" office:value="0.997311">
                <text:p>0.997311</text:p>
              </table:table-cell>
              <table:table-cell office:value-type="float" office:value="0.998495">
                <text:p>0.998495</text:p>
              </table:table-cell>
            </table:table-row>
            <table:table-row>
              <table:table-cell office:value-type="float" office:value="0.34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.998741">
                <text:p>0.998741</text:p>
              </table:table-cell>
              <table:table-cell office:value-type="float" office:value="0.997739">
                <text:p>0.997739</text:p>
              </table:table-cell>
              <table:table-cell office:value-type="float" office:value="0.998755">
                <text:p>0.998755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998958">
                <text:p>0.998958</text:p>
              </table:table-cell>
              <table:table-cell office:value-type="float" office:value="0.998099">
                <text:p>0.998099</text:p>
              </table:table-cell>
              <table:table-cell office:value-type="float" office:value="0.99897">
                <text:p>0.99897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999137">
                <text:p>0.999137</text:p>
              </table:table-cell>
              <table:table-cell office:value-type="float" office:value="0.9984">
                <text:p>0.9984</text:p>
              </table:table-cell>
              <table:table-cell office:value-type="float" office:value="0.999147">
                <text:p>0.999147</text:p>
              </table:table-cell>
            </table:table-row>
            <table:table-row>
              <table:table-cell office:value-type="float" office:value="0.37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0.999285">
                <text:p>0.999285</text:p>
              </table:table-cell>
              <table:table-cell office:value-type="float" office:value="0.998653">
                <text:p>0.998653</text:p>
              </table:table-cell>
              <table:table-cell office:value-type="float" office:value="0.999294">
                <text:p>0.999294</text:p>
              </table:table-cell>
            </table:table-row>
            <table:table-row>
              <table:table-cell office:value-type="float" office:value="0.38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0.999408">
                <text:p>0.999408</text:p>
              </table:table-cell>
              <table:table-cell office:value-type="float" office:value="0.998866">
                <text:p>0.998866</text:p>
              </table:table-cell>
              <table:table-cell office:value-type="float" office:value="0.999414">
                <text:p>0.999414</text:p>
              </table:table-cell>
            </table:table-row>
            <table:table-row>
              <table:table-cell office:value-type="float" office:value="0.39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.999509">
                <text:p>0.999509</text:p>
              </table:table-cell>
              <table:table-cell office:value-type="float" office:value="0.999044">
                <text:p>0.999044</text:p>
              </table:table-cell>
              <table:table-cell office:value-type="float" office:value="0.999514">
                <text:p>0.99951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999592">
                <text:p>0.999592</text:p>
              </table:table-cell>
              <table:table-cell office:value-type="float" office:value="0.999194">
                <text:p>0.999194</text:p>
              </table:table-cell>
              <table:table-cell office:value-type="float" office:value="0.999597">
                <text:p>0.999597</text:p>
              </table:table-cell>
            </table:table-row>
            <table:table-row>
              <table:table-cell office:value-type="float" office:value="0.41">
                <text:p>0</text:p>
              </table:table-cell>
              <table:table-cell office:value-type="float" office:value="0.41">
                <text:p>0.41</text:p>
              </table:table-cell>
              <table:table-cell office:value-type="float" office:value="0.999661">
                <text:p>0.999661</text:p>
              </table:table-cell>
              <table:table-cell office:value-type="float" office:value="0.999321">
                <text:p>0.999321</text:p>
              </table:table-cell>
              <table:table-cell office:value-type="float" office:value="0.999665">
                <text:p>0.999665</text:p>
              </table:table-cell>
            </table:table-row>
            <table:table-row>
              <table:table-cell office:value-type="float" office:value="0.42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999719">
                <text:p>0.999719</text:p>
              </table:table-cell>
              <table:table-cell office:value-type="float" office:value="0.999427">
                <text:p>0.999427</text:p>
              </table:table-cell>
              <table:table-cell office:value-type="float" office:value="0.999722">
                <text:p>0.999722</text:p>
              </table:table-cell>
            </table:table-row>
            <table:table-row>
              <table:table-cell office:value-type="float" office:value="0.43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.999766">
                <text:p>0.999766</text:p>
              </table:table-cell>
              <table:table-cell office:value-type="float" office:value="0.999516">
                <text:p>0.999516</text:p>
              </table:table-cell>
              <table:table-cell office:value-type="float" office:value="0.999769">
                <text:p>0.999769</text:p>
              </table:table-cell>
            </table:table-row>
            <table:table-row>
              <table:table-cell office:value-type="float" office:value="0.44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.999805">
                <text:p>0.999805</text:p>
              </table:table-cell>
              <table:table-cell office:value-type="float" office:value="0.999591">
                <text:p>0.999591</text:p>
              </table:table-cell>
              <table:table-cell office:value-type="float" office:value="0.999808">
                <text:p>0.999808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999838">
                <text:p>0.999838</text:p>
              </table:table-cell>
              <table:table-cell office:value-type="float" office:value="0.999654">
                <text:p>0.999654</text:p>
              </table:table-cell>
              <table:table-cell office:value-type="float" office:value="0.99984">
                <text:p>0.99984</text:p>
              </table:table-cell>
            </table:table-row>
            <table:table-row>
              <table:table-cell office:value-type="float" office:value="0.46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.999865">
                <text:p>0.999865</text:p>
              </table:table-cell>
              <table:table-cell office:value-type="float" office:value="0.999708">
                <text:p>0.999708</text:p>
              </table:table-cell>
              <table:table-cell office:value-type="float" office:value="0.999867">
                <text:p>0.999867</text:p>
              </table:table-cell>
            </table:table-row>
            <table:table-row>
              <table:table-cell office:value-type="float" office:value="0.47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.999888">
                <text:p>0.999888</text:p>
              </table:table-cell>
              <table:table-cell office:value-type="float" office:value="0.999753">
                <text:p>0.999753</text:p>
              </table:table-cell>
              <table:table-cell office:value-type="float" office:value="0.999889">
                <text:p>0.999889</text:p>
              </table:table-cell>
            </table:table-row>
            <table:table-row>
              <table:table-cell office:value-type="float" office:value="0.48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0.999906">
                <text:p>0.999906</text:p>
              </table:table-cell>
              <table:table-cell office:value-type="float" office:value="0.999791">
                <text:p>0.999791</text:p>
              </table:table-cell>
              <table:table-cell office:value-type="float" office:value="0.999907">
                <text:p>0.999907</text:p>
              </table:table-cell>
            </table:table-row>
            <table:table-row>
              <table:table-cell office:value-type="float" office:value="0.49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999922">
                <text:p>0.999922</text:p>
              </table:table-cell>
              <table:table-cell office:value-type="float" office:value="0.999823">
                <text:p>0.999823</text:p>
              </table:table-cell>
              <table:table-cell office:value-type="float" office:value="0.999923">
                <text:p>0.99992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999935">
                <text:p>0.999935</text:p>
              </table:table-cell>
              <table:table-cell office:value-type="float" office:value="0.99985">
                <text:p>0.99985</text:p>
              </table:table-cell>
              <table:table-cell office:value-type="float" office:value="0.999935">
                <text:p>0.999935</text:p>
              </table:table-cell>
            </table:table-row>
            <table:table-row>
              <table:table-cell office:value-type="float" office:value="0.51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999945">
                <text:p>0.999945</text:p>
              </table:table-cell>
              <table:table-cell office:value-type="float" office:value="0.999873">
                <text:p>0.999873</text:p>
              </table:table-cell>
              <table:table-cell office:value-type="float" office:value="0.999946">
                <text:p>0.999946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999954">
                <text:p>0.999954</text:p>
              </table:table-cell>
              <table:table-cell office:value-type="float" office:value="0.999892">
                <text:p>0.999892</text:p>
              </table:table-cell>
              <table:table-cell office:value-type="float" office:value="0.999955">
                <text:p>0.999955</text:p>
              </table:table-cell>
            </table:table-row>
            <table:table-row>
              <table:table-cell office:value-type="float" office:value="0.53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999962">
                <text:p>0.999962</text:p>
              </table:table-cell>
              <table:table-cell office:value-type="float" office:value="0.999908">
                <text:p>0.999908</text:p>
              </table:table-cell>
              <table:table-cell office:value-type="float" office:value="0.999962">
                <text:p>0.999962</text:p>
              </table:table-cell>
            </table:table-row>
            <table:table-row>
              <table:table-cell office:value-type="float" office:value="0.54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999968">
                <text:p>0.999968</text:p>
              </table:table-cell>
              <table:table-cell office:value-type="float" office:value="0.999922">
                <text:p>0.999922</text:p>
              </table:table-cell>
              <table:table-cell office:value-type="float" office:value="0.999968">
                <text:p>0.999968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999973">
                <text:p>0.999973</text:p>
              </table:table-cell>
              <table:table-cell office:value-type="float" office:value="0.999934">
                <text:p>0.999934</text:p>
              </table:table-cell>
              <table:table-cell office:value-type="float" office:value="0.999973">
                <text:p>0.999973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999978">
                <text:p>0.999978</text:p>
              </table:table-cell>
              <table:table-cell office:value-type="float" office:value="0.999944">
                <text:p>0.999944</text:p>
              </table:table-cell>
              <table:table-cell office:value-type="float" office:value="0.999978">
                <text:p>0.999978</text:p>
              </table:table-cell>
            </table:table-row>
            <table:table-row>
              <table:table-cell office:value-type="float" office:value="0.57">
                <text:p>0</text:p>
              </table:table-cell>
              <table:table-cell office:value-type="float" office:value="0.57">
                <text:p>0.57</text:p>
              </table:table-cell>
              <table:table-cell office:value-type="float" office:value="0.999981">
                <text:p>0.999981</text:p>
              </table:table-cell>
              <table:table-cell office:value-type="float" office:value="0.999952">
                <text:p>0.999952</text:p>
              </table:table-cell>
              <table:table-cell office:value-type="float" office:value="0.999981">
                <text:p>0.999981</text:p>
              </table:table-cell>
            </table:table-row>
            <table:table-row>
              <table:table-cell office:value-type="float" office:value="0.58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.999984">
                <text:p>0.999984</text:p>
              </table:table-cell>
              <table:table-cell office:value-type="float" office:value="0.999959">
                <text:p>0.999959</text:p>
              </table:table-cell>
              <table:table-cell office:value-type="float" office:value="0.999984">
                <text:p>0.999984</text:p>
              </table:table-cell>
            </table:table-row>
            <table:table-row>
              <table:table-cell office:value-type="float" office:value="0.59">
                <text:p>0</text:p>
              </table:table-cell>
              <table:table-cell office:value-type="float" office:value="0.59">
                <text:p>0.59</text:p>
              </table:table-cell>
              <table:table-cell office:value-type="float" office:value="0.999987">
                <text:p>0.999987</text:p>
              </table:table-cell>
              <table:table-cell office:value-type="float" office:value="0.999965">
                <text:p>0.999965</text:p>
              </table:table-cell>
              <table:table-cell office:value-type="float" office:value="0.999987">
                <text:p>0.99998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999989">
                <text:p>0.999989</text:p>
              </table:table-cell>
              <table:table-cell office:value-type="float" office:value="0.99997">
                <text:p>0.99997</text:p>
              </table:table-cell>
              <table:table-cell office:value-type="float" office:value="0.999989">
                <text:p>0.999989</text:p>
              </table:table-cell>
            </table:table-row>
            <table:table-row>
              <table:table-cell office:value-type="float" office:value="0.61">
                <text:p>0</text:p>
              </table:table-cell>
              <table:table-cell office:value-type="float" office:value="0.61">
                <text:p>0.61</text:p>
              </table:table-cell>
              <table:table-cell office:value-type="float" office:value="0.999991">
                <text:p>0.999991</text:p>
              </table:table-cell>
              <table:table-cell office:value-type="float" office:value="0.999975">
                <text:p>0.999975</text:p>
              </table:table-cell>
              <table:table-cell office:value-type="float" office:value="0.999991">
                <text:p>0.999991</text:p>
              </table:table-cell>
            </table:table-row>
            <table:table-row>
              <table:table-cell office:value-type="float" office:value="0.62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999992">
                <text:p>0.999992</text:p>
              </table:table-cell>
              <table:table-cell office:value-type="float" office:value="0.999978">
                <text:p>0.999978</text:p>
              </table:table-cell>
              <table:table-cell office:value-type="float" office:value="0.999992">
                <text:p>0.999992</text:p>
              </table:table-cell>
            </table:table-row>
            <table:table-row>
              <table:table-cell office:value-type="float" office:value="0.63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999993">
                <text:p>0.999993</text:p>
              </table:table-cell>
              <table:table-cell office:value-type="float" office:value="0.999982">
                <text:p>0.999982</text:p>
              </table:table-cell>
              <table:table-cell office:value-type="float" office:value="0.999993">
                <text:p>0.999993</text:p>
              </table:table-cell>
            </table:table-row>
            <table:table-row>
              <table:table-cell office:value-type="float" office:value="0.64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0.999994">
                <text:p>0.999994</text:p>
              </table:table-cell>
              <table:table-cell office:value-type="float" office:value="0.999984">
                <text:p>0.999984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999995">
                <text:p>0.999995</text:p>
              </table:table-cell>
              <table:table-cell office:value-type="float" office:value="0.999987">
                <text:p>0.999987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float" office:value="0.66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999996">
                <text:p>0.999996</text:p>
              </table:table-cell>
              <table:table-cell office:value-type="float" office:value="0.999989">
                <text:p>0.999989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float" office:value="0.67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999997">
                <text:p>0.999997</text:p>
              </table:table-cell>
              <table:table-cell office:value-type="float" office:value="0.99999">
                <text:p>0.99999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0.68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999997">
                <text:p>0.999997</text:p>
              </table:table-cell>
              <table:table-cell office:value-type="float" office:value="0.999992">
                <text:p>0.999992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0.69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.999998">
                <text:p>0.999998</text:p>
              </table:table-cell>
              <table:table-cell office:value-type="float" office:value="0.999993">
                <text:p>0.999993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999998">
                <text:p>0.999998</text:p>
              </table:table-cell>
              <table:table-cell office:value-type="float" office:value="0.999994">
                <text:p>0.999994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float" office:value="0.71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999998">
                <text:p>0.999998</text:p>
              </table:table-cell>
              <table:table-cell office:value-type="float" office:value="0.999995">
                <text:p>0.999995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5">
                <text:p>0.999995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0.73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6">
                <text:p>0.999996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0.74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7">
                <text:p>0.999997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7">
                <text:p>0.999997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0.76">
                <text:p>0</text:p>
              </table:table-cell>
              <table:table-cell office:value-type="float" office:value="0.76">
                <text:p>0.76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8">
                <text:p>0.999998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0.77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8">
                <text:p>0.999998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0.78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8">
                <text:p>0.999998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0.79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1">
                <text:p>1</text:p>
              </table:table-cell>
              <table:table-cell office:value-type="float" office:value="0.999998">
                <text:p>0.9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999999">
                <text:p>0.9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1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1">
                <text:p>1</text:p>
              </table:table-cell>
              <table:table-cell office:value-type="float" office:value="0.999999">
                <text:p>0.9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2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  <table:table-cell office:value-type="float" office:value="0.999999">
                <text:p>0.9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3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0.999999">
                <text:p>0.9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4">
                <text:p>0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0.999999">
                <text:p>0.9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0.999999">
                <text:p>0.9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6">
                <text:p>0</text:p>
              </table:table-cell>
              <table:table-cell office:value-type="float" office:value="0.86">
                <text:p>0.86</text:p>
              </table:table-cell>
              <table:table-cell office:value-type="float" office:value="1">
                <text:p>1</text:p>
              </table:table-cell>
              <table:table-cell office:value-type="float" office:value="0.999999">
                <text:p>0.9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7">
                <text:p>0</text:p>
              </table:table-cell>
              <table:table-cell office:value-type="float" office:value="0.87">
                <text:p>0.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8">
                <text:p>0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9">
                <text:p>0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1">
                <text:p>0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2">
                <text:p>0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3">
                <text:p>0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4">
                <text:p>0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6">
                <text:p>0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7">
                <text:p>0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8">
                <text:p>0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9">
                <text:p>0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1">
                <text:p/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2">
                <text:p/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3">
                <text:p/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4">
                <text:p/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5">
                <text:p/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6">
                <text:p/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7">
                <text:p/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8">
                <text:p/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9">
                <text:p/>
              </table:table-cell>
              <table:table-cell office:value-type="float" office:value="1.09">
                <text:p>1.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1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2">
                <text:p/>
              </table:table-cell>
              <table:table-cell office:value-type="float" office:value="1.12">
                <text:p>1.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3">
                <text:p/>
              </table:table-cell>
              <table:table-cell office:value-type="float" office:value="1.13">
                <text:p>1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4">
                <text:p/>
              </table:table-cell>
              <table:table-cell office:value-type="float" office:value="1.14">
                <text:p>1.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5">
                <text:p/>
              </table:table-cell>
              <table:table-cell office:value-type="float" office:value="1.15">
                <text:p>1.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6">
                <text:p/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7">
                <text:p/>
              </table:table-cell>
              <table:table-cell office:value-type="float" office:value="1.17">
                <text:p>1.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8">
                <text:p/>
              </table:table-cell>
              <table:table-cell office:value-type="float" office:value="1.18">
                <text:p>1.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9">
                <text:p/>
              </table:table-cell>
              <table:table-cell office:value-type="float" office:value="1.19">
                <text:p>1.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1">
                <text:p/>
              </table:table-cell>
              <table:table-cell office:value-type="float" office:value="1.21">
                <text:p>1.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2">
                <text:p/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3">
                <text:p/>
              </table:table-cell>
              <table:table-cell office:value-type="float" office:value="1.23">
                <text:p>1.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4">
                <text:p/>
              </table:table-cell>
              <table:table-cell office:value-type="float" office:value="1.24">
                <text:p>1.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6">
                <text:p/>
              </table:table-cell>
              <table:table-cell office:value-type="float" office:value="1.26">
                <text:p>1.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7">
                <text:p/>
              </table:table-cell>
              <table:table-cell office:value-type="float" office:value="1.27">
                <text:p>1.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8">
                <text:p/>
              </table:table-cell>
              <table:table-cell office:value-type="float" office:value="1.28">
                <text:p>1.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9">
                <text:p/>
              </table:table-cell>
              <table:table-cell office:value-type="float" office:value="1.29">
                <text:p>1.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1">
                <text:p/>
              </table:table-cell>
              <table:table-cell office:value-type="float" office:value="1.31">
                <text:p>1.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2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3">
                <text:p/>
              </table:table-cell>
              <table:table-cell office:value-type="float" office:value="1.33">
                <text:p>1.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4">
                <text:p/>
              </table:table-cell>
              <table:table-cell office:value-type="float" office:value="1.34">
                <text:p>1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5">
                <text:p/>
              </table:table-cell>
              <table:table-cell office:value-type="float" office:value="1.35">
                <text:p>1.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6">
                <text:p/>
              </table:table-cell>
              <table:table-cell office:value-type="float" office:value="1.36">
                <text:p>1.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7">
                <text:p/>
              </table:table-cell>
              <table:table-cell office:value-type="float" office:value="1.37">
                <text:p>1.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8">
                <text:p/>
              </table:table-cell>
              <table:table-cell office:value-type="float" office:value="1.38">
                <text:p>1.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9">
                <text:p/>
              </table:table-cell>
              <table:table-cell office:value-type="float" office:value="1.39">
                <text:p>1.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1">
                <text:p/>
              </table:table-cell>
              <table:table-cell office:value-type="float" office:value="1.41">
                <text:p>1.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2">
                <text:p/>
              </table:table-cell>
              <table:table-cell office:value-type="float" office:value="1.42">
                <text:p>1.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3">
                <text:p/>
              </table:table-cell>
              <table:table-cell office:value-type="float" office:value="1.43">
                <text:p>1.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4">
                <text:p/>
              </table:table-cell>
              <table:table-cell office:value-type="float" office:value="1.44">
                <text:p>1.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5">
                <text:p/>
              </table:table-cell>
              <table:table-cell office:value-type="float" office:value="1.45">
                <text:p>1.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6">
                <text:p/>
              </table:table-cell>
              <table:table-cell office:value-type="float" office:value="1.46">
                <text:p>1.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7">
                <text:p/>
              </table:table-cell>
              <table:table-cell office:value-type="float" office:value="1.47">
                <text:p>1.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8">
                <text:p/>
              </table:table-cell>
              <table:table-cell office:value-type="float" office:value="1.48">
                <text:p>1.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9">
                <text:p/>
              </table:table-cell>
              <table:table-cell office:value-type="float" office:value="1.49">
                <text:p>1.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1">
                <text:p/>
              </table:table-cell>
              <table:table-cell office:value-type="float" office:value="1.51">
                <text:p>1.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2">
                <text:p/>
              </table:table-cell>
              <table:table-cell office:value-type="float" office:value="1.52">
                <text:p>1.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3">
                <text:p/>
              </table:table-cell>
              <table:table-cell office:value-type="float" office:value="1.53">
                <text:p>1.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4">
                <text:p/>
              </table:table-cell>
              <table:table-cell office:value-type="float" office:value="1.54">
                <text:p>1.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5">
                <text:p/>
              </table:table-cell>
              <table:table-cell office:value-type="float" office:value="1.55">
                <text:p>1.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6">
                <text:p/>
              </table:table-cell>
              <table:table-cell office:value-type="float" office:value="1.56">
                <text:p>1.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7">
                <text:p/>
              </table:table-cell>
              <table:table-cell office:value-type="float" office:value="1.57">
                <text:p>1.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8">
                <text:p/>
              </table:table-cell>
              <table:table-cell office:value-type="float" office:value="1.58">
                <text:p>1.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9">
                <text:p/>
              </table:table-cell>
              <table:table-cell office:value-type="float" office:value="1.59">
                <text:p>1.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1">
                <text:p/>
              </table:table-cell>
              <table:table-cell office:value-type="float" office:value="1.61">
                <text:p>1.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2">
                <text:p/>
              </table:table-cell>
              <table:table-cell office:value-type="float" office:value="1.62">
                <text:p>1.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3">
                <text:p/>
              </table:table-cell>
              <table:table-cell office:value-type="float" office:value="1.63">
                <text:p>1.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4">
                <text:p/>
              </table:table-cell>
              <table:table-cell office:value-type="float" office:value="1.64">
                <text:p>1.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5">
                <text:p/>
              </table:table-cell>
              <table:table-cell office:value-type="float" office:value="1.65">
                <text:p>1.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6">
                <text:p/>
              </table:table-cell>
              <table:table-cell office:value-type="float" office:value="1.66">
                <text:p>1.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7">
                <text:p/>
              </table:table-cell>
              <table:table-cell office:value-type="float" office:value="1.67">
                <text:p>1.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8">
                <text:p/>
              </table:table-cell>
              <table:table-cell office:value-type="float" office:value="1.68">
                <text:p>1.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9">
                <text:p/>
              </table:table-cell>
              <table:table-cell office:value-type="float" office:value="1.69">
                <text:p>1.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1">
                <text:p/>
              </table:table-cell>
              <table:table-cell office:value-type="float" office:value="1.71">
                <text:p>1.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2">
                <text:p/>
              </table:table-cell>
              <table:table-cell office:value-type="float" office:value="1.72">
                <text:p>1.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3">
                <text:p/>
              </table:table-cell>
              <table:table-cell office:value-type="float" office:value="1.73">
                <text:p>1.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4">
                <text:p/>
              </table:table-cell>
              <table:table-cell office:value-type="float" office:value="1.74">
                <text:p>1.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1.75">
                <text:p>1.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6">
                <text:p/>
              </table:table-cell>
              <table:table-cell office:value-type="float" office:value="1.76">
                <text:p>1.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7">
                <text:p/>
              </table:table-cell>
              <table:table-cell office:value-type="float" office:value="1.77">
                <text:p>1.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8">
                <text:p/>
              </table:table-cell>
              <table:table-cell office:value-type="float" office:value="1.78">
                <text:p>1.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9">
                <text:p/>
              </table:table-cell>
              <table:table-cell office:value-type="float" office:value="1.79">
                <text:p>1.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1">
                <text:p/>
              </table:table-cell>
              <table:table-cell office:value-type="float" office:value="1.81">
                <text:p>1.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2">
                <text:p/>
              </table:table-cell>
              <table:table-cell office:value-type="float" office:value="1.82">
                <text:p>1.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3">
                <text:p/>
              </table:table-cell>
              <table:table-cell office:value-type="float" office:value="1.83">
                <text:p>1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4">
                <text:p/>
              </table:table-cell>
              <table:table-cell office:value-type="float" office:value="1.84">
                <text:p>1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1.85">
                <text:p>1.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6">
                <text:p/>
              </table:table-cell>
              <table:table-cell office:value-type="float" office:value="1.86">
                <text:p>1.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7">
                <text:p/>
              </table:table-cell>
              <table:table-cell office:value-type="float" office:value="1.87">
                <text:p>1.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8">
                <text:p/>
              </table:table-cell>
              <table:table-cell office:value-type="float" office:value="1.88">
                <text:p>1.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9">
                <text:p/>
              </table:table-cell>
              <table:table-cell office:value-type="float" office:value="1.89">
                <text:p>1.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1">
                <text:p/>
              </table:table-cell>
              <table:table-cell office:value-type="float" office:value="1.91">
                <text:p>1.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2">
                <text:p/>
              </table:table-cell>
              <table:table-cell office:value-type="float" office:value="1.92">
                <text:p>1.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3">
                <text:p/>
              </table:table-cell>
              <table:table-cell office:value-type="float" office:value="1.93">
                <text:p>1.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4">
                <text:p/>
              </table:table-cell>
              <table:table-cell office:value-type="float" office:value="1.94">
                <text:p>1.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5">
                <text:p/>
              </table:table-cell>
              <table:table-cell office:value-type="float" office:value="1.95">
                <text:p>1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6">
                <text:p/>
              </table:table-cell>
              <table:table-cell office:value-type="float" office:value="1.96">
                <text:p>1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7">
                <text:p/>
              </table:table-cell>
              <table:table-cell office:value-type="float" office:value="1.97">
                <text:p>1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8">
                <text:p/>
              </table:table-cell>
              <table:table-cell office:value-type="float" office:value="1.98">
                <text:p>1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9">
                <text:p/>
              </table:table-cell>
              <table:table-cell office:value-type="float" office:value="1.99">
                <text:p>1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1">
                <text:p/>
              </table:table-cell>
              <table:table-cell office:value-type="float" office:value="2.01">
                <text:p>2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2">
                <text:p/>
              </table:table-cell>
              <table:table-cell office:value-type="float" office:value="2.02">
                <text:p>2.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3">
                <text:p/>
              </table:table-cell>
              <table:table-cell office:value-type="float" office:value="2.03">
                <text:p>2.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4">
                <text:p/>
              </table:table-cell>
              <table:table-cell office:value-type="float" office:value="2.04">
                <text:p>2.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5">
                <text:p/>
              </table:table-cell>
              <table:table-cell office:value-type="float" office:value="2.05">
                <text:p>2.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6">
                <text:p/>
              </table:table-cell>
              <table:table-cell office:value-type="float" office:value="2.06">
                <text:p>2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7">
                <text:p/>
              </table:table-cell>
              <table:table-cell office:value-type="float" office:value="2.07">
                <text:p>2.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8">
                <text:p/>
              </table:table-cell>
              <table:table-cell office:value-type="float" office:value="2.08">
                <text:p>2.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9">
                <text:p/>
              </table:table-cell>
              <table:table-cell office:value-type="float" office:value="2.09">
                <text:p>2.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2.1">
                <text:p>2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1">
                <text:p/>
              </table:table-cell>
              <table:table-cell office:value-type="float" office:value="2.11">
                <text:p>2.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2">
                <text:p/>
              </table:table-cell>
              <table:table-cell office:value-type="float" office:value="2.12">
                <text:p>2.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3">
                <text:p/>
              </table:table-cell>
              <table:table-cell office:value-type="float" office:value="2.13">
                <text:p>2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4">
                <text:p/>
              </table:table-cell>
              <table:table-cell office:value-type="float" office:value="2.14">
                <text:p>2.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5">
                <text:p/>
              </table:table-cell>
              <table:table-cell office:value-type="float" office:value="2.15">
                <text:p>2.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6">
                <text:p/>
              </table:table-cell>
              <table:table-cell office:value-type="float" office:value="2.16">
                <text:p>2.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7">
                <text:p/>
              </table:table-cell>
              <table:table-cell office:value-type="float" office:value="2.17">
                <text:p>2.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8">
                <text:p/>
              </table:table-cell>
              <table:table-cell office:value-type="float" office:value="2.18">
                <text:p>2.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9">
                <text:p/>
              </table:table-cell>
              <table:table-cell office:value-type="float" office:value="2.19">
                <text:p>2.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1">
                <text:p/>
              </table:table-cell>
              <table:table-cell office:value-type="float" office:value="2.21">
                <text:p>2.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2">
                <text:p/>
              </table:table-cell>
              <table:table-cell office:value-type="float" office:value="2.22">
                <text:p>2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3">
                <text:p/>
              </table:table-cell>
              <table:table-cell office:value-type="float" office:value="2.23">
                <text:p>2.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4">
                <text:p/>
              </table:table-cell>
              <table:table-cell office:value-type="float" office:value="2.24">
                <text:p>2.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2.25">
                <text:p>2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6">
                <text:p/>
              </table:table-cell>
              <table:table-cell office:value-type="float" office:value="2.26">
                <text:p>2.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7">
                <text:p/>
              </table:table-cell>
              <table:table-cell office:value-type="float" office:value="2.27">
                <text:p>2.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8">
                <text:p/>
              </table:table-cell>
              <table:table-cell office:value-type="float" office:value="2.28">
                <text:p>2.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9">
                <text:p/>
              </table:table-cell>
              <table:table-cell office:value-type="float" office:value="2.29">
                <text:p>2.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1">
                <text:p/>
              </table:table-cell>
              <table:table-cell office:value-type="float" office:value="2.31">
                <text:p>2.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2">
                <text:p/>
              </table:table-cell>
              <table:table-cell office:value-type="float" office:value="2.32">
                <text:p>2.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3">
                <text:p/>
              </table:table-cell>
              <table:table-cell office:value-type="float" office:value="2.33">
                <text:p>2.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4">
                <text:p/>
              </table:table-cell>
              <table:table-cell office:value-type="float" office:value="2.34">
                <text:p>2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5">
                <text:p/>
              </table:table-cell>
              <table:table-cell office:value-type="float" office:value="2.35">
                <text:p>2.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6">
                <text:p/>
              </table:table-cell>
              <table:table-cell office:value-type="float" office:value="2.36">
                <text:p>2.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7">
                <text:p/>
              </table:table-cell>
              <table:table-cell office:value-type="float" office:value="2.37">
                <text:p>2.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8">
                <text:p/>
              </table:table-cell>
              <table:table-cell office:value-type="float" office:value="2.38">
                <text:p>2.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9">
                <text:p/>
              </table:table-cell>
              <table:table-cell office:value-type="float" office:value="2.39">
                <text:p>2.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1">
                <text:p/>
              </table:table-cell>
              <table:table-cell office:value-type="float" office:value="2.41">
                <text:p>2.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2">
                <text:p/>
              </table:table-cell>
              <table:table-cell office:value-type="float" office:value="2.42">
                <text:p>2.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3">
                <text:p/>
              </table:table-cell>
              <table:table-cell office:value-type="float" office:value="2.43">
                <text:p>2.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4">
                <text:p/>
              </table:table-cell>
              <table:table-cell office:value-type="float" office:value="2.44">
                <text:p>2.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5">
                <text:p/>
              </table:table-cell>
              <table:table-cell office:value-type="float" office:value="2.45">
                <text:p>2.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6">
                <text:p/>
              </table:table-cell>
              <table:table-cell office:value-type="float" office:value="2.46">
                <text:p>2.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7">
                <text:p/>
              </table:table-cell>
              <table:table-cell office:value-type="float" office:value="2.47">
                <text:p>2.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8">
                <text:p/>
              </table:table-cell>
              <table:table-cell office:value-type="float" office:value="2.48">
                <text:p>2.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9">
                <text:p/>
              </table:table-cell>
              <table:table-cell office:value-type="float" office:value="2.49">
                <text:p>2.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1">
                <text:p/>
              </table:table-cell>
              <table:table-cell office:value-type="float" office:value="2.51">
                <text:p>2.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2">
                <text:p/>
              </table:table-cell>
              <table:table-cell office:value-type="float" office:value="2.52">
                <text:p>2.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3">
                <text:p/>
              </table:table-cell>
              <table:table-cell office:value-type="float" office:value="2.53">
                <text:p>2.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4">
                <text:p/>
              </table:table-cell>
              <table:table-cell office:value-type="float" office:value="2.54">
                <text:p>2.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5">
                <text:p/>
              </table:table-cell>
              <table:table-cell office:value-type="float" office:value="2.55">
                <text:p>2.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6">
                <text:p/>
              </table:table-cell>
              <table:table-cell office:value-type="float" office:value="2.56">
                <text:p>2.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7">
                <text:p/>
              </table:table-cell>
              <table:table-cell office:value-type="float" office:value="2.57">
                <text:p>2.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8">
                <text:p/>
              </table:table-cell>
              <table:table-cell office:value-type="float" office:value="2.58">
                <text:p>2.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9">
                <text:p/>
              </table:table-cell>
              <table:table-cell office:value-type="float" office:value="2.59">
                <text:p>2.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2.6">
                <text:p>2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1">
                <text:p/>
              </table:table-cell>
              <table:table-cell office:value-type="float" office:value="2.61">
                <text:p>2.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2">
                <text:p/>
              </table:table-cell>
              <table:table-cell office:value-type="float" office:value="2.62">
                <text:p>2.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3">
                <text:p/>
              </table:table-cell>
              <table:table-cell office:value-type="float" office:value="2.63">
                <text:p>2.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4">
                <text:p/>
              </table:table-cell>
              <table:table-cell office:value-type="float" office:value="2.64">
                <text:p>2.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5">
                <text:p/>
              </table:table-cell>
              <table:table-cell office:value-type="float" office:value="2.65">
                <text:p>2.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6">
                <text:p/>
              </table:table-cell>
              <table:table-cell office:value-type="float" office:value="2.66">
                <text:p>2.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7">
                <text:p/>
              </table:table-cell>
              <table:table-cell office:value-type="float" office:value="2.67">
                <text:p>2.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8">
                <text:p/>
              </table:table-cell>
              <table:table-cell office:value-type="float" office:value="2.68">
                <text:p>2.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9">
                <text:p/>
              </table:table-cell>
              <table:table-cell office:value-type="float" office:value="2.69">
                <text:p>2.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1">
                <text:p/>
              </table:table-cell>
              <table:table-cell office:value-type="float" office:value="2.71">
                <text:p>2.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2">
                <text:p/>
              </table:table-cell>
              <table:table-cell office:value-type="float" office:value="2.72">
                <text:p>2.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3">
                <text:p/>
              </table:table-cell>
              <table:table-cell office:value-type="float" office:value="2.73">
                <text:p>2.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4">
                <text:p/>
              </table:table-cell>
              <table:table-cell office:value-type="float" office:value="2.74">
                <text:p>2.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2.75">
                <text:p>2.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6">
                <text:p/>
              </table:table-cell>
              <table:table-cell office:value-type="float" office:value="2.76">
                <text:p>2.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7">
                <text:p/>
              </table:table-cell>
              <table:table-cell office:value-type="float" office:value="2.77">
                <text:p>2.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8">
                <text:p/>
              </table:table-cell>
              <table:table-cell office:value-type="float" office:value="2.78">
                <text:p>2.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9">
                <text:p/>
              </table:table-cell>
              <table:table-cell office:value-type="float" office:value="2.79">
                <text:p>2.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2.8">
                <text:p>2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1">
                <text:p/>
              </table:table-cell>
              <table:table-cell office:value-type="float" office:value="2.81">
                <text:p>2.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2">
                <text:p/>
              </table:table-cell>
              <table:table-cell office:value-type="float" office:value="2.82">
                <text:p>2.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3">
                <text:p/>
              </table:table-cell>
              <table:table-cell office:value-type="float" office:value="2.83">
                <text:p>2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4">
                <text:p/>
              </table:table-cell>
              <table:table-cell office:value-type="float" office:value="2.84">
                <text:p>2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5">
                <text:p/>
              </table:table-cell>
              <table:table-cell office:value-type="float" office:value="2.85">
                <text:p>2.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6">
                <text:p/>
              </table:table-cell>
              <table:table-cell office:value-type="float" office:value="2.86">
                <text:p>2.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7">
                <text:p/>
              </table:table-cell>
              <table:table-cell office:value-type="float" office:value="2.87">
                <text:p>2.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8">
                <text:p/>
              </table:table-cell>
              <table:table-cell office:value-type="float" office:value="2.88">
                <text:p>2.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9">
                <text:p/>
              </table:table-cell>
              <table:table-cell office:value-type="float" office:value="2.89">
                <text:p>2.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1">
                <text:p/>
              </table:table-cell>
              <table:table-cell office:value-type="float" office:value="2.91">
                <text:p>2.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2">
                <text:p/>
              </table:table-cell>
              <table:table-cell office:value-type="float" office:value="2.92">
                <text:p>2.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3">
                <text:p/>
              </table:table-cell>
              <table:table-cell office:value-type="float" office:value="2.93">
                <text:p>2.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4">
                <text:p/>
              </table:table-cell>
              <table:table-cell office:value-type="float" office:value="2.94">
                <text:p>2.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5">
                <text:p/>
              </table:table-cell>
              <table:table-cell office:value-type="float" office:value="2.95">
                <text:p>2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6">
                <text:p/>
              </table:table-cell>
              <table:table-cell office:value-type="float" office:value="2.96">
                <text:p>2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7">
                <text:p/>
              </table:table-cell>
              <table:table-cell office:value-type="float" office:value="2.97">
                <text:p>2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8">
                <text:p/>
              </table:table-cell>
              <table:table-cell office:value-type="float" office:value="2.98">
                <text:p>2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9">
                <text:p/>
              </table:table-cell>
              <table:table-cell office:value-type="float" office:value="2.99">
                <text:p>2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66cm" svg:height="24.44cm" xlink:href=".." xlink:type="simple" chart:class="chart:scatter" chart:column-mapping="0 1" chart:style-name="ch1">
        <chart:title svg:x="11.381cm" svg:y="0.624cm" chart:style-name="ch2">
          <text:p>Rozwiązanie równania w obszarze stabilności</text:p>
        </chart:title>
        <chart:legend chart:legend-position="end" svg:x="25.95cm" svg:y="11.646cm" style:legend-expansion="high" chart:style-name="ch3"/>
        <chart:plot-area chart:style-name="ch4" table:cell-range-address="'bezp nie stab'.A1:'bezp nie stab'.C301" chart:data-source-has-labels="both" svg:x="1.083cm" svg:y="2.867cm" svg:width="23.601cm" svg:height="20.077cm">
          <chartooo:coordinate-region svg:x="1.81cm" svg:y="3.08cm" svg:width="22.634cm" svg:height="19.191cm"/>
          <chart:axis chart:dimension="x" chart:name="primary-x" chart:style-name="ch5" chartooo:axis-type="auto">
            <chart:title svg:x="12.786cm" svg:y="23.433cm" chart:style-name="ch6">
              <text:p>t</text:p>
            </chart:title>
            <chart:categories table:cell-range-address="'bezp nie stab'.A2:'bezp nie stab'.A30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bezp nie stab'.B2:'bezp nie stab'.B301" chart:label-cell-address="'bezp nie stab'.B1:'bezp nie stab'.B1" chart:class="chart:scatter">
            <chart:domain table:cell-range-address="'bezp nie stab'.A2:'bezp nie stab'.A301"/>
            <chart:data-point chart:repeated="300"/>
          </chart:series>
          <chart:series chart:style-name="ch9" chart:values-cell-range-address="'bezp nie stab'.C2:'bezp nie stab'.C301" chart:label-cell-address="'bezp nie stab'.C1:'bezp nie stab'.C1" chart:class="chart:scatter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Rozwiazanie analityczne</text:p>
                <draw:g>
                  <svg:desc>'bezp nie stab'.B1:'bezp nie stab'.B1</svg:desc>
                </draw:g>
              </table:table-cell>
              <table:table-cell office:value-type="string">
                <text:p>Metoda bezpośrednia Eulera</text:p>
                <draw:g>
                  <svg:desc>'bezp nie stab'.C1:'bezp nie stab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bezp nie stab'.A2:'bezp nie stab'.A301</svg:desc>
                </draw:g>
              </table:table-cell>
              <table:table-cell office:value-type="float" office:value="0">
                <text:p>0</text:p>
                <draw:g>
                  <svg:desc>'bezp nie stab'.A2:'bezp nie stab'.A301</svg:desc>
                </draw:g>
              </table:table-cell>
              <table:table-cell office:value-type="float" office:value="0">
                <text:p>0</text:p>
                <draw:g>
                  <svg:desc>'bezp nie stab'.B2:'bezp nie stab'.B301</svg:desc>
                </draw:g>
              </table:table-cell>
              <table:table-cell office:value-type="float" office:value="0">
                <text:p>0</text:p>
                <draw:g>
                  <svg:desc>'bezp nie stab'.C2:'bezp nie stab'.C301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81267">
                <text:p>0.181267</text:p>
              </table:table-cell>
              <table:table-cell office:value-type="float" office:value="0.19999">
                <text:p>0.19999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329662">
                <text:p>0.329662</text:p>
              </table:table-cell>
              <table:table-cell office:value-type="float" office:value="0.35996">
                <text:p>0.35996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451139">
                <text:p>0.451139</text:p>
              </table:table-cell>
              <table:table-cell office:value-type="float" office:value="0.48791">
                <text:p>0.4879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550575">
                <text:p>0.550575</text:p>
              </table:table-cell>
              <table:table-cell office:value-type="float" office:value="0.590247">
                <text:p>0.590247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631967">
                <text:p>0.631967</text:p>
              </table:table-cell>
              <table:table-cell office:value-type="float" office:value="0.672095">
                <text:p>0.672095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698589">
                <text:p>0.698589</text:p>
              </table:table-cell>
              <table:table-cell office:value-type="float" office:value="0.737558">
                <text:p>0.737558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753122">
                <text:p>0.753122</text:p>
              </table:table-cell>
              <table:table-cell office:value-type="float" office:value="0.789919">
                <text:p>0.789919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79776">
                <text:p>0.79776</text:p>
              </table:table-cell>
              <table:table-cell office:value-type="float" office:value="0.831801">
                <text:p>0.831801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834301">
                <text:p>0.834301</text:p>
              </table:table-cell>
              <table:table-cell office:value-type="float" office:value="0.865306">
                <text:p>0.865306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864216">
                <text:p>0.864216</text:p>
              </table:table-cell>
              <table:table-cell office:value-type="float" office:value="0.892111">
                <text:p>0.892111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888708">
                <text:p>0.888708</text:p>
              </table:table-cell>
              <table:table-cell office:value-type="float" office:value="0.91356">
                <text:p>0.91356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908762">
                <text:p>0.908762</text:p>
              </table:table-cell>
              <table:table-cell office:value-type="float" office:value="0.930725">
                <text:p>0.930725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925186">
                <text:p>0.925186</text:p>
              </table:table-cell>
              <table:table-cell office:value-type="float" office:value="0.944465">
                <text:p>0.944465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938638">
                <text:p>0.938638</text:p>
              </table:table-cell>
              <table:table-cell office:value-type="float" office:value="0.955465">
                <text:p>0.955465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949657">
                <text:p>0.949657</text:p>
              </table:table-cell>
              <table:table-cell office:value-type="float" office:value="0.964274">
                <text:p>0.964274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958686">
                <text:p>0.958686</text:p>
              </table:table-cell>
              <table:table-cell office:value-type="float" office:value="0.97133">
                <text:p>0.97133</text:p>
              </table:table-cell>
            </table:table-row>
            <table:table-row>
              <table:table-cell office:value-type="float" office:value="0.17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.966085">
                <text:p>0.966085</text:p>
              </table:table-cell>
              <table:table-cell office:value-type="float" office:value="0.976984">
                <text:p>0.976984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.97215">
                <text:p>0.97215</text:p>
              </table:table-cell>
              <table:table-cell office:value-type="float" office:value="0.981515">
                <text:p>0.981515</text:p>
              </table:table-cell>
            </table:table-row>
            <table:table-row>
              <table:table-cell office:value-type="float" office:value="0.19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.977123">
                <text:p>0.977123</text:p>
              </table:table-cell>
              <table:table-cell office:value-type="float" office:value="0.985147">
                <text:p>0.985147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981201">
                <text:p>0.981201</text:p>
              </table:table-cell>
              <table:table-cell office:value-type="float" office:value="0.988061">
                <text:p>0.988061</text:p>
              </table:table-cell>
            </table:table-row>
            <table:table-row>
              <table:table-cell office:value-type="float" office:value="0.21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.984547">
                <text:p>0.984547</text:p>
              </table:table-cell>
              <table:table-cell office:value-type="float" office:value="0.990398">
                <text:p>0.990398</text:p>
              </table:table-cell>
            </table:table-row>
            <table:table-row>
              <table:table-cell office:value-type="float" office:value="0.22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.987292">
                <text:p>0.987292</text:p>
              </table:table-cell>
              <table:table-cell office:value-type="float" office:value="0.992274">
                <text:p>0.992274</text:p>
              </table:table-cell>
            </table:table-row>
            <table:table-row>
              <table:table-cell office:value-type="float" office:value="0.23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.989545">
                <text:p>0.989545</text:p>
              </table:table-cell>
              <table:table-cell office:value-type="float" office:value="0.993781">
                <text:p>0.993781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.991395">
                <text:p>0.991395</text:p>
              </table:table-cell>
              <table:table-cell office:value-type="float" office:value="0.994991">
                <text:p>0.994991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992915">
                <text:p>0.992915</text:p>
              </table:table-cell>
              <table:table-cell office:value-type="float" office:value="0.995963">
                <text:p>0.995963</text:p>
              </table:table-cell>
            </table:table-row>
            <table:table-row>
              <table:table-cell office:value-type="float" office:value="0.26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.994164">
                <text:p>0.994164</text:p>
              </table:table-cell>
              <table:table-cell office:value-type="float" office:value="0.996745">
                <text:p>0.996745</text:p>
              </table:table-cell>
            </table:table-row>
            <table:table-row>
              <table:table-cell office:value-type="float" office:value="0.27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.99519">
                <text:p>0.99519</text:p>
              </table:table-cell>
              <table:table-cell office:value-type="float" office:value="0.997374">
                <text:p>0.997374</text:p>
              </table:table-cell>
            </table:table-row>
            <table:table-row>
              <table:table-cell office:value-type="float" office:value="0.28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.996034">
                <text:p>0.996034</text:p>
              </table:table-cell>
              <table:table-cell office:value-type="float" office:value="0.99788">
                <text:p>0.99788</text:p>
              </table:table-cell>
            </table:table-row>
            <table:table-row>
              <table:table-cell office:value-type="float" office:value="0.29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.996729">
                <text:p>0.996729</text:p>
              </table:table-cell>
              <table:table-cell office:value-type="float" office:value="0.998287">
                <text:p>0.99828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9973">
                <text:p>0.9973</text:p>
              </table:table-cell>
              <table:table-cell office:value-type="float" office:value="0.998616">
                <text:p>0.998616</text:p>
              </table:table-cell>
            </table:table-row>
            <table:table-row>
              <table:table-cell office:value-type="float" office:value="0.31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.997771">
                <text:p>0.997771</text:p>
              </table:table-cell>
              <table:table-cell office:value-type="float" office:value="0.998881">
                <text:p>0.998881</text:p>
              </table:table-cell>
            </table:table-row>
            <table:table-row>
              <table:table-cell office:value-type="float" office:value="0.32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.998158">
                <text:p>0.998158</text:p>
              </table:table-cell>
              <table:table-cell office:value-type="float" office:value="0.999094">
                <text:p>0.999094</text:p>
              </table:table-cell>
            </table:table-row>
            <table:table-row>
              <table:table-cell office:value-type="float" office:value="0.33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.998478">
                <text:p>0.998478</text:p>
              </table:table-cell>
              <table:table-cell office:value-type="float" office:value="0.999266">
                <text:p>0.999266</text:p>
              </table:table-cell>
            </table:table-row>
            <table:table-row>
              <table:table-cell office:value-type="float" office:value="0.34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.998741">
                <text:p>0.998741</text:p>
              </table:table-cell>
              <table:table-cell office:value-type="float" office:value="0.999405">
                <text:p>0.999405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998958">
                <text:p>0.998958</text:p>
              </table:table-cell>
              <table:table-cell office:value-type="float" office:value="0.999518">
                <text:p>0.999518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999137">
                <text:p>0.999137</text:p>
              </table:table-cell>
              <table:table-cell office:value-type="float" office:value="0.999609">
                <text:p>0.999609</text:p>
              </table:table-cell>
            </table:table-row>
            <table:table-row>
              <table:table-cell office:value-type="float" office:value="0.37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0.999285">
                <text:p>0.999285</text:p>
              </table:table-cell>
              <table:table-cell office:value-type="float" office:value="0.999682">
                <text:p>0.999682</text:p>
              </table:table-cell>
            </table:table-row>
            <table:table-row>
              <table:table-cell office:value-type="float" office:value="0.38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0.999408">
                <text:p>0.999408</text:p>
              </table:table-cell>
              <table:table-cell office:value-type="float" office:value="0.999742">
                <text:p>0.999742</text:p>
              </table:table-cell>
            </table:table-row>
            <table:table-row>
              <table:table-cell office:value-type="float" office:value="0.39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.999509">
                <text:p>0.999509</text:p>
              </table:table-cell>
              <table:table-cell office:value-type="float" office:value="0.99979">
                <text:p>0.9997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999592">
                <text:p>0.999592</text:p>
              </table:table-cell>
              <table:table-cell office:value-type="float" office:value="0.999829">
                <text:p>0.999829</text:p>
              </table:table-cell>
            </table:table-row>
            <table:table-row>
              <table:table-cell office:value-type="float" office:value="0.41">
                <text:p>0</text:p>
              </table:table-cell>
              <table:table-cell office:value-type="float" office:value="0.41">
                <text:p>0.41</text:p>
              </table:table-cell>
              <table:table-cell office:value-type="float" office:value="0.999661">
                <text:p>0.999661</text:p>
              </table:table-cell>
              <table:table-cell office:value-type="float" office:value="0.999861">
                <text:p>0.999861</text:p>
              </table:table-cell>
            </table:table-row>
            <table:table-row>
              <table:table-cell office:value-type="float" office:value="0.42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999719">
                <text:p>0.999719</text:p>
              </table:table-cell>
              <table:table-cell office:value-type="float" office:value="0.999887">
                <text:p>0.999887</text:p>
              </table:table-cell>
            </table:table-row>
            <table:table-row>
              <table:table-cell office:value-type="float" office:value="0.43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.999766">
                <text:p>0.999766</text:p>
              </table:table-cell>
              <table:table-cell office:value-type="float" office:value="0.999908">
                <text:p>0.999908</text:p>
              </table:table-cell>
            </table:table-row>
            <table:table-row>
              <table:table-cell office:value-type="float" office:value="0.44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.999805">
                <text:p>0.999805</text:p>
              </table:table-cell>
              <table:table-cell office:value-type="float" office:value="0.999925">
                <text:p>0.999925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999838">
                <text:p>0.999838</text:p>
              </table:table-cell>
              <table:table-cell office:value-type="float" office:value="0.999938">
                <text:p>0.999938</text:p>
              </table:table-cell>
            </table:table-row>
            <table:table-row>
              <table:table-cell office:value-type="float" office:value="0.46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.999865">
                <text:p>0.999865</text:p>
              </table:table-cell>
              <table:table-cell office:value-type="float" office:value="0.99995">
                <text:p>0.99995</text:p>
              </table:table-cell>
            </table:table-row>
            <table:table-row>
              <table:table-cell office:value-type="float" office:value="0.47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.999888">
                <text:p>0.999888</text:p>
              </table:table-cell>
              <table:table-cell office:value-type="float" office:value="0.999959">
                <text:p>0.999959</text:p>
              </table:table-cell>
            </table:table-row>
            <table:table-row>
              <table:table-cell office:value-type="float" office:value="0.48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0.999906">
                <text:p>0.999906</text:p>
              </table:table-cell>
              <table:table-cell office:value-type="float" office:value="0.999966">
                <text:p>0.999966</text:p>
              </table:table-cell>
            </table:table-row>
            <table:table-row>
              <table:table-cell office:value-type="float" office:value="0.49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999922">
                <text:p>0.999922</text:p>
              </table:table-cell>
              <table:table-cell office:value-type="float" office:value="0.999972">
                <text:p>0.99997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999935">
                <text:p>0.999935</text:p>
              </table:table-cell>
              <table:table-cell office:value-type="float" office:value="0.999977">
                <text:p>0.999977</text:p>
              </table:table-cell>
            </table:table-row>
            <table:table-row>
              <table:table-cell office:value-type="float" office:value="0.51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999945">
                <text:p>0.999945</text:p>
              </table:table-cell>
              <table:table-cell office:value-type="float" office:value="0.999981">
                <text:p>0.999981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999954">
                <text:p>0.999954</text:p>
              </table:table-cell>
              <table:table-cell office:value-type="float" office:value="0.999985">
                <text:p>0.999985</text:p>
              </table:table-cell>
            </table:table-row>
            <table:table-row>
              <table:table-cell office:value-type="float" office:value="0.53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999962">
                <text:p>0.999962</text:p>
              </table:table-cell>
              <table:table-cell office:value-type="float" office:value="0.999987">
                <text:p>0.999987</text:p>
              </table:table-cell>
            </table:table-row>
            <table:table-row>
              <table:table-cell office:value-type="float" office:value="0.54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999968">
                <text:p>0.999968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999973">
                <text:p>0.999973</text:p>
              </table:table-cell>
              <table:table-cell office:value-type="float" office:value="0.999991">
                <text:p>0.999991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999978">
                <text:p>0.999978</text:p>
              </table:table-cell>
              <table:table-cell office:value-type="float" office:value="0.999993">
                <text:p>0.999993</text:p>
              </table:table-cell>
            </table:table-row>
            <table:table-row>
              <table:table-cell office:value-type="float" office:value="0.57">
                <text:p>0</text:p>
              </table:table-cell>
              <table:table-cell office:value-type="float" office:value="0.57">
                <text:p>0.57</text:p>
              </table:table-cell>
              <table:table-cell office:value-type="float" office:value="0.999981">
                <text:p>0.999981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float" office:value="0.58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.999984">
                <text:p>0.999984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float" office:value="0.59">
                <text:p>0</text:p>
              </table:table-cell>
              <table:table-cell office:value-type="float" office:value="0.59">
                <text:p>0.59</text:p>
              </table:table-cell>
              <table:table-cell office:value-type="float" office:value="0.999987">
                <text:p>0.999987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999989">
                <text:p>0.999989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0.61">
                <text:p>0</text:p>
              </table:table-cell>
              <table:table-cell office:value-type="float" office:value="0.61">
                <text:p>0.61</text:p>
              </table:table-cell>
              <table:table-cell office:value-type="float" office:value="0.999991">
                <text:p>0.999991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0.62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999992">
                <text:p>0.999992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float" office:value="0.63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999993">
                <text:p>0.999993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float" office:value="0.64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0.999994">
                <text:p>0.999994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999995">
                <text:p>0.999995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0.66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999996">
                <text:p>0.999996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0.67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999997">
                <text:p>0.999997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0.68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999997">
                <text:p>0.999997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0.69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.999998">
                <text:p>0.999998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999998">
                <text:p>0.999998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0.71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999998">
                <text:p>0.9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.999999">
                <text:p>0.9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3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999999">
                <text:p>0.9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4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0.999999">
                <text:p>0.9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999999">
                <text:p>0.9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6">
                <text:p>0</text:p>
              </table:table-cell>
              <table:table-cell office:value-type="float" office:value="0.76">
                <text:p>0.76</text:p>
              </table:table-cell>
              <table:table-cell office:value-type="float" office:value="0.999999">
                <text:p>0.9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7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.999999">
                <text:p>0.9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8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999999">
                <text:p>0.9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9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1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2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3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4">
                <text:p>0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6">
                <text:p>0</text:p>
              </table:table-cell>
              <table:table-cell office:value-type="float" office:value="0.86">
                <text:p>0.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7">
                <text:p>0</text:p>
              </table:table-cell>
              <table:table-cell office:value-type="float" office:value="0.87">
                <text:p>0.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8">
                <text:p>0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9">
                <text:p>0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1">
                <text:p>0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2">
                <text:p>0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3">
                <text:p>0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4">
                <text:p>0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6">
                <text:p>0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7">
                <text:p>0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8">
                <text:p>0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9">
                <text:p>0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1">
                <text:p/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2">
                <text:p/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3">
                <text:p/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4">
                <text:p/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5">
                <text:p/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6">
                <text:p/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7">
                <text:p/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8">
                <text:p/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9">
                <text:p/>
              </table:table-cell>
              <table:table-cell office:value-type="float" office:value="1.09">
                <text:p>1.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1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2">
                <text:p/>
              </table:table-cell>
              <table:table-cell office:value-type="float" office:value="1.12">
                <text:p>1.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3">
                <text:p/>
              </table:table-cell>
              <table:table-cell office:value-type="float" office:value="1.13">
                <text:p>1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4">
                <text:p/>
              </table:table-cell>
              <table:table-cell office:value-type="float" office:value="1.14">
                <text:p>1.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5">
                <text:p/>
              </table:table-cell>
              <table:table-cell office:value-type="float" office:value="1.15">
                <text:p>1.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6">
                <text:p/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7">
                <text:p/>
              </table:table-cell>
              <table:table-cell office:value-type="float" office:value="1.17">
                <text:p>1.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8">
                <text:p/>
              </table:table-cell>
              <table:table-cell office:value-type="float" office:value="1.18">
                <text:p>1.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9">
                <text:p/>
              </table:table-cell>
              <table:table-cell office:value-type="float" office:value="1.19">
                <text:p>1.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1">
                <text:p/>
              </table:table-cell>
              <table:table-cell office:value-type="float" office:value="1.21">
                <text:p>1.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2">
                <text:p/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3">
                <text:p/>
              </table:table-cell>
              <table:table-cell office:value-type="float" office:value="1.23">
                <text:p>1.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4">
                <text:p/>
              </table:table-cell>
              <table:table-cell office:value-type="float" office:value="1.24">
                <text:p>1.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6">
                <text:p/>
              </table:table-cell>
              <table:table-cell office:value-type="float" office:value="1.26">
                <text:p>1.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7">
                <text:p/>
              </table:table-cell>
              <table:table-cell office:value-type="float" office:value="1.27">
                <text:p>1.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8">
                <text:p/>
              </table:table-cell>
              <table:table-cell office:value-type="float" office:value="1.28">
                <text:p>1.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9">
                <text:p/>
              </table:table-cell>
              <table:table-cell office:value-type="float" office:value="1.29">
                <text:p>1.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1">
                <text:p/>
              </table:table-cell>
              <table:table-cell office:value-type="float" office:value="1.31">
                <text:p>1.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2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3">
                <text:p/>
              </table:table-cell>
              <table:table-cell office:value-type="float" office:value="1.33">
                <text:p>1.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4">
                <text:p/>
              </table:table-cell>
              <table:table-cell office:value-type="float" office:value="1.34">
                <text:p>1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5">
                <text:p/>
              </table:table-cell>
              <table:table-cell office:value-type="float" office:value="1.35">
                <text:p>1.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6">
                <text:p/>
              </table:table-cell>
              <table:table-cell office:value-type="float" office:value="1.36">
                <text:p>1.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7">
                <text:p/>
              </table:table-cell>
              <table:table-cell office:value-type="float" office:value="1.37">
                <text:p>1.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8">
                <text:p/>
              </table:table-cell>
              <table:table-cell office:value-type="float" office:value="1.38">
                <text:p>1.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9">
                <text:p/>
              </table:table-cell>
              <table:table-cell office:value-type="float" office:value="1.39">
                <text:p>1.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1">
                <text:p/>
              </table:table-cell>
              <table:table-cell office:value-type="float" office:value="1.41">
                <text:p>1.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2">
                <text:p/>
              </table:table-cell>
              <table:table-cell office:value-type="float" office:value="1.42">
                <text:p>1.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3">
                <text:p/>
              </table:table-cell>
              <table:table-cell office:value-type="float" office:value="1.43">
                <text:p>1.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4">
                <text:p/>
              </table:table-cell>
              <table:table-cell office:value-type="float" office:value="1.44">
                <text:p>1.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5">
                <text:p/>
              </table:table-cell>
              <table:table-cell office:value-type="float" office:value="1.45">
                <text:p>1.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6">
                <text:p/>
              </table:table-cell>
              <table:table-cell office:value-type="float" office:value="1.46">
                <text:p>1.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7">
                <text:p/>
              </table:table-cell>
              <table:table-cell office:value-type="float" office:value="1.47">
                <text:p>1.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8">
                <text:p/>
              </table:table-cell>
              <table:table-cell office:value-type="float" office:value="1.48">
                <text:p>1.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9">
                <text:p/>
              </table:table-cell>
              <table:table-cell office:value-type="float" office:value="1.49">
                <text:p>1.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1">
                <text:p/>
              </table:table-cell>
              <table:table-cell office:value-type="float" office:value="1.51">
                <text:p>1.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2">
                <text:p/>
              </table:table-cell>
              <table:table-cell office:value-type="float" office:value="1.52">
                <text:p>1.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3">
                <text:p/>
              </table:table-cell>
              <table:table-cell office:value-type="float" office:value="1.53">
                <text:p>1.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4">
                <text:p/>
              </table:table-cell>
              <table:table-cell office:value-type="float" office:value="1.54">
                <text:p>1.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5">
                <text:p/>
              </table:table-cell>
              <table:table-cell office:value-type="float" office:value="1.55">
                <text:p>1.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6">
                <text:p/>
              </table:table-cell>
              <table:table-cell office:value-type="float" office:value="1.56">
                <text:p>1.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7">
                <text:p/>
              </table:table-cell>
              <table:table-cell office:value-type="float" office:value="1.57">
                <text:p>1.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8">
                <text:p/>
              </table:table-cell>
              <table:table-cell office:value-type="float" office:value="1.58">
                <text:p>1.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9">
                <text:p/>
              </table:table-cell>
              <table:table-cell office:value-type="float" office:value="1.59">
                <text:p>1.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1">
                <text:p/>
              </table:table-cell>
              <table:table-cell office:value-type="float" office:value="1.61">
                <text:p>1.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2">
                <text:p/>
              </table:table-cell>
              <table:table-cell office:value-type="float" office:value="1.62">
                <text:p>1.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3">
                <text:p/>
              </table:table-cell>
              <table:table-cell office:value-type="float" office:value="1.63">
                <text:p>1.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4">
                <text:p/>
              </table:table-cell>
              <table:table-cell office:value-type="float" office:value="1.64">
                <text:p>1.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5">
                <text:p/>
              </table:table-cell>
              <table:table-cell office:value-type="float" office:value="1.65">
                <text:p>1.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6">
                <text:p/>
              </table:table-cell>
              <table:table-cell office:value-type="float" office:value="1.66">
                <text:p>1.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7">
                <text:p/>
              </table:table-cell>
              <table:table-cell office:value-type="float" office:value="1.67">
                <text:p>1.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8">
                <text:p/>
              </table:table-cell>
              <table:table-cell office:value-type="float" office:value="1.68">
                <text:p>1.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9">
                <text:p/>
              </table:table-cell>
              <table:table-cell office:value-type="float" office:value="1.69">
                <text:p>1.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1">
                <text:p/>
              </table:table-cell>
              <table:table-cell office:value-type="float" office:value="1.71">
                <text:p>1.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2">
                <text:p/>
              </table:table-cell>
              <table:table-cell office:value-type="float" office:value="1.72">
                <text:p>1.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3">
                <text:p/>
              </table:table-cell>
              <table:table-cell office:value-type="float" office:value="1.73">
                <text:p>1.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4">
                <text:p/>
              </table:table-cell>
              <table:table-cell office:value-type="float" office:value="1.74">
                <text:p>1.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1.75">
                <text:p>1.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6">
                <text:p/>
              </table:table-cell>
              <table:table-cell office:value-type="float" office:value="1.76">
                <text:p>1.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7">
                <text:p/>
              </table:table-cell>
              <table:table-cell office:value-type="float" office:value="1.77">
                <text:p>1.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8">
                <text:p/>
              </table:table-cell>
              <table:table-cell office:value-type="float" office:value="1.78">
                <text:p>1.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9">
                <text:p/>
              </table:table-cell>
              <table:table-cell office:value-type="float" office:value="1.79">
                <text:p>1.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1">
                <text:p/>
              </table:table-cell>
              <table:table-cell office:value-type="float" office:value="1.81">
                <text:p>1.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2">
                <text:p/>
              </table:table-cell>
              <table:table-cell office:value-type="float" office:value="1.82">
                <text:p>1.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3">
                <text:p/>
              </table:table-cell>
              <table:table-cell office:value-type="float" office:value="1.83">
                <text:p>1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4">
                <text:p/>
              </table:table-cell>
              <table:table-cell office:value-type="float" office:value="1.84">
                <text:p>1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1.85">
                <text:p>1.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6">
                <text:p/>
              </table:table-cell>
              <table:table-cell office:value-type="float" office:value="1.86">
                <text:p>1.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7">
                <text:p/>
              </table:table-cell>
              <table:table-cell office:value-type="float" office:value="1.87">
                <text:p>1.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8">
                <text:p/>
              </table:table-cell>
              <table:table-cell office:value-type="float" office:value="1.88">
                <text:p>1.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9">
                <text:p/>
              </table:table-cell>
              <table:table-cell office:value-type="float" office:value="1.89">
                <text:p>1.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1">
                <text:p/>
              </table:table-cell>
              <table:table-cell office:value-type="float" office:value="1.91">
                <text:p>1.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2">
                <text:p/>
              </table:table-cell>
              <table:table-cell office:value-type="float" office:value="1.92">
                <text:p>1.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3">
                <text:p/>
              </table:table-cell>
              <table:table-cell office:value-type="float" office:value="1.93">
                <text:p>1.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4">
                <text:p/>
              </table:table-cell>
              <table:table-cell office:value-type="float" office:value="1.94">
                <text:p>1.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5">
                <text:p/>
              </table:table-cell>
              <table:table-cell office:value-type="float" office:value="1.95">
                <text:p>1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6">
                <text:p/>
              </table:table-cell>
              <table:table-cell office:value-type="float" office:value="1.96">
                <text:p>1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7">
                <text:p/>
              </table:table-cell>
              <table:table-cell office:value-type="float" office:value="1.97">
                <text:p>1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8">
                <text:p/>
              </table:table-cell>
              <table:table-cell office:value-type="float" office:value="1.98">
                <text:p>1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9">
                <text:p/>
              </table:table-cell>
              <table:table-cell office:value-type="float" office:value="1.99">
                <text:p>1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1">
                <text:p/>
              </table:table-cell>
              <table:table-cell office:value-type="float" office:value="2.01">
                <text:p>2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2">
                <text:p/>
              </table:table-cell>
              <table:table-cell office:value-type="float" office:value="2.02">
                <text:p>2.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3">
                <text:p/>
              </table:table-cell>
              <table:table-cell office:value-type="float" office:value="2.03">
                <text:p>2.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4">
                <text:p/>
              </table:table-cell>
              <table:table-cell office:value-type="float" office:value="2.04">
                <text:p>2.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5">
                <text:p/>
              </table:table-cell>
              <table:table-cell office:value-type="float" office:value="2.05">
                <text:p>2.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6">
                <text:p/>
              </table:table-cell>
              <table:table-cell office:value-type="float" office:value="2.06">
                <text:p>2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7">
                <text:p/>
              </table:table-cell>
              <table:table-cell office:value-type="float" office:value="2.07">
                <text:p>2.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8">
                <text:p/>
              </table:table-cell>
              <table:table-cell office:value-type="float" office:value="2.08">
                <text:p>2.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9">
                <text:p/>
              </table:table-cell>
              <table:table-cell office:value-type="float" office:value="2.09">
                <text:p>2.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2.1">
                <text:p>2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1">
                <text:p/>
              </table:table-cell>
              <table:table-cell office:value-type="float" office:value="2.11">
                <text:p>2.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2">
                <text:p/>
              </table:table-cell>
              <table:table-cell office:value-type="float" office:value="2.12">
                <text:p>2.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3">
                <text:p/>
              </table:table-cell>
              <table:table-cell office:value-type="float" office:value="2.13">
                <text:p>2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4">
                <text:p/>
              </table:table-cell>
              <table:table-cell office:value-type="float" office:value="2.14">
                <text:p>2.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5">
                <text:p/>
              </table:table-cell>
              <table:table-cell office:value-type="float" office:value="2.15">
                <text:p>2.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6">
                <text:p/>
              </table:table-cell>
              <table:table-cell office:value-type="float" office:value="2.16">
                <text:p>2.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7">
                <text:p/>
              </table:table-cell>
              <table:table-cell office:value-type="float" office:value="2.17">
                <text:p>2.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8">
                <text:p/>
              </table:table-cell>
              <table:table-cell office:value-type="float" office:value="2.18">
                <text:p>2.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9">
                <text:p/>
              </table:table-cell>
              <table:table-cell office:value-type="float" office:value="2.19">
                <text:p>2.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1">
                <text:p/>
              </table:table-cell>
              <table:table-cell office:value-type="float" office:value="2.21">
                <text:p>2.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2">
                <text:p/>
              </table:table-cell>
              <table:table-cell office:value-type="float" office:value="2.22">
                <text:p>2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3">
                <text:p/>
              </table:table-cell>
              <table:table-cell office:value-type="float" office:value="2.23">
                <text:p>2.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4">
                <text:p/>
              </table:table-cell>
              <table:table-cell office:value-type="float" office:value="2.24">
                <text:p>2.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2.25">
                <text:p>2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6">
                <text:p/>
              </table:table-cell>
              <table:table-cell office:value-type="float" office:value="2.26">
                <text:p>2.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7">
                <text:p/>
              </table:table-cell>
              <table:table-cell office:value-type="float" office:value="2.27">
                <text:p>2.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8">
                <text:p/>
              </table:table-cell>
              <table:table-cell office:value-type="float" office:value="2.28">
                <text:p>2.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9">
                <text:p/>
              </table:table-cell>
              <table:table-cell office:value-type="float" office:value="2.29">
                <text:p>2.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1">
                <text:p/>
              </table:table-cell>
              <table:table-cell office:value-type="float" office:value="2.31">
                <text:p>2.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2">
                <text:p/>
              </table:table-cell>
              <table:table-cell office:value-type="float" office:value="2.32">
                <text:p>2.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3">
                <text:p/>
              </table:table-cell>
              <table:table-cell office:value-type="float" office:value="2.33">
                <text:p>2.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4">
                <text:p/>
              </table:table-cell>
              <table:table-cell office:value-type="float" office:value="2.34">
                <text:p>2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5">
                <text:p/>
              </table:table-cell>
              <table:table-cell office:value-type="float" office:value="2.35">
                <text:p>2.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6">
                <text:p/>
              </table:table-cell>
              <table:table-cell office:value-type="float" office:value="2.36">
                <text:p>2.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7">
                <text:p/>
              </table:table-cell>
              <table:table-cell office:value-type="float" office:value="2.37">
                <text:p>2.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8">
                <text:p/>
              </table:table-cell>
              <table:table-cell office:value-type="float" office:value="2.38">
                <text:p>2.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9">
                <text:p/>
              </table:table-cell>
              <table:table-cell office:value-type="float" office:value="2.39">
                <text:p>2.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1">
                <text:p/>
              </table:table-cell>
              <table:table-cell office:value-type="float" office:value="2.41">
                <text:p>2.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2">
                <text:p/>
              </table:table-cell>
              <table:table-cell office:value-type="float" office:value="2.42">
                <text:p>2.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3">
                <text:p/>
              </table:table-cell>
              <table:table-cell office:value-type="float" office:value="2.43">
                <text:p>2.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4">
                <text:p/>
              </table:table-cell>
              <table:table-cell office:value-type="float" office:value="2.44">
                <text:p>2.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5">
                <text:p/>
              </table:table-cell>
              <table:table-cell office:value-type="float" office:value="2.45">
                <text:p>2.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6">
                <text:p/>
              </table:table-cell>
              <table:table-cell office:value-type="float" office:value="2.46">
                <text:p>2.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7">
                <text:p/>
              </table:table-cell>
              <table:table-cell office:value-type="float" office:value="2.47">
                <text:p>2.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8">
                <text:p/>
              </table:table-cell>
              <table:table-cell office:value-type="float" office:value="2.48">
                <text:p>2.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9">
                <text:p/>
              </table:table-cell>
              <table:table-cell office:value-type="float" office:value="2.49">
                <text:p>2.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1">
                <text:p/>
              </table:table-cell>
              <table:table-cell office:value-type="float" office:value="2.51">
                <text:p>2.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2">
                <text:p/>
              </table:table-cell>
              <table:table-cell office:value-type="float" office:value="2.52">
                <text:p>2.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3">
                <text:p/>
              </table:table-cell>
              <table:table-cell office:value-type="float" office:value="2.53">
                <text:p>2.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4">
                <text:p/>
              </table:table-cell>
              <table:table-cell office:value-type="float" office:value="2.54">
                <text:p>2.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5">
                <text:p/>
              </table:table-cell>
              <table:table-cell office:value-type="float" office:value="2.55">
                <text:p>2.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6">
                <text:p/>
              </table:table-cell>
              <table:table-cell office:value-type="float" office:value="2.56">
                <text:p>2.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7">
                <text:p/>
              </table:table-cell>
              <table:table-cell office:value-type="float" office:value="2.57">
                <text:p>2.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8">
                <text:p/>
              </table:table-cell>
              <table:table-cell office:value-type="float" office:value="2.58">
                <text:p>2.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9">
                <text:p/>
              </table:table-cell>
              <table:table-cell office:value-type="float" office:value="2.59">
                <text:p>2.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2.6">
                <text:p>2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1">
                <text:p/>
              </table:table-cell>
              <table:table-cell office:value-type="float" office:value="2.61">
                <text:p>2.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2">
                <text:p/>
              </table:table-cell>
              <table:table-cell office:value-type="float" office:value="2.62">
                <text:p>2.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3">
                <text:p/>
              </table:table-cell>
              <table:table-cell office:value-type="float" office:value="2.63">
                <text:p>2.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4">
                <text:p/>
              </table:table-cell>
              <table:table-cell office:value-type="float" office:value="2.64">
                <text:p>2.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5">
                <text:p/>
              </table:table-cell>
              <table:table-cell office:value-type="float" office:value="2.65">
                <text:p>2.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6">
                <text:p/>
              </table:table-cell>
              <table:table-cell office:value-type="float" office:value="2.66">
                <text:p>2.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7">
                <text:p/>
              </table:table-cell>
              <table:table-cell office:value-type="float" office:value="2.67">
                <text:p>2.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8">
                <text:p/>
              </table:table-cell>
              <table:table-cell office:value-type="float" office:value="2.68">
                <text:p>2.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9">
                <text:p/>
              </table:table-cell>
              <table:table-cell office:value-type="float" office:value="2.69">
                <text:p>2.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1">
                <text:p/>
              </table:table-cell>
              <table:table-cell office:value-type="float" office:value="2.71">
                <text:p>2.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2">
                <text:p/>
              </table:table-cell>
              <table:table-cell office:value-type="float" office:value="2.72">
                <text:p>2.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3">
                <text:p/>
              </table:table-cell>
              <table:table-cell office:value-type="float" office:value="2.73">
                <text:p>2.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4">
                <text:p/>
              </table:table-cell>
              <table:table-cell office:value-type="float" office:value="2.74">
                <text:p>2.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2.75">
                <text:p>2.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6">
                <text:p/>
              </table:table-cell>
              <table:table-cell office:value-type="float" office:value="2.76">
                <text:p>2.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7">
                <text:p/>
              </table:table-cell>
              <table:table-cell office:value-type="float" office:value="2.77">
                <text:p>2.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8">
                <text:p/>
              </table:table-cell>
              <table:table-cell office:value-type="float" office:value="2.78">
                <text:p>2.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9">
                <text:p/>
              </table:table-cell>
              <table:table-cell office:value-type="float" office:value="2.79">
                <text:p>2.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2.8">
                <text:p>2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1">
                <text:p/>
              </table:table-cell>
              <table:table-cell office:value-type="float" office:value="2.81">
                <text:p>2.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2">
                <text:p/>
              </table:table-cell>
              <table:table-cell office:value-type="float" office:value="2.82">
                <text:p>2.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3">
                <text:p/>
              </table:table-cell>
              <table:table-cell office:value-type="float" office:value="2.83">
                <text:p>2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4">
                <text:p/>
              </table:table-cell>
              <table:table-cell office:value-type="float" office:value="2.84">
                <text:p>2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5">
                <text:p/>
              </table:table-cell>
              <table:table-cell office:value-type="float" office:value="2.85">
                <text:p>2.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6">
                <text:p/>
              </table:table-cell>
              <table:table-cell office:value-type="float" office:value="2.86">
                <text:p>2.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7">
                <text:p/>
              </table:table-cell>
              <table:table-cell office:value-type="float" office:value="2.87">
                <text:p>2.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8">
                <text:p/>
              </table:table-cell>
              <table:table-cell office:value-type="float" office:value="2.88">
                <text:p>2.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9">
                <text:p/>
              </table:table-cell>
              <table:table-cell office:value-type="float" office:value="2.89">
                <text:p>2.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1">
                <text:p/>
              </table:table-cell>
              <table:table-cell office:value-type="float" office:value="2.91">
                <text:p>2.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2">
                <text:p/>
              </table:table-cell>
              <table:table-cell office:value-type="float" office:value="2.92">
                <text:p>2.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3">
                <text:p/>
              </table:table-cell>
              <table:table-cell office:value-type="float" office:value="2.93">
                <text:p>2.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4">
                <text:p/>
              </table:table-cell>
              <table:table-cell office:value-type="float" office:value="2.94">
                <text:p>2.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5">
                <text:p/>
              </table:table-cell>
              <table:table-cell office:value-type="float" office:value="2.95">
                <text:p>2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6">
                <text:p/>
              </table:table-cell>
              <table:table-cell office:value-type="float" office:value="2.96">
                <text:p>2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7">
                <text:p/>
              </table:table-cell>
              <table:table-cell office:value-type="float" office:value="2.97">
                <text:p>2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8">
                <text:p/>
              </table:table-cell>
              <table:table-cell office:value-type="float" office:value="2.98">
                <text:p>2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9">
                <text:p/>
              </table:table-cell>
              <table:table-cell office:value-type="float" office:value="2.99">
                <text:p>2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214cm" svg:height="17.583cm" xlink:href=".." xlink:type="simple" chart:class="chart:scatter" chart:column-mapping="0 1" chart:style-name="ch1">
        <chart:title svg:x="10.867cm" svg:y="0.487cm" chart:style-name="ch2">
          <text:p>Rozwiazanie rownania w obszarze niestabilnosci</text:p>
        </chart:title>
        <chart:legend chart:legend-position="end" svg:x="25.504cm" svg:y="8.217cm" style:legend-expansion="high" chart:style-name="ch3"/>
        <chart:plot-area chart:style-name="ch4" table:cell-range-address="'bezp nie stab'.E1:'bezp nie stab'.G14" chart:data-source-has-labels="both" svg:x="1.074cm" svg:y="2.319cm" svg:width="23.182cm" svg:height="13.905cm">
          <chartooo:coordinate-region svg:x="2.542cm" svg:y="2.531cm" svg:width="21.62cm" svg:height="13.481cm"/>
          <chart:axis chart:dimension="x" chart:name="primary-x" chart:style-name="ch5" chartooo:axis-type="auto">
            <chart:title svg:x="12.568cm" svg:y="16.576cm" chart:style-name="ch6">
              <text:p>t</text:p>
            </chart:title>
            <chart:categories table:cell-range-address="'bezp nie stab'.E2:'bezp nie stab'.E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bezp nie stab'.F2:'bezp nie stab'.F14" chart:label-cell-address="'bezp nie stab'.F1:'bezp nie stab'.F1" chart:class="chart:scatter">
            <chart:domain table:cell-range-address="'bezp nie stab'.E2:'bezp nie stab'.E14"/>
            <chart:data-point chart:repeated="13"/>
          </chart:series>
          <chart:series chart:style-name="ch9" chart:values-cell-range-address="'bezp nie stab'.G2:'bezp nie stab'.G14" chart:label-cell-address="'bezp nie stab'.G1:'bezp nie stab'.G1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Rozwiazanie analityczne</text:p>
                <draw:g>
                  <svg:desc>'bezp nie stab'.F1:'bezp nie stab'.F1</svg:desc>
                </draw:g>
              </table:table-cell>
              <table:table-cell office:value-type="string">
                <text:p>Metoda bezpośrednia Eulera</text:p>
                <draw:g>
                  <svg:desc>'bezp nie stab'.G1:'bezp nie stab'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bezp nie stab'.E2:'bezp nie stab'.E14</svg:desc>
                </draw:g>
              </table:table-cell>
              <table:table-cell office:value-type="float" office:value="0">
                <text:p>0</text:p>
                <draw:g>
                  <svg:desc>'bezp nie stab'.E2:'bezp nie stab'.E14</svg:desc>
                </draw:g>
              </table:table-cell>
              <table:table-cell office:value-type="float" office:value="0">
                <text:p>0</text:p>
                <draw:g>
                  <svg:desc>'bezp nie stab'.F2:'bezp nie stab'.F14</svg:desc>
                </draw:g>
              </table:table-cell>
              <table:table-cell office:value-type="float" office:value="0">
                <text:p>0</text:p>
                <draw:g>
                  <svg:desc>'bezp nie stab'.G2:'bezp nie stab'.G14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9973">
                <text:p>0.9973</text:p>
              </table:table-cell>
              <table:table-cell office:value-type="float" office:value="5.75229">
                <text:p>5.7522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999989">
                <text:p>0.999989</text:p>
              </table:table-cell>
              <table:table-cell office:value-type="float" office:value="-18.9876">
                <text:p>-18.987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74.1038">
                <text:p>74.1038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-235.089">
                <text:p>-235.089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691.107">
                <text:p>691.107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  <table:table-cell office:value-type="float" office:value="-1867.5">
                <text:p>-1867.5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2.1">
                <text:p>2.1</text:p>
              </table:table-cell>
              <table:table-cell office:value-type="float" office:value="1">
                <text:p>1</text:p>
              </table:table-cell>
              <table:table-cell office:value-type="float" office:value="4774.13">
                <text:p>4774.13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-11663.5">
                <text:p>-11663.5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  <table:table-cell office:value-type="float" office:value="27551.2">
                <text:p>27551.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63364.5">
                <text:p>-63364.5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3.3">
                <text:p>3.3</text:p>
              </table:table-cell>
              <table:table-cell office:value-type="float" office:value="1">
                <text:p>1</text:p>
              </table:table-cell>
              <table:table-cell office:value-type="float" office:value="142720">
                <text:p>142720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3.6">
                <text:p>3.6</text:p>
              </table:table-cell>
              <table:table-cell office:value-type="float" office:value="1">
                <text:p>1</text:p>
              </table:table-cell>
              <table:table-cell office:value-type="float" office:value="-316107">
                <text:p>-3161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094cm" svg:height="17.446cm" xlink:href=".." xlink:type="simple" chart:class="chart:scatter" chart:column-mapping="0 1 2" chart:style-name="ch1">
        <chart:title svg:x="12.45cm" svg:y="0.484cm" chart:style-name="ch2">
          <text:p>Wykres błędów rozwiązań</text:p>
        </chart:title>
        <chart:legend chart:legend-position="end" svg:x="24.384cm" svg:y="7.887cm" style:legend-expansion="high" chart:style-name="ch3"/>
        <chart:plot-area chart:style-name="ch4" table:cell-range-address="bledy.A1:bledy.D2000" chart:data-source-has-labels="both" svg:x="1.639cm" svg:y="2.307cm" svg:width="21.543cm" svg:height="13.783cm">
          <chartooo:coordinate-region svg:x="1.877cm" svg:y="2.52cm" svg:width="21.211cm" svg:height="13.359cm"/>
          <chart:axis chart:dimension="x" chart:name="primary-x" chart:style-name="ch5" chartooo:axis-type="auto">
            <chart:title svg:x="11.797cm" svg:y="16.439cm" chart:style-name="ch6">
              <text:p>log10(t)</text:p>
            </chart:title>
            <chart:categories table:cell-range-address="bledy.A2:bledy.A301"/>
          </chart:axis>
          <chart:axis chart:dimension="y" chart:name="primary-y" chart:style-name="ch5">
            <chart:title svg:x="0.451cm" svg:y="10.089cm" chart:style-name="ch7">
              <text:p>log10(błąd)</text:p>
            </chart:title>
            <chart:grid chart:style-name="ch8" chart:class="major"/>
          </chart:axis>
          <chart:series chart:style-name="ch9" chart:values-cell-range-address="bledy.B2:bledy.B2000" chart:label-cell-address="bledy.B1:bledy.B1" chart:class="chart:scatter">
            <chart:domain table:cell-range-address="bledy.A2:bledy.A2000"/>
            <chart:data-point chart:repeated="1999"/>
          </chart:series>
          <chart:series chart:style-name="ch10" chart:values-cell-range-address="bledy.C2:bledy.C2000" chart:label-cell-address="bledy.C1:bledy.C1" chart:class="chart:scatter">
            <chart:data-point chart:repeated="1999"/>
          </chart:series>
          <chart:series chart:style-name="ch11" chart:values-cell-range-address="bledy.D2:bledy.D2000" chart:label-cell-address="bledy.D1:bledy.D1" chart:class="chart:scatter">
            <chart:data-point chart:repeated="19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Metoda bezpośrednia Eulera</text:p>
                <draw:g>
                  <svg:desc>bledy.B1:bledy.B1</svg:desc>
                </draw:g>
              </table:table-cell>
              <table:table-cell office:value-type="string">
                <text:p>Metoda pośrednia Eulera</text:p>
                <draw:g>
                  <svg:desc>bledy.C1:bledy.C1</svg:desc>
                </draw:g>
              </table:table-cell>
              <table:table-cell office:value-type="string">
                <text:p>Metoda trapezów</text:p>
                <draw:g>
                  <svg:desc>bledy.D1:bledy.D1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</text:p>
                <draw:g>
                  <svg:desc>bledy.A2:bledy.A301</svg:desc>
                </draw:g>
              </table:table-cell>
              <table:table-cell office:value-type="float" office:value="-1">
                <text:p>-1</text:p>
                <draw:g>
                  <svg:desc>bledy.A2:bledy.A2000</svg:desc>
                </draw:g>
              </table:table-cell>
              <table:table-cell office:value-type="float" office:value="0.051493442">
                <text:p>0.051493442</text:p>
                <draw:g>
                  <svg:desc>bledy.B2:bledy.B2000</svg:desc>
                </draw:g>
              </table:table-cell>
              <table:table-cell office:value-type="float" office:value="-0.70190568">
                <text:p>-0.70190568</text:p>
                <draw:g>
                  <svg:desc>bledy.C2:bledy.C2000</svg:desc>
                </draw:g>
              </table:table-cell>
              <table:table-cell office:value-type="float" office:value="-0.87521814">
                <text:p>-0.87521814</text:p>
                <draw:g>
                  <svg:desc>bledy.D2:bledy.D2000</svg:desc>
                </draw:g>
              </table:table-cell>
            </table:table-row>
            <table:table-row>
              <table:table-cell office:value-type="float" office:value="-1.30103">
                <text:p>-</text:p>
              </table:table-cell>
              <table:table-cell office:value-type="float" office:value="-1.30103">
                <text:p>-1.30103</text:p>
              </table:table-cell>
              <table:table-cell office:value-type="float" office:value="-0.43558767">
                <text:p>-0.43558767</text:p>
              </table:table-cell>
              <table:table-cell office:value-type="float" office:value="-0.87850782">
                <text:p>-0.87850782</text:p>
              </table:table-cell>
              <table:table-cell office:value-type="float" office:value="-1.471959">
                <text:p>-1.471959</text:p>
              </table:table-cell>
            </table:table-row>
            <table:table-row>
              <table:table-cell office:value-type="float" office:value="-1.60206">
                <text:p>-</text:p>
              </table:table-cell>
              <table:table-cell office:value-type="float" office:value="-1.60206">
                <text:p>-1.60206</text:p>
              </table:table-cell>
              <table:table-cell office:value-type="float" office:value="-0.92943527">
                <text:p>-0.92943527</text:p>
              </table:table-cell>
              <table:table-cell office:value-type="float" office:value="-1.1155275">
                <text:p>-1.1155275</text:p>
              </table:table-cell>
              <table:table-cell office:value-type="float" office:value="-2.1218271">
                <text:p>-2.1218271</text:p>
              </table:table-cell>
            </table:table-row>
            <table:table-row>
              <table:table-cell office:value-type="float" office:value="-1.90309">
                <text:p>-</text:p>
              </table:table-cell>
              <table:table-cell office:value-type="float" office:value="-1.90309">
                <text:p>-1.90309</text:p>
              </table:table-cell>
              <table:table-cell office:value-type="float" office:value="-1.2892103">
                <text:p>-1.2892103</text:p>
              </table:table-cell>
              <table:table-cell office:value-type="float" office:value="-1.379248">
                <text:p>-1.379248</text:p>
              </table:table-cell>
              <table:table-cell office:value-type="float" office:value="-2.7474544">
                <text:p>-2.7474544</text:p>
              </table:table-cell>
            </table:table-row>
            <table:table-row>
              <table:table-cell office:value-type="float" office:value="-2.20412">
                <text:p>-</text:p>
              </table:table-cell>
              <table:table-cell office:value-type="float" office:value="-2.20412">
                <text:p>-2.20412</text:p>
              </table:table-cell>
              <table:table-cell office:value-type="float" office:value="-1.6156768">
                <text:p>-1.6156768</text:p>
              </table:table-cell>
              <table:table-cell office:value-type="float" office:value="-1.659871">
                <text:p>-1.659871</text:p>
              </table:table-cell>
              <table:table-cell office:value-type="float" office:value="-3.3775392">
                <text:p>-3.3775392</text:p>
              </table:table-cell>
            </table:table-row>
            <table:table-row>
              <table:table-cell office:value-type="float" office:value="-2.50515">
                <text:p>-</text:p>
              </table:table-cell>
              <table:table-cell office:value-type="float" office:value="-2.50515">
                <text:p>-2.50515</text:p>
              </table:table-cell>
              <table:table-cell office:value-type="float" office:value="-1.9286618">
                <text:p>-1.9286618</text:p>
              </table:table-cell>
              <table:table-cell office:value-type="float" office:value="-1.9501824">
                <text:p>-1.9501824</text:p>
              </table:table-cell>
              <table:table-cell office:value-type="float" office:value="-4.031833">
                <text:p>-4.031833</text:p>
              </table:table-cell>
            </table:table-row>
            <table:table-row>
              <table:table-cell office:value-type="float" office:value="-2.80618">
                <text:p>-</text:p>
              </table:table-cell>
              <table:table-cell office:value-type="float" office:value="-2.80618">
                <text:p>-2.80618</text:p>
              </table:table-cell>
              <table:table-cell office:value-type="float" office:value="-2.2354984">
                <text:p>-2.2354984</text:p>
              </table:table-cell>
              <table:table-cell office:value-type="float" office:value="-2.2457124">
                <text:p>-2.2457124</text:p>
              </table:table-cell>
              <table:table-cell office:value-type="float" office:value="-4.7286891">
                <text:p>-4.7286891</text:p>
              </table:table-cell>
            </table:table-row>
            <table:table-row>
              <table:table-cell office:value-type="float" office:value="-3.10721">
                <text:p>-</text:p>
              </table:table-cell>
              <table:table-cell office:value-type="float" office:value="-3.10721">
                <text:p>-3.10721</text:p>
              </table:table-cell>
              <table:table-cell office:value-type="float" office:value="-2.5393911">
                <text:p>-2.5393911</text:p>
              </table:table-cell>
              <table:table-cell office:value-type="float" office:value="-2.5439556">
                <text:p>-2.5439556</text:p>
              </table:table-cell>
              <table:table-cell office:value-type="float" office:value="-5.2350948">
                <text:p>-5.2350948</text:p>
              </table:table-cell>
            </table:table-row>
            <table:table-row>
              <table:table-cell office:value-type="float" office:value="-3.40824">
                <text:p>-</text:p>
              </table:table-cell>
              <table:table-cell office:value-type="float" office:value="-3.40824">
                <text:p>-3.40824</text:p>
              </table:table-cell>
              <table:table-cell office:value-type="float" office:value="-2.8418425">
                <text:p>-2.8418425</text:p>
              </table:table-cell>
              <table:table-cell office:value-type="float" office:value="-2.8435827">
                <text:p>-2.8435827</text:p>
              </table:table-cell>
              <table:table-cell office:value-type="float" office:value="-5.4004307">
                <text:p>-5.4004307</text:p>
              </table:table-cell>
            </table:table-row>
            <table:table-row>
              <table:table-cell office:value-type="float" office:value="-3.70927">
                <text:p>-</text:p>
              </table:table-cell>
              <table:table-cell office:value-type="float" office:value="-3.70927">
                <text:p>-3.70927</text:p>
              </table:table-cell>
              <table:table-cell office:value-type="float" office:value="-3.1435796">
                <text:p>-3.1435796</text:p>
              </table:table-cell>
              <table:table-cell office:value-type="float" office:value="-3.1439089">
                <text:p>-3.1439089</text:p>
              </table:table-cell>
              <table:table-cell office:value-type="float" office:value="-5.6391859">
                <text:p>-5.6391859</text:p>
              </table:table-cell>
            </table:table-row>
            <table:table-row>
              <table:table-cell office:value-type="float" office:value="-4.0103">
                <text:p>-</text:p>
              </table:table-cell>
              <table:table-cell office:value-type="float" office:value="-4.0103">
                <text:p>-4.0103</text:p>
              </table:table-cell>
              <table:table-cell office:value-type="float" office:value="-3.4449633">
                <text:p>-3.4449633</text:p>
              </table:table-cell>
              <table:table-cell office:value-type="float" office:value="-3.4445861">
                <text:p>-3.4445861</text:p>
              </table:table-cell>
              <table:table-cell office:value-type="float" office:value="-5.91051">
                <text:p>-5.91051</text:p>
              </table:table-cell>
            </table:table-row>
            <table:table-row>
              <table:table-cell office:value-type="float" office:value="-4.31133">
                <text:p>-</text:p>
              </table:table-cell>
              <table:table-cell office:value-type="float" office:value="-4.31133">
                <text:p>-4.31133</text:p>
              </table:table-cell>
              <table:table-cell office:value-type="float" office:value="-3.7461701">
                <text:p>-3.7461701</text:p>
              </table:table-cell>
              <table:table-cell office:value-type="float" office:value="-3.7454398">
                <text:p>-3.7454398</text:p>
              </table:table-cell>
              <table:table-cell office:value-type="float" office:value="-6.1970459">
                <text:p>-6.1970459</text:p>
              </table:table-cell>
            </table:table-row>
            <table:table-row>
              <table:table-cell office:value-type="float" office:value="-4.6123599">
                <text:p>-</text:p>
              </table:table-cell>
              <table:table-cell office:value-type="float" office:value="-4.6123599">
                <text:p>-4.6123599</text:p>
              </table:table-cell>
              <table:table-cell office:value-type="float" office:value="-4.0472885">
                <text:p>-4.0472885</text:p>
              </table:table-cell>
              <table:table-cell office:value-type="float" office:value="-4.0463816">
                <text:p>-4.0463816</text:p>
              </table:table-cell>
              <table:table-cell office:value-type="float" office:value="-6.4909184">
                <text:p>-6.4909184</text:p>
              </table:table-cell>
            </table:table-row>
            <table:table-row>
              <table:table-cell office:value-type="float" office:value="-4.9133899">
                <text:p>-</text:p>
              </table:table-cell>
              <table:table-cell office:value-type="float" office:value="-4.9133899">
                <text:p>-4.9133899</text:p>
              </table:table-cell>
              <table:table-cell office:value-type="float" office:value="-4.3483627">
                <text:p>-4.3483627</text:p>
              </table:table-cell>
              <table:table-cell office:value-type="float" office:value="-4.3473675">
                <text:p>-4.3473675</text:p>
              </table:table-cell>
              <table:table-cell office:value-type="float" office:value="-6.788392">
                <text:p>-6.788392</text:p>
              </table:table-cell>
            </table:table-row>
            <table:table-row>
              <table:table-cell office:value-type="float" office:value="-5.2144199">
                <text:p>-10</text:p>
              </table:table-cell>
              <table:table-cell office:value-type="float" office:value="-5.2144199">
                <text:p>-5.2144199</text:p>
              </table:table-cell>
              <table:table-cell office:value-type="float" office:value="-4.6494147">
                <text:p>-4.6494147</text:p>
              </table:table-cell>
              <table:table-cell office:value-type="float" office:value="-4.6483754">
                <text:p>-4.6483754</text:p>
              </table:table-cell>
              <table:table-cell office:value-type="float" office:value="-7.1776312">
                <text:p>-7.1776312</text:p>
              </table:table-cell>
            </table:table-row>
            <table:table-row>
              <table:table-cell office:value-type="float" office:value="-5.5154499">
                <text:p>-10</text:p>
              </table:table-cell>
              <table:table-cell office:value-type="float" office:value="-5.5154499">
                <text:p>-5.5154499</text:p>
              </table:table-cell>
              <table:table-cell office:value-type="float" office:value="-4.9953703">
                <text:p>-4.9953703</text:p>
              </table:table-cell>
              <table:table-cell office:value-type="float" office:value="-4.9947354">
                <text:p>-4.9947354</text:p>
              </table:table-cell>
              <table:table-cell office:value-type="float" office:value="-7.814767">
                <text:p>-7.814767</text:p>
              </table:table-cell>
            </table:table-row>
            <table:table-row>
              <table:table-cell office:value-type="float" office:value="-5.8164799">
                <text:p>-10</text:p>
              </table:table-cell>
              <table:table-cell office:value-type="float" office:value="-5.8164799">
                <text:p>-5.8164799</text:p>
              </table:table-cell>
              <table:table-cell office:value-type="float" office:value="-5.4646826">
                <text:p>-5.4646826</text:p>
              </table:table-cell>
              <table:table-cell office:value-type="float" office:value="-5.464367">
                <text:p>-5.464367</text:p>
              </table:table-cell>
              <table:table-cell office:value-type="float" office:value="-8.5850713">
                <text:p>-8.5850713</text:p>
              </table:table-cell>
            </table:table-row>
            <table:table-row>
              <table:table-cell office:value-type="float" office:value="-6.1175099">
                <text:p>-10</text:p>
              </table:table-cell>
              <table:table-cell office:value-type="float" office:value="-6.1175099">
                <text:p>-6.1175099</text:p>
              </table:table-cell>
              <table:table-cell office:value-type="float" office:value="-6.0003812">
                <text:p>-6.0003812</text:p>
              </table:table-cell>
              <table:table-cell office:value-type="float" office:value="-6.0002239">
                <text:p>-6.0002239</text:p>
              </table:table-cell>
              <table:table-cell office:value-type="float" office:value="-9.4218145">
                <text:p>-9.4218145</text:p>
              </table:table-cell>
            </table:table-row>
            <table:table-row>
              <table:table-cell office:value-type="float" office:value="-6.4185399">
                <text:p>-10</text:p>
              </table:table-cell>
              <table:table-cell office:value-type="float" office:value="-6.4185399">
                <text:p>-6.4185399</text:p>
              </table:table-cell>
              <table:table-cell office:value-type="float" office:value="-6.5692653">
                <text:p>-6.5692653</text:p>
              </table:table-cell>
              <table:table-cell office:value-type="float" office:value="-6.5691867">
                <text:p>-6.5691867</text:p>
              </table:table-cell>
              <table:table-cell office:value-type="float" office:value="-10.291687">
                <text:p>-10.291687</text:p>
              </table:table-cell>
            </table:table-row>
            <table:table-row>
              <table:table-cell office:value-type="float" office:value="-6.7195699">
                <text:p>-10</text:p>
              </table:table-cell>
              <table:table-cell office:value-type="float" office:value="-6.7195699">
                <text:p>-6.7195699</text:p>
              </table:table-cell>
              <table:table-cell office:value-type="float" office:value="-7.1547388">
                <text:p>-7.1547388</text:p>
              </table:table-cell>
              <table:table-cell office:value-type="float" office:value="-7.1546995">
                <text:p>-7.1546995</text:p>
              </table:table-cell>
              <table:table-cell office:value-type="float" office:value="-11.177924">
                <text:p>-11.177924</text:p>
              </table:table-cell>
            </table:table-row>
            <table:table-row>
              <table:table-cell office:value-type="float" office:value="-7.0205999">
                <text:p>-10</text:p>
              </table:table-cell>
              <table:table-cell office:value-type="float" office:value="-7.0205999">
                <text:p>-7.0205999</text:p>
              </table:table-cell>
              <table:table-cell office:value-type="float" office:value="-7.748506">
                <text:p>-7.748506</text:p>
              </table:table-cell>
              <table:table-cell office:value-type="float" office:value="-7.7484862">
                <text:p>-7.7484862</text:p>
              </table:table-cell>
              <table:table-cell office:value-type="float" office:value="-12.071688">
                <text:p>-12.071688</text:p>
              </table:table-cell>
            </table:table-row>
            <table:table-row>
              <table:table-cell office:value-type="float" office:value="-7.3216299">
                <text:p>-10</text:p>
              </table:table-cell>
              <table:table-cell office:value-type="float" office:value="-7.3216299">
                <text:p>-7.3216299</text:p>
              </table:table-cell>
              <table:table-cell office:value-type="float" office:value="-8.3464197">
                <text:p>-8.3464197</text:p>
              </table:table-cell>
              <table:table-cell office:value-type="float" office:value="-8.3464096">
                <text:p>-8.3464096</text:p>
              </table:table-cell>
              <table:table-cell office:value-type="float" office:value="-12.965912">
                <text:p>-12.965912</text:p>
              </table:table-cell>
            </table:table-row>
            <table:table-row>
              <table:table-cell office:value-type="float" office:value="-7.6226599">
                <text:p>-10</text:p>
              </table:table-cell>
              <table:table-cell office:value-type="float" office:value="-7.6226599">
                <text:p>-7.6226599</text:p>
              </table:table-cell>
              <table:table-cell office:value-type="float" office:value="-8.9464067">
                <text:p>-8.9464067</text:p>
              </table:table-cell>
              <table:table-cell office:value-type="float" office:value="-8.9464012">
                <text:p>-8.9464012</text:p>
              </table:table-cell>
              <table:table-cell office:value-type="float" office:value="-13.847115">
                <text:p>-13.847115</text:p>
              </table:table-cell>
            </table:table-row>
            <table:table-row>
              <table:table-cell office:value-type="float" office:value="-7.9236899">
                <text:p>-10</text:p>
              </table:table-cell>
              <table:table-cell office:value-type="float" office:value="-7.9236899">
                <text:p>-7.9236899</text:p>
              </table:table-cell>
              <table:table-cell office:value-type="float" office:value="-9.5474303">
                <text:p>-9.5474303</text:p>
              </table:table-cell>
              <table:table-cell office:value-type="float" office:value="-9.5474267">
                <text:p>-9.5474267</text:p>
              </table:table-cell>
              <table:table-cell office:value-type="float" office:value="-14.672191">
                <text:p>-14.672191</text:p>
              </table:table-cell>
            </table:table-row>
            <table:table-row>
              <table:table-cell office:value-type="float" office:value="-8.2247199">
                <text:p>-10</text:p>
              </table:table-cell>
              <table:table-cell office:value-type="float" office:value="-8.2247199">
                <text:p>-8.2247199</text:p>
              </table:table-cell>
              <table:table-cell office:value-type="float" office:value="-10.148973">
                <text:p>-10.148973</text:p>
              </table:table-cell>
              <table:table-cell office:value-type="float" office:value="-10.148969">
                <text:p>-10.148969</text:p>
              </table:table-cell>
              <table:table-cell office:value-type="float" office:value="-15.110341">
                <text:p>-15.110341</text:p>
              </table:table-cell>
            </table:table-row>
            <table:table-row>
              <table:table-cell office:value-type="float" office:value="-8.5257499">
                <text:p>-10</text:p>
              </table:table-cell>
              <table:table-cell office:value-type="float" office:value="-8.5257499">
                <text:p>-8.5257499</text:p>
              </table:table-cell>
              <table:table-cell office:value-type="float" office:value="-10.750776">
                <text:p>-10.750776</text:p>
              </table:table-cell>
              <table:table-cell office:value-type="float" office:value="-10.750767">
                <text:p>-10.750767</text:p>
              </table:table-cell>
              <table:table-cell office:value-type="float" office:value="-15.716181">
                <text:p>-15.716181</text:p>
              </table:table-cell>
            </table:table-row>
            <table:table-row>
              <table:table-cell office:value-type="float" office:value="-8.8267799">
                <text:p>-10</text:p>
              </table:table-cell>
              <table:table-cell office:value-type="float" office:value="-8.8267799">
                <text:p>-8.8267799</text:p>
              </table:table-cell>
              <table:table-cell office:value-type="float" office:value="-11.352711">
                <text:p>-11.352711</text:p>
              </table:table-cell>
              <table:table-cell office:value-type="float" office:value="-11.352694">
                <text:p>-11.352694</text:p>
              </table:table-cell>
              <table:table-cell office:value-type="float" office:value="-15.969035">
                <text:p>-15.969035</text:p>
              </table:table-cell>
            </table:table-row>
            <table:table-row>
              <table:table-cell office:value-type="float" office:value="-9.1278099">
                <text:p>-10</text:p>
              </table:table-cell>
              <table:table-cell office:value-type="float" office:value="-9.1278099">
                <text:p>-9.1278099</text:p>
              </table:table-cell>
              <table:table-cell office:value-type="float" office:value="-11.9547">
                <text:p>-11.9547</text:p>
              </table:table-cell>
              <table:table-cell office:value-type="float" office:value="-11.954696">
                <text:p>-11.954696</text:p>
              </table:table-cell>
              <table:table-cell office:value-type="float" office:value="-16.107105">
                <text:p>-16.107105</text:p>
              </table:table-cell>
            </table:table-row>
            <table:table-row>
              <table:table-cell office:value-type="float" office:value="-9.4288399">
                <text:p>-10</text:p>
              </table:table-cell>
              <table:table-cell office:value-type="float" office:value="-9.4288399">
                <text:p>-9.4288399</text:p>
              </table:table-cell>
              <table:table-cell office:value-type="float" office:value="-12.556746">
                <text:p>-12.556746</text:p>
              </table:table-cell>
              <table:table-cell office:value-type="float" office:value="-12.556702">
                <text:p>-12.556702</text:p>
              </table:table-cell>
              <table:table-cell office:value-type="float" office:value="-16.16927">
                <text:p>-16.16927</text:p>
              </table:table-cell>
            </table:table-row>
            <table:table-row>
              <table:table-cell office:value-type="float" office:value="-9.7298699">
                <text:p>-10</text:p>
              </table:table-cell>
              <table:table-cell office:value-type="float" office:value="-9.7298699">
                <text:p>-9.7298699</text:p>
              </table:table-cell>
              <table:table-cell office:value-type="float" office:value="-13.15854">
                <text:p>-13.15854</text:p>
              </table:table-cell>
              <table:table-cell office:value-type="float" office:value="-13.158693">
                <text:p>-13.158693</text:p>
              </table:table-cell>
              <table:table-cell office:value-type="float" office:value="-16.245403">
                <text:p>-16.245403</text:p>
              </table:table-cell>
            </table:table-row>
            <table:table-row>
              <table:table-cell office:value-type="float" office:value="-10.0309">
                <text:p>-10</text:p>
              </table:table-cell>
              <table:table-cell office:value-type="float" office:value="-10.0309">
                <text:p>-10.0309</text:p>
              </table:table-cell>
              <table:table-cell office:value-type="float" office:value="-13.759798">
                <text:p>-13.759798</text:p>
              </table:table-cell>
              <table:table-cell office:value-type="float" office:value="-13.759845">
                <text:p>-13.759845</text:p>
              </table:table-cell>
              <table:table-cell office:value-type="float" office:value="-16.243337">
                <text:p>-16.243337</text:p>
              </table:table-cell>
            </table:table-row>
            <table:table-row>
              <table:table-cell office:value-type="float" office:value="-10.33193">
                <text:p>-10</text:p>
              </table:table-cell>
              <table:table-cell office:value-type="float" office:value="-10.33193">
                <text:p>-10.33193</text:p>
              </table:table-cell>
              <table:table-cell office:value-type="float" office:value="-14.358021">
                <text:p>-14.358021</text:p>
              </table:table-cell>
              <table:table-cell office:value-type="float" office:value="-14.358002">
                <text:p>-14.358002</text:p>
              </table:table-cell>
              <table:table-cell office:value-type="float" office:value="-16.244886">
                <text:p>-16.244886</text:p>
              </table:table-cell>
            </table:table-row>
            <table:table-row>
              <table:table-cell office:value-type="float" office:value="-10.63296">
                <text:p>-10</text:p>
              </table:table-cell>
              <table:table-cell office:value-type="float" office:value="-10.63296">
                <text:p>-10.63296</text:p>
              </table:table-cell>
              <table:table-cell office:value-type="float" office:value="-14.943927">
                <text:p>-14.943927</text:p>
              </table:table-cell>
              <table:table-cell office:value-type="float" office:value="-14.944815">
                <text:p>-14.944815</text:p>
              </table:table-cell>
              <table:table-cell office:value-type="float" office:value="-16.250514">
                <text:p>-16.250514</text:p>
              </table:table-cell>
            </table:table-row>
            <table:table-row>
              <table:table-cell office:value-type="float" office:value="-10.93399">
                <text:p>-10</text:p>
              </table:table-cell>
              <table:table-cell office:value-type="float" office:value="-10.93399">
                <text:p>-10.93399</text:p>
              </table:table-cell>
              <table:table-cell office:value-type="float" office:value="-15.488736">
                <text:p>-15.488736</text:p>
              </table:table-cell>
              <table:table-cell office:value-type="float" office:value="-15.488541">
                <text:p>-15.488541</text:p>
              </table:table-cell>
              <table:table-cell office:value-type="float" office:value="-16.25224">
                <text:p>-16.25224</text:p>
              </table:table-cell>
            </table:table-row>
            <table:table-row>
              <table:table-cell office:value-type="float" office:value="-11.23502">
                <text:p>-10</text:p>
              </table:table-cell>
              <table:table-cell office:value-type="float" office:value="-11.23502">
                <text:p>-11.23502</text:p>
              </table:table-cell>
              <table:table-cell office:value-type="float" office:value="-15.91606">
                <text:p>-15.91606</text:p>
              </table:table-cell>
              <table:table-cell office:value-type="float" office:value="-15.912725">
                <text:p>-15.912725</text:p>
              </table:table-cell>
              <table:table-cell office:value-type="float" office:value="-16.252608">
                <text:p>-16.252608</text:p>
              </table:table-cell>
            </table:table-row>
            <table:table-row>
              <table:table-cell office:value-type="float" office:value="-11.53605">
                <text:p>-10</text:p>
              </table:table-cell>
              <table:table-cell office:value-type="float" office:value="-11.53605">
                <text:p>-11.53605</text:p>
              </table:table-cell>
              <table:table-cell office:value-type="float" office:value="-16.150351">
                <text:p>-16.150351</text:p>
              </table:table-cell>
              <table:table-cell office:value-type="float" office:value="-16.140215">
                <text:p>-16.140215</text:p>
              </table:table-cell>
              <table:table-cell office:value-type="float" office:value="-16.255077">
                <text:p>-16.255077</text:p>
              </table:table-cell>
            </table:table-row>
            <table:table-row>
              <table:table-cell office:value-type="float" office:value="-11.83708">
                <text:p>-10</text:p>
              </table:table-cell>
              <table:table-cell office:value-type="float" office:value="-11.83708">
                <text:p>-11.83708</text:p>
              </table:table-cell>
              <table:table-cell office:value-type="float" office:value="-16.224755">
                <text:p>-16.224755</text:p>
              </table:table-cell>
              <table:table-cell office:value-type="float" office:value="-16.223757">
                <text:p>-16.223757</text:p>
              </table:table-cell>
              <table:table-cell office:value-type="float" office:value="-16.255408">
                <text:p>-16.255408</text:p>
              </table:table-cell>
            </table:table-row>
            <table:table-row>
              <table:table-cell office:value-type="float" office:value="-12.13811">
                <text:p>-10</text:p>
              </table:table-cell>
              <table:table-cell office:value-type="float" office:value="-12.13811">
                <text:p>-12.13811</text:p>
              </table:table-cell>
              <table:table-cell office:value-type="float" office:value="-16.24882">
                <text:p>-16.24882</text:p>
              </table:table-cell>
              <table:table-cell office:value-type="float" office:value="-16.247975">
                <text:p>-16.247975</text:p>
              </table:table-cell>
              <table:table-cell office:value-type="float" office:value="-16.255705">
                <text:p>-16.255705</text:p>
              </table:table-cell>
            </table:table-row>
            <table:table-row>
              <table:table-cell office:value-type="float" office:value="-12.43914">
                <text:p>-10</text:p>
              </table:table-cell>
              <table:table-cell office:value-type="float" office:value="-12.43914">
                <text:p>-12.43914</text:p>
              </table:table-cell>
              <table:table-cell office:value-type="float" office:value="-16.254585">
                <text:p>-16.254585</text:p>
              </table:table-cell>
              <table:table-cell office:value-type="float" office:value="-16.253767">
                <text:p>-16.253767</text:p>
              </table:table-cell>
              <table:table-cell office:value-type="float" office:value="-16.255567">
                <text:p>-16.255567</text:p>
              </table:table-cell>
            </table:table-row>
            <table:table-row>
              <table:table-cell office:value-type="float" office:value="-12.74017">
                <text:p>-10</text:p>
              </table:table-cell>
              <table:table-cell office:value-type="float" office:value="-12.74017">
                <text:p>-12.74017</text:p>
              </table:table-cell>
              <table:table-cell office:value-type="float" office:value="-16.255235">
                <text:p>-16.255235</text:p>
              </table:table-cell>
              <table:table-cell office:value-type="float" office:value="-16.255094">
                <text:p>-16.255094</text:p>
              </table:table-cell>
              <table:table-cell office:value-type="float" office:value="-16.255591">
                <text:p>-16.255591</text:p>
              </table:table-cell>
            </table:table-row>
            <table:table-row>
              <table:table-cell office:value-type="float" office:value="-13.0412">
                <text:p>-10</text:p>
              </table:table-cell>
              <table:table-cell office:value-type="float" office:value="-13.0412">
                <text:p>-13.0412</text:p>
              </table:table-cell>
              <table:table-cell office:value-type="float" office:value="-16.255602">
                <text:p>-16.255602</text:p>
              </table:table-cell>
              <table:table-cell office:value-type="float" office:value="-16.255638">
                <text:p>-16.255638</text:p>
              </table:table-cell>
              <table:table-cell office:value-type="float" office:value="-16.255677">
                <text:p>-16.255677</text:p>
              </table:table-cell>
            </table:table-row>
            <table:table-row>
              <table:table-cell office:value-type="float" office:value="-13.34223">
                <text:p>-10</text:p>
              </table:table-cell>
              <table:table-cell office:value-type="float" office:value="-13.34223">
                <text:p>-13.34223</text:p>
              </table:table-cell>
              <table:table-cell office:value-type="float" office:value="-16.383568">
                <text:p>-16.383568</text:p>
              </table:table-cell>
              <table:table-cell office:value-type="float" office:value="-16.383481">
                <text:p>-16.383481</text:p>
              </table:table-cell>
              <table:table-cell office:value-type="float" office:value="-16.383542">
                <text:p>-16.383542</text:p>
              </table:table-cell>
            </table:table-row>
            <table:table-row>
              <table:table-cell office:value-type="float" office:value="-13.64326">
                <text:p>-10</text:p>
              </table:table-cell>
              <table:table-cell office:value-type="float" office:value="-13.64326">
                <text:p>-13.64326</text:p>
              </table:table-cell>
              <table:table-cell office:value-type="float" office:value="-16.985646">
                <text:p>-16.985646</text:p>
              </table:table-cell>
              <table:table-cell office:value-type="float" office:value="-16.985559">
                <text:p>-16.985559</text:p>
              </table:table-cell>
              <table:table-cell office:value-type="float" office:value="-16.985611">
                <text:p>-16.985611</text:p>
              </table:table-cell>
            </table:table-row>
            <table:table-row>
              <table:table-cell office:value-type="float" office:value="-13.94429">
                <text:p>-10</text:p>
              </table:table-cell>
              <table:table-cell office:value-type="float" office:value="-13.94429">
                <text:p>-13.94429</text:p>
              </table:table-cell>
              <table:table-cell office:value-type="float" office:value="-17.587714">
                <text:p>-17.587714</text:p>
              </table:table-cell>
              <table:table-cell office:value-type="float" office:value="-17.587628">
                <text:p>-17.587628</text:p>
              </table:table-cell>
              <table:table-cell office:value-type="float" office:value="-17.587675">
                <text:p>-17.587675</text:p>
              </table:table-cell>
            </table:table-row>
            <table:table-row>
              <table:table-cell office:value-type="float" office:value="-14.24532">
                <text:p>-10</text:p>
              </table:table-cell>
              <table:table-cell office:value-type="float" office:value="-14.24532">
                <text:p>-14.24532</text:p>
              </table:table-cell>
              <table:table-cell office:value-type="float" office:value="-18.189779">
                <text:p>-18.189779</text:p>
              </table:table-cell>
              <table:table-cell office:value-type="float" office:value="-18.189692">
                <text:p>-18.189692</text:p>
              </table:table-cell>
              <table:table-cell office:value-type="float" office:value="-18.189739">
                <text:p>-18.189739</text:p>
              </table:table-cell>
            </table:table-row>
            <table:table-row>
              <table:table-cell office:value-type="float" office:value="-14.54635">
                <text:p>-10</text:p>
              </table:table-cell>
              <table:table-cell office:value-type="float" office:value="-14.54635">
                <text:p>-14.54635</text:p>
              </table:table-cell>
              <table:table-cell office:value-type="float" office:value="-18.791842">
                <text:p>-18.791842</text:p>
              </table:table-cell>
              <table:table-cell office:value-type="float" office:value="-18.791755">
                <text:p>-18.791755</text:p>
              </table:table-cell>
              <table:table-cell office:value-type="float" office:value="-18.7918">
                <text:p>-18.7918</text:p>
              </table:table-cell>
            </table:table-row>
            <table:table-row>
              <table:table-cell office:value-type="float" office:value="-14.84738">
                <text:p>-10</text:p>
              </table:table-cell>
              <table:table-cell office:value-type="float" office:value="-14.84738">
                <text:p>-14.84738</text:p>
              </table:table-cell>
              <table:table-cell office:value-type="float" office:value="-19.393903">
                <text:p>-19.393903</text:p>
              </table:table-cell>
              <table:table-cell office:value-type="float" office:value="-19.393816">
                <text:p>-19.393816</text:p>
              </table:table-cell>
              <table:table-cell office:value-type="float" office:value="-19.39386">
                <text:p>-19.39386</text:p>
              </table:table-cell>
            </table:table-row>
            <table:table-row>
              <table:table-cell office:value-type="float" office:value="-15.14841">
                <text:p>-20</text:p>
              </table:table-cell>
              <table:table-cell office:value-type="float" office:value="-15.14841">
                <text:p>-15.14841</text:p>
              </table:table-cell>
              <table:table-cell office:value-type="float" office:value="-19.995962">
                <text:p>-19.995962</text:p>
              </table:table-cell>
              <table:table-cell office:value-type="float" office:value="-19.995877">
                <text:p>-19.995877</text:p>
              </table:table-cell>
              <table:table-cell office:value-type="float" office:value="-19.995919">
                <text:p>-19.995919</text:p>
              </table:table-cell>
            </table:table-row>
            <table:table-row>
              <table:table-cell office:value-type="float" office:value="-15.44944">
                <text:p>-20</text:p>
              </table:table-cell>
              <table:table-cell office:value-type="float" office:value="-15.44944">
                <text:p>-15.44944</text:p>
              </table:table-cell>
              <table:table-cell office:value-type="float" office:value="-20.59802">
                <text:p>-20.59802</text:p>
              </table:table-cell>
              <table:table-cell office:value-type="float" office:value="-20.597937">
                <text:p>-20.597937</text:p>
              </table:table-cell>
              <table:table-cell office:value-type="float" office:value="-20.598229">
                <text:p>-20.598229</text:p>
              </table:table-cell>
            </table:table-row>
            <table:table-row>
              <table:table-cell office:value-type="float" office:value="-15.75047">
                <text:p>-20</text:p>
              </table:table-cell>
              <table:table-cell office:value-type="float" office:value="-15.75047">
                <text:p>-15.75047</text:p>
              </table:table-cell>
              <table:table-cell office:value-type="float" office:value="-21.200329">
                <text:p>-21.200329</text:p>
              </table:table-cell>
              <table:table-cell office:value-type="float" office:value="-21.200249">
                <text:p>-21.200249</text:p>
              </table:table-cell>
              <table:table-cell office:value-type="float" office:value="-21.200284">
                <text:p>-21.200284</text:p>
              </table:table-cell>
            </table:table-row>
            <table:table-row>
              <table:table-cell office:value-type="float" office:value="-16.0515">
                <text:p>-20</text:p>
              </table:table-cell>
              <table:table-cell office:value-type="float" office:value="-16.0515">
                <text:p>-16.0515</text:p>
              </table:table-cell>
              <table:table-cell office:value-type="float" office:value="-21.80238">
                <text:p>-21.80238</text:p>
              </table:table-cell>
              <table:table-cell office:value-type="float" office:value="-21.802309">
                <text:p>-21.802309</text:p>
              </table:table-cell>
              <table:table-cell office:value-type="float" office:value="-21.802336">
                <text:p>-21.802336</text:p>
              </table:table-cell>
            </table:table-row>
            <table:table-row>
              <table:table-cell office:value-type="float" office:value="-16.35253">
                <text:p>-20</text:p>
              </table:table-cell>
              <table:table-cell office:value-type="float" office:value="-16.35253">
                <text:p>-16.35253</text:p>
              </table:table-cell>
              <table:table-cell office:value-type="float" office:value="-22.404422">
                <text:p>-22.404422</text:p>
              </table:table-cell>
              <table:table-cell office:value-type="float" office:value="-22.404369">
                <text:p>-22.404369</text:p>
              </table:table-cell>
              <table:table-cell office:value-type="float" office:value="-22.418555">
                <text:p>-22.418555</text:p>
              </table:table-cell>
            </table:table-row>
            <table:table-row>
              <table:table-cell office:value-type="float" office:value="-16.65356">
                <text:p>-20</text:p>
              </table:table-cell>
              <table:table-cell office:value-type="float" office:value="-16.65356">
                <text:p>-16.65356</text:p>
              </table:table-cell>
              <table:table-cell office:value-type="float" office:value="-23.020634">
                <text:p>-23.020634</text:p>
              </table:table-cell>
              <table:table-cell office:value-type="float" office:value="-23.020597">
                <text:p>-23.020597</text:p>
              </table:table-cell>
              <table:table-cell office:value-type="float" office:value="-23.020597">
                <text:p>-23.020597</text:p>
              </table:table-cell>
            </table:table-row>
            <table:table-row>
              <table:table-cell office:value-type="float" office:value="-16.95459">
                <text:p>-20</text:p>
              </table:table-cell>
              <table:table-cell office:value-type="float" office:value="-16.95459">
                <text:p>-16.95459</text:p>
              </table:table-cell>
              <table:table-cell office:value-type="float" office:value="-23.622657">
                <text:p>-23.622657</text:p>
              </table:table-cell>
              <table:table-cell office:value-type="float" office:value="-23.622657">
                <text:p>-23.622657</text:p>
              </table:table-cell>
              <table:table-cell office:value-type="float" office:value="-23.737057">
                <text:p>-23.737057</text:p>
              </table:table-cell>
            </table:table-row>
            <table:table-row>
              <table:table-cell office:value-type="float" office:value="-17.25562">
                <text:p>-20</text:p>
              </table:table-cell>
              <table:table-cell office:value-type="float" office:value="-17.25562">
                <text:p>-17.25562</text:p>
              </table:table-cell>
              <table:table-cell office:value-type="float" office:value="-24.038087">
                <text:p>-24.038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7.55665">
                <text:p>-20</text:p>
              </table:table-cell>
              <table:table-cell office:value-type="float" office:value="-17.55665">
                <text:p>-17.55665</text:p>
              </table:table-cell>
              <table:table-cell office:value-type="float" office:value="-16.25562">
                <text:p>-16.25562</text:p>
              </table:table-cell>
              <table:table-cell office:value-type="float" office:value="-16.25562">
                <text:p>-16.25562</text:p>
              </table:table-cell>
              <table:table-cell office:value-type="float" office:value="-16.25562">
                <text:p>-16.25562</text:p>
              </table:table-cell>
            </table:table-row>
            <table:table-row>
              <table:table-cell office:value-type="float" office:value="-17.85768">
                <text:p>-20</text:p>
              </table:table-cell>
              <table:table-cell office:value-type="float" office:value="-17.85768">
                <text:p>-17.85768</text:p>
              </table:table-cell>
              <table:table-cell office:value-type="float" office:value="-16.25562">
                <text:p>-16.25562</text:p>
              </table:table-cell>
              <table:table-cell office:value-type="float" office:value="-16.25562">
                <text:p>-16.25562</text:p>
              </table:table-cell>
              <table:table-cell office:value-type="float" office:value="-16.25562">
                <text:p>-16.25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